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3">h</text:span><text:span text:style-name="_32_680">e</text:span><text:span text:style-name="_35_"> </text:span><text:span text:style-name="_31_561">D</text:span><text:span text:style-name="_32_391">e</text:span><text:span text:style-name="_33_40">c</text:span><text:span text:style-name="_31_525">l</text:span><text:span text:style-name="_32_260">a</text:span><text:span text:style-name="_36_37">r</text:span><text:span text:style-name="_31_611">a</text:span><text:span text:style-name="_32_077">t</text:span><text:span text:style-name="_34_93">i</text:span><text:span text:style-name="_31_311">o</text:span><text:span text:style-name="_32_080">n</text:span><text:span text:style-name="_39_"> </text:span><text:span text:style-name="_31_609">o</text:span><text:span text:style-name="_32_257">f</text:span><text:span text:style-name="_35_"> </text:span><text:span text:style-name="_31_129">I</text:span><text:span text:style-name="_32_619">n</text:span><text:span text:style-name="_37_84">d</text:span><text:span text:style-name="_31_395">e</text:span><text:span text:style-name="_32_572">p</text:span><text:span text:style-name="_36_04">e</text:span><text:span text:style-name="_31_743">n</text:span><text:span text:style-name="_32_679">d</text:span><text:span text:style-name="_37_72">e</text:span><text:span text:style-name="_31_420">n</text:span><text:span text:style-name="_32_330">c</text:span><text:span text:style-name="_32_41">e</text:span></text:p>
      <text:p text:style-name="P1"><text:span text:style-name="_32_317">I</text:span><text:span text:style-name="_37_69">N</text:span><text:span text:style-name="_39_05"> </text:span><text:span text:style-name="_32_437">C</text:span><text:span text:style-name="_33_37">O</text:span><text:span text:style-name="_31_777">N</text:span><text:span text:style-name="_32_065">G</text:span><text:span text:style-name="_37_09">R</text:span><text:span text:style-name="_31_309">E</text:span><text:span text:style-name="_32_281">S</text:span><text:span text:style-name="_34_93">S</text:span><text:span text:style-name="_31_393">,</text:span><text:span text:style-name="_31_809"> </text:span><text:span text:style-name="_34_81">J</text:span><text:span text:style-name="_31_539">u</text:span><text:span text:style-name="_32_317">l</text:span><text:span text:style-name="_36_04">y</text:span><text:span text:style-name="_39_09"> </text:span><text:span text:style-name="_32_209">4</text:span><text:span text:style-name="_35_89">,</text:span><text:span text:style-name="_39_09"> </text:span><text:span text:style-name="_32_317">1</text:span><text:span text:style-name="_32_65">7</text:span><text:span text:style-name="_31_777">7</text:span><text:span text:style-name="_32_149">6</text:span><text:span text:style-name="_36_73">.</text:span></text:p>
      <text:p text:style-name="P1"><text:span text:style-name="_32_689">T</text:span><text:span text:style-name="_37_12">h</text:span><text:span text:style-name="_31_179">e</text:span><text:span text:style-name="_31_809"> </text:span><text:span text:style-name="_32_32">u</text:span><text:span text:style-name="_31_215">n</text:span><text:span text:style-name="_32_296">a</text:span><text:span text:style-name="_36_99">n</text:span><text:span text:style-name="_31_213">i</text:span><text:span text:style-name="_32_101">m</text:span><text:span text:style-name="_38_92">o</text:span><text:span text:style-name="_31_575">u</text:span><text:span text:style-name="_32_149">s</text:span><text:span text:style-name="_39_"> </text:span><text:span text:style-name="_31_417">D</text:span><text:span text:style-name="_32_656">e</text:span><text:span text:style-name="_34_10">c</text:span><text:span text:style-name="_31_141">l</text:span><text:span text:style-name="_32_284">a</text:span><text:span text:style-name="_33_49">r</text:span><text:span text:style-name="_31_599">a</text:span><text:span text:style-name="_32_497">t</text:span><text:span text:style-name="_36_37">i</text:span><text:span text:style-name="_31_420">o</text:span><text:span text:style-name="_32_619">n</text:span><text:span text:style-name="_39_"> </text:span><text:span text:style-name="_31_669">o</text:span><text:span text:style-name="_32_149">f</text:span><text:span text:style-name="_39_"> </text:span><text:span text:style-name="_31_777">t</text:span><text:span text:style-name="_32_475">h</text:span><text:span text:style-name="_35_20">e</text:span><text:span text:style-name="_39_09"> </text:span><text:span text:style-name="_32_113">t</text:span><text:span text:style-name="_35_32">h</text:span><text:span text:style-name="_31_525">i</text:span><text:span text:style-name="_32_245">r</text:span><text:span text:style-name="_34_57">t</text:span><text:span text:style-name="_31_611">e</text:span><text:span text:style-name="_32_044">e</text:span><text:span text:style-name="_32_43">n</text:span><text:span text:style-name="_39_09"> </text:span><text:span text:style-name="_32_680">u</text:span><text:span text:style-name="_37_71">n</text:span><text:span text:style-name="_31_381">i</text:span><text:span text:style-name="_32_677">t</text:span><text:span text:style-name="_38_91">e</text:span><text:span text:style-name="_31_720">d</text:span><text:span text:style-name="_31_809"> </text:span><text:span text:style-name="_38_41">S</text:span><text:span text:style-name="_31_381">t</text:span><text:span text:style-name="_32_103">a</text:span><text:span text:style-name="_34_45">t</text:span><text:span text:style-name="_31_132">e</text:span><text:span text:style-name="_32_077">s</text:span><text:span text:style-name="_39_"> </text:span><text:span text:style-name="_31_201">o</text:span><text:span text:style-name="_32_509">f</text:span><text:span text:style-name="_39_"> </text:span><text:span text:style-name="_31_213">A</text:span><text:span text:style-name="_32_041">m</text:span><text:span text:style-name="_37_72">e</text:span><text:span text:style-name="_31_165">r</text:span><text:span text:style-name="_32_605">i</text:span><text:span text:style-name="_34_22">c</text:span><text:span text:style-name="_31_213">a</text:span><text:span text:style-name="_32_077">,</text:span></text:p>
      <text:p text:style-name="P1"><text:span text:style-name="_31_201">W</text:span><text:span text:style-name="_32_463">h</text:span><text:span text:style-name="_34_84">e</text:span><text:span text:style-name="_31_381">n</text:span><text:span text:style-name="_31_805"> </text:span><text:span text:style-name="_35_29">i</text:span><text:span text:style-name="_31_237">n</text:span><text:span text:style-name="_31_805"> </text:span><text:span text:style-name="_38_89">t</text:span><text:span text:style-name="_31_720">h</text:span><text:span text:style-name="_32_571">e</text:span><text:span text:style-name="_35_"> </text:span><text:span text:style-name="_31_393">C</text:span><text:span text:style-name="_32_115">o</text:span><text:span text:style-name="_33_52">u</text:span><text:span text:style-name="_31_417">r</text:span><text:span text:style-name="_32_512">s</text:span><text:span text:style-name="_37_83">e</text:span><text:span text:style-name="_39_09"> </text:span><text:span text:style-name="_32_317">o</text:span><text:span text:style-name="_35_17">f</text:span><text:span text:style-name="_39_09"> </text:span><text:span text:style-name="_32_427">h</text:span><text:span text:style-name="_32_32">u</text:span><text:span text:style-name="_31_597">m</text:span><text:span text:style-name="_32_283">a</text:span><text:span text:style-name="_33_40">n</text:span><text:span text:style-name="_39_09"> </text:span><text:span text:style-name="_32_656">e</text:span><text:span text:style-name="_35_90">v</text:span><text:span text:style-name="_31_527">e</text:span><text:span text:style-name="_32_392">n</text:span><text:span text:style-name="_34_93">t</text:span><text:span text:style-name="_31_393">s</text:span><text:span text:style-name="_32_077">,</text:span><text:span text:style-name="_39_"> </text:span><text:span text:style-name="_31_705">i</text:span><text:span text:style-name="_32_077">t</text:span><text:span text:style-name="_35_"> </text:span><text:span text:style-name="_31_780">b</text:span><text:span text:style-name="_32_391">e</text:span><text:span text:style-name="_34_60">c</text:span><text:span text:style-name="_31_359">o</text:span><text:span text:style-name="_32_041">m</text:span><text:span text:style-name="_38_80">e</text:span><text:span text:style-name="_31_238">s</text:span><text:span text:style-name="_31_805"> </text:span><text:span text:style-name="_38_43">n</text:span><text:span text:style-name="_31_540">e</text:span><text:span text:style-name="_32_584">c</text:span><text:span text:style-name="_36_39">e</text:span><text:span text:style-name="_31_504">s</text:span><text:span text:style-name="_32_462">s</text:span><text:span text:style-name="_36_63">a</text:span><text:span text:style-name="_31_177">r</text:span><text:span text:style-name="_32_080">y</text:span><text:span text:style-name="_39_"> </text:span><text:span text:style-name="_31_357">f</text:span><text:span text:style-name="_32_221">o</text:span><text:span text:style-name="_38_17">r</text:span><text:span text:style-name="_39_09"> </text:span><text:span text:style-name="_32_031">o</text:span><text:span text:style-name="_33_16">n</text:span><text:span text:style-name="_31_561">e</text:span><text:span text:style-name="_31_805"> </text:span><text:span text:style-name="_32_44">p</text:span><text:span text:style-name="_31_719">e</text:span><text:span text:style-name="_32_248">o</text:span><text:span text:style-name="_34_23">p</text:span><text:span text:style-name="_31_249">l</text:span><text:span text:style-name="_32_497">e</text:span><text:span text:style-name="_39_"> </text:span><text:span text:style-name="_31_717">t</text:span><text:span text:style-name="_32_653">o</text:span><text:span text:style-name="_39_"> </text:span><text:span text:style-name="_31_491">d</text:span><text:span text:style-name="_32_689">i</text:span><text:span text:style-name="_34_84">s</text:span><text:span text:style-name="_31_252">s</text:span><text:span text:style-name="_32_655">o</text:span><text:span text:style-name="_33_13">l</text:span><text:span text:style-name="_31_360">v</text:span><text:span text:style-name="_32_247">e</text:span><text:span text:style-name="_39_"> </text:span><text:span text:style-name="_31_429">t</text:span><text:span text:style-name="_32_427">h</text:span><text:span text:style-name="_36_64">e</text:span><text:span text:style-name="_39_05"> </text:span><text:span text:style-name="_32_643">p</text:span><text:span text:style-name="_38_80">o</text:span><text:span text:style-name="_31_381">l</text:span><text:span text:style-name="_32_509">i</text:span><text:span text:style-name="_34_21">t</text:span><text:span text:style-name="_31_537">i</text:span><text:span text:style-name="_32_644">c</text:span><text:span text:style-name="_32_79">a</text:span><text:span text:style-name="_31_705">l</text:span><text:span text:style-name="_31_809"> </text:span><text:span text:style-name="_38_20">b</text:span><text:span text:style-name="_31_179">a</text:span><text:span text:style-name="_32_572">n</text:span><text:span text:style-name="_35_31">d</text:span><text:span text:style-name="_31_381">s</text:span><text:span text:style-name="_31_809"> </text:span><text:span text:style-name="_32_65">w</text:span><text:span text:style-name="_31_672">h</text:span><text:span text:style-name="_32_401">i</text:span><text:span text:style-name="_35_90">c</text:span><text:span text:style-name="_31_669">h</text:span><text:span text:style-name="_31_809"> </text:span><text:span text:style-name="_34_24">h</text:span><text:span text:style-name="_31_395">a</text:span><text:span text:style-name="_32_080">v</text:span><text:span text:style-name="_34_11">e</text:span><text:span text:style-name="_39_05"> </text:span><text:span text:style-name="_32_606">c</text:span><text:span text:style-name="_37_72">o</text:span><text:span text:style-name="_31_143">n</text:span><text:span text:style-name="_32_284">n</text:span><text:span text:style-name="_35_92">e</text:span><text:span text:style-name="_31_322">c</text:span><text:span text:style-name="_32_293">t</text:span><text:span text:style-name="_38_56">e</text:span><text:span text:style-name="_31_719">d</text:span><text:span text:style-name="_31_805"> </text:span><text:span text:style-name="_36_01">t</text:span><text:span text:style-name="_31_744">h</text:span><text:span text:style-name="_32_511">e</text:span><text:span text:style-name="_35_17">m</text:span><text:span text:style-name="_39_09"> </text:span><text:span text:style-name="_32_617">w</text:span><text:span text:style-name="_35_29">i</text:span><text:span text:style-name="_31_669">t</text:span><text:span text:style-name="_32_041">h</text:span><text:span text:style-name="_39_"> </text:span><text:span text:style-name="_31_504">a</text:span><text:span text:style-name="_32_211">n</text:span><text:span text:style-name="_38_92">o</text:span><text:span text:style-name="_31_717">t</text:span><text:span text:style-name="_32_607">h</text:span><text:span text:style-name="_38_17">e</text:span><text:span text:style-name="_31_609">r</text:span><text:span text:style-name="_32_077">,</text:span><text:span text:style-name="_35_"> </text:span><text:span text:style-name="_31_743">a</text:span><text:span text:style-name="_32_296">n</text:span><text:span text:style-name="_32_29">d</text:span><text:span text:style-name="_39_09"> </text:span><text:span text:style-name="_32_113">t</text:span><text:span text:style-name="_36_97">o</text:span><text:span text:style-name="_39_05"> </text:span><text:span text:style-name="_32_211">a</text:span><text:span text:style-name="_36_04">s</text:span><text:span text:style-name="_31_394">s</text:span><text:span text:style-name="_32_284">u</text:span><text:span text:style-name="_36_01">m</text:span><text:span text:style-name="_31_345">e</text:span><text:span text:style-name="_31_805"> </text:span><text:span text:style-name="_32_68">a</text:span><text:span text:style-name="_31_393">m</text:span><text:span text:style-name="_32_079">o</text:span><text:span text:style-name="_37_72">n</text:span><text:span text:style-name="_31_599">g</text:span><text:span text:style-name="_31_809"> </text:span><text:span text:style-name="_36_73">t</text:span><text:span text:style-name="_31_132">h</text:span><text:span text:style-name="_32_511">e</text:span><text:span text:style-name="_35_"> </text:span><text:span text:style-name="_31_779">p</text:span><text:span text:style-name="_32_644">o</text:span><text:span text:style-name="_38_77">w</text:span><text:span text:style-name="_31_395">e</text:span><text:span text:style-name="_32_437">r</text:span><text:span text:style-name="_35_32">s</text:span><text:span text:style-name="_39_09"> </text:span><text:span text:style-name="_32_077">o</text:span><text:span text:style-name="_36_61">f</text:span><text:span text:style-name="_39_05"> </text:span><text:span text:style-name="_32_257">t</text:span><text:span text:style-name="_34_96">h</text:span><text:span text:style-name="_31_671">e</text:span><text:span text:style-name="_31_805"> </text:span><text:span text:style-name="_32_32">e</text:span><text:span text:style-name="_31_599">a</text:span><text:span text:style-name="_32_029">r</text:span><text:span text:style-name="_38_05">t</text:span><text:span text:style-name="_31_789">h</text:span><text:span text:style-name="_32_617">,</text:span><text:span text:style-name="_39_"> </text:span><text:span text:style-name="_31_705">t</text:span><text:span text:style-name="_32_079">h</text:span><text:span text:style-name="_38_56">e</text:span><text:span text:style-name="_39_05"> </text:span><text:span text:style-name="_32_042">s</text:span><text:span text:style-name="_34_96">e</text:span><text:span text:style-name="_31_707">p</text:span><text:span text:style-name="_32_440">a</text:span><text:span text:style-name="_33_49">r</text:span><text:span text:style-name="_31_684">a</text:span><text:span text:style-name="_32_065">t</text:span><text:span text:style-name="_37_11">e</text:span><text:span text:style-name="_39_09"> </text:span><text:span text:style-name="_32_259">a</text:span><text:span text:style-name="_36_64">n</text:span><text:span text:style-name="_31_237">d</text:span><text:span text:style-name="_31_805"> </text:span><text:span text:style-name="_33_16">e</text:span><text:span text:style-name="_31_683">q</text:span><text:span text:style-name="_32_283">u</text:span><text:span text:style-name="_35_20">a</text:span><text:span text:style-name="_31_417">l</text:span><text:span text:style-name="_31_805"> </text:span><text:span text:style-name="_36_76">s</text:span><text:span text:style-name="_31_501">t</text:span><text:span text:style-name="_32_331">a</text:span><text:span text:style-name="_33_37">t</text:span><text:span text:style-name="_31_165">i</text:span><text:span text:style-name="_32_116">o</text:span><text:span text:style-name="_33_51">n</text:span><text:span text:style-name="_39_09"> </text:span><text:span text:style-name="_32_281">t</text:span><text:span text:style-name="_33_01">o</text:span><text:span text:style-name="_39_05"> </text:span><text:span text:style-name="_32_425">w</text:span><text:span text:style-name="_35_31">h</text:span><text:span text:style-name="_31_561">i</text:span><text:span text:style-name="_32_116">c</text:span><text:span text:style-name="_38_89">h</text:span><text:span text:style-name="_39_09"> </text:span><text:span text:style-name="_32_137">t</text:span><text:span text:style-name="_37_71">h</text:span><text:span text:style-name="_31_600">e</text:span><text:span text:style-name="_31_805"> </text:span><text:span text:style-name="_33_49">P</text:span><text:span text:style-name="_31_600">e</text:span><text:span text:style-name="_32_679">n</text:span><text:span text:style-name="_33_49">t</text:span><text:span text:style-name="_31_504">a</text:span><text:span text:style-name="_32_569">t</text:span><text:span text:style-name="_36_75">e</text:span><text:span text:style-name="_31_383">u</text:span><text:span text:style-name="_32_032">c</text:span><text:span text:style-name="_36_01">h</text:span><text:span text:style-name="_39_05"> </text:span><text:span text:style-name="_32_209">o</text:span><text:span text:style-name="_38_77">f</text:span><text:span text:style-name="_39_05"> </text:span><text:span text:style-name="_32_029">N</text:span><text:span text:style-name="_37_00">a</text:span><text:span text:style-name="_31_165">t</text:span><text:span text:style-name="_32_571">u</text:span><text:span text:style-name="_36_73">r</text:span><text:span text:style-name="_31_501">e</text:span><text:span text:style-name="_31_805"> </text:span><text:span text:style-name="_35_92">a</text:span><text:span text:style-name="_31_251">n</text:span><text:span text:style-name="_32_389">d</text:span><text:span text:style-name="_35_"> </text:span><text:span text:style-name="_31_573">o</text:span><text:span text:style-name="_32_641">f</text:span><text:span text:style-name="_35_"> </text:span><text:span text:style-name="_31_561">N</text:span><text:span text:style-name="_32_512">a</text:span><text:span text:style-name="_33_13">t</text:span><text:span text:style-name="_31_575">u</text:span><text:span text:style-name="_32_581">r</text:span><text:span text:style-name="_33_15">e</text:span><text:span text:style-name="_31_705">'</text:span><text:span text:style-name="_32_476">s</text:span><text:span text:style-name="_35_"> </text:span><text:span text:style-name="_31_249">G</text:span><text:span text:style-name="_32_512">o</text:span><text:span text:style-name="_34_95">d</text:span><text:span text:style-name="_39_09"> </text:span><text:span text:style-name="_32_031">e</text:span><text:span text:style-name="_36_04">n</text:span><text:span text:style-name="_31_501">t</text:span><text:span text:style-name="_32_029">i</text:span><text:span text:style-name="_36_37">t</text:span><text:span text:style-name="_31_249">l</text:span><text:span text:style-name="_32_293">e</text:span><text:span text:style-name="_39_"> </text:span><text:span text:style-name="_31_669">t</text:span><text:span text:style-name="_32_224">h</text:span><text:span text:style-name="_38_79">e</text:span><text:span text:style-name="_31_237">m</text:span><text:span text:style-name="_32_329">,</text:span><text:span text:style-name="_39_"> </text:span><text:span text:style-name="_31_705">a</text:span><text:span text:style-name="_31_805"> </text:span><text:span text:style-name="_36_27">d</text:span><text:span text:style-name="_31_600">e</text:span><text:span text:style-name="_32_620">c</text:span><text:span text:style-name="_36_99">e</text:span><text:span text:style-name="_31_609">n</text:span><text:span text:style-name="_32_221">t</text:span><text:span text:style-name="_35_"> </text:span><text:span text:style-name="_31_309">r</text:span><text:span text:style-name="_32_644">e</text:span><text:span text:style-name="_35_30">s</text:span><text:span text:style-name="_31_780">p</text:span><text:span text:style-name="_32_607">e</text:span><text:span text:style-name="_32_41">c</text:span><text:span text:style-name="_31_249">t</text:span><text:span text:style-name="_31_809"> </text:span><text:span text:style-name="_32_29">t</text:span><text:span text:style-name="_31_573">o</text:span><text:span text:style-name="_31_809"> </text:span><text:span text:style-name="_38_41">t</text:span><text:span text:style-name="_31_503">h</text:span><text:span text:style-name="_32_284">e</text:span><text:span text:style-name="_39_"> </text:span><text:span text:style-name="_31_384">o</text:span><text:span text:style-name="_32_283">p</text:span><text:span text:style-name="_32_77">i</text:span><text:span text:style-name="_31_203">n</text:span><text:span text:style-name="_32_641">i</text:span><text:span text:style-name="_33_52">o</text:span><text:span text:style-name="_31_575">n</text:span><text:span text:style-name="_32_464">s</text:span><text:span text:style-name="_35_"> </text:span><text:span text:style-name="_31_777">o</text:span><text:span text:style-name="_32_641">f</text:span><text:span text:style-name="_39_"> </text:span><text:span text:style-name="_31_612">h</text:span><text:span text:style-name="_32_283">u</text:span><text:span text:style-name="_34_21">m</text:span><text:span text:style-name="_31_792">a</text:span><text:span text:style-name="_32_319">n</text:span><text:span text:style-name="_37_82">k</text:span><text:span text:style-name="_31_705">i</text:span><text:span text:style-name="_32_656">n</text:span><text:span text:style-name="_32_29">d</text:span><text:span text:style-name="_39_05"> </text:span><text:span text:style-name="_32_077">r</text:span><text:span text:style-name="_36_39">e</text:span><text:span text:style-name="_31_180">q</text:span><text:span text:style-name="_32_608">u</text:span><text:span text:style-name="_35_89">i</text:span><text:span text:style-name="_31_789">r</text:span><text:span text:style-name="_32_331">e</text:span><text:span text:style-name="_32_41">s</text:span><text:span text:style-name="_39_05"> </text:span><text:span text:style-name="_32_113">t</text:span><text:span text:style-name="_35_92">h</text:span><text:span text:style-name="_31_347">a</text:span><text:span text:style-name="_32_401">t</text:span><text:span text:style-name="_35_"> </text:span><text:span text:style-name="_31_741">t</text:span><text:span text:style-name="_32_608">h</text:span><text:span text:style-name="_38_19">e</text:span><text:span text:style-name="_31_789">y</text:span><text:span text:style-name="_31_805"> </text:span><text:span text:style-name="_38_90">s</text:span><text:span text:style-name="_31_240">h</text:span><text:span text:style-name="_32_103">o</text:span><text:span text:style-name="_38_08">u</text:span><text:span text:style-name="_31_489">l</text:span><text:span text:style-name="_32_065">d</text:span><text:span text:style-name="_39_"> </text:span><text:span text:style-name="_31_528">d</text:span><text:span text:style-name="_32_211">e</text:span><text:span text:style-name="_38_06">c</text:span><text:span text:style-name="_31_345">l</text:span><text:span text:style-name="_32_320">a</text:span><text:span text:style-name="_37_69">r</text:span><text:span text:style-name="_31_669">e</text:span><text:span text:style-name="_31_809"> </text:span><text:span text:style-name="_35_89">t</text:span><text:span text:style-name="_31_684">h</text:span><text:span text:style-name="_32_223">e</text:span><text:span text:style-name="_35_"> </text:span><text:span text:style-name="_31_394">c</text:span><text:span text:style-name="_32_392">a</text:span><text:span text:style-name="_34_95">u</text:span><text:span text:style-name="_31_360">s</text:span><text:span text:style-name="_32_643">e</text:span><text:span text:style-name="_38_80">s</text:span><text:span text:style-name="_39_05"> </text:span><text:span text:style-name="_32_509">w</text:span><text:span text:style-name="_32_43">h</text:span><text:span text:style-name="_31_537">i</text:span><text:span text:style-name="_32_464">c</text:span><text:span text:style-name="_34_21">h</text:span><text:span text:style-name="_39_09"> </text:span><text:span text:style-name="_32_209">i</text:span><text:span text:style-name="_38_17">m</text:span><text:span text:style-name="_31_348">p</text:span><text:span text:style-name="_32_211">e</text:span><text:span text:style-name="_33_49">l</text:span><text:span text:style-name="_39_05"> </text:span><text:span text:style-name="_32_389">t</text:span><text:span text:style-name="_33_39">h</text:span><text:span text:style-name="_31_672">e</text:span><text:span text:style-name="_32_437">m</text:span><text:span text:style-name="_35_"> </text:span><text:span text:style-name="_31_393">t</text:span><text:span text:style-name="_32_293">o</text:span><text:span text:style-name="_39_"> </text:span><text:span text:style-name="_31_321">t</text:span><text:span text:style-name="_32_391">h</text:span><text:span text:style-name="_36_64">e</text:span><text:span text:style-name="_39_09"> </text:span><text:span text:style-name="_32_210">s</text:span><text:span text:style-name="_32_68">e</text:span><text:span text:style-name="_31_312">p</text:span><text:span text:style-name="_32_619">a</text:span><text:span text:style-name="_37_81">r</text:span><text:span text:style-name="_31_395">a</text:span><text:span text:style-name="_32_473">t</text:span><text:span text:style-name="_38_53">i</text:span><text:span text:style-name="_31_792">o</text:span><text:span text:style-name="_32_077">n</text:span><text:span text:style-name="_35_17">.</text:span></text:p>
      <text:p text:style-name="P1"><text:span text:style-name="_32_281">W</text:span><text:span text:style-name="_34_09">e</text:span><text:span text:style-name="_39_09"> </text:span><text:span text:style-name="_32_103">h</text:span><text:span text:style-name="_36_28">o</text:span><text:span text:style-name="_31_573">l</text:span><text:span text:style-name="_32_137">d</text:span><text:span text:style-name="_35_"> </text:span><text:span text:style-name="_31_717">t</text:span><text:span text:style-name="_32_115">h</text:span><text:span text:style-name="_33_40">e</text:span><text:span text:style-name="_31_358">s</text:span><text:span text:style-name="_32_608">e</text:span><text:span text:style-name="_39_"> </text:span><text:span text:style-name="_31_177">t</text:span><text:span text:style-name="_32_041">r</text:span><text:span text:style-name="_32_43">u</text:span><text:span text:style-name="_31_705">t</text:span><text:span text:style-name="_32_080">h</text:span><text:span text:style-name="_34_57">s</text:span><text:span text:style-name="_39_09"> </text:span><text:span text:style-name="_32_617">t</text:span><text:span text:style-name="_38_77">o</text:span><text:span text:style-name="_39_09"> </text:span><text:span text:style-name="_32_571">b</text:span><text:span text:style-name="_32_80">e</text:span><text:span text:style-name="_39_09"> </text:span><text:span text:style-name="_32_402">s</text:span><text:span text:style-name="_34_12">e</text:span><text:span text:style-name="_31_669">l</text:span><text:span text:style-name="_32_461">f</text:span>-<text:span text:style-name="_31_683">e</text:span><text:span text:style-name="_32_152">v</text:span><text:span text:style-name="_38_05">i</text:span><text:span text:style-name="_31_564">d</text:span><text:span text:style-name="_32_463">e</text:span><text:span text:style-name="_34_21">n</text:span><text:span text:style-name="_31_717">t</text:span><text:span text:style-name="_32_473">,</text:span><text:span text:style-name="_35_"> </text:span><text:span text:style-name="_31_177">t</text:span><text:span text:style-name="_32_511">h</text:span><text:span text:style-name="_37_84">a</text:span><text:span text:style-name="_31_789">t</text:span><text:span text:style-name="_31_805"> </text:span><text:span text:style-name="_38_17">a</text:span><text:span text:style-name="_31_321">l</text:span><text:span text:style-name="_32_509">l</text:span><text:span text:style-name="_35_"> </text:span><text:span text:style-name="_31_393">m</text:span><text:span text:style-name="_32_500">e</text:span><text:span text:style-name="_38_55">n</text:span><text:span text:style-name="_39_09"> </text:span><text:span text:style-name="_32_079">a</text:span><text:span text:style-name="_32_29">r</text:span><text:span text:style-name="_31_216">e</text:span><text:span text:style-name="_31_805"> </text:span><text:span text:style-name="_36_62">c</text:span><text:span text:style-name="_31_129">r</text:span><text:span text:style-name="_32_656">e</text:span><text:span text:style-name="_37_72">a</text:span><text:span text:style-name="_31_249">t</text:span><text:span text:style-name="_32_583">e</text:span><text:span text:style-name="_37_09">d</text:span><text:span text:style-name="_39_05"> </text:span><text:span text:style-name="_32_427">e</text:span><text:span text:style-name="_36_28">q</text:span><text:span text:style-name="_31_684">u</text:span><text:span text:style-name="_32_043">a</text:span><text:span text:style-name="_36_97">l</text:span><text:span text:style-name="_31_201">,</text:span><text:span text:style-name="_31_809"> </text:span><text:span text:style-name="_33_01">t</text:span><text:span text:style-name="_31_396">h</text:span><text:span text:style-name="_32_103">a</text:span><text:span text:style-name="_36_73">t</text:span><text:span text:style-name="_39_09"> </text:span><text:span text:style-name="_32_137">t</text:span><text:span text:style-name="_37_72">h</text:span><text:span text:style-name="_31_755">e</text:span><text:span text:style-name="_32_257">y</text:span><text:span text:style-name="_35_"> </text:span><text:span text:style-name="_31_756">a</text:span><text:span text:style-name="_32_317">r</text:span><text:span text:style-name="_35_31">e</text:span><text:span text:style-name="_39_09"> </text:span><text:span text:style-name="_32_032">e</text:span><text:span text:style-name="_36_03">n</text:span><text:span text:style-name="_31_360">d</text:span><text:span text:style-name="_32_403">o</text:span><text:span text:style-name="_34_81">w</text:span><text:span text:style-name="_31_563">e</text:span><text:span text:style-name="_32_620">d</text:span><text:span text:style-name="_39_"> </text:span><text:span text:style-name="_31_420">b</text:span><text:span text:style-name="_32_114">y</text:span><text:span text:style-name="_35_"> </text:span><text:span text:style-name="_31_357">t</text:span><text:span text:style-name="_32_655">h</text:span><text:span text:style-name="_36_04">e</text:span><text:span text:style-name="_31_525">i</text:span><text:span text:style-name="_32_209">r</text:span><text:span text:style-name="_35_"> </text:span><text:span text:style-name="_31_309">C</text:span><text:span text:style-name="_32_461">r</text:span><text:span text:style-name="_34_48">e</text:span><text:span text:style-name="_31_131">a</text:span><text:span text:style-name="_32_221">t</text:span><text:span text:style-name="_32_77">o</text:span><text:span text:style-name="_31_249">r</text:span><text:span text:style-name="_31_805"> </text:span><text:span text:style-name="_36_73">w</text:span><text:span text:style-name="_31_321">i</text:span><text:span text:style-name="_32_569">t</text:span><text:span text:style-name="_37_09">h</text:span><text:span text:style-name="_39_05"> </text:span><text:span text:style-name="_32_282">c</text:span><text:span text:style-name="_34_12">e</text:span><text:span text:style-name="_31_741">r</text:span><text:span text:style-name="_32_149">t</text:span><text:span text:style-name="_32_43">a</text:span><text:span text:style-name="_31_141">i</text:span><text:span text:style-name="_32_656">n</text:span><text:span text:style-name="_35_"> </text:span><text:span text:style-name="_31_719">u</text:span><text:span text:style-name="_32_404">n</text:span><text:span text:style-name="_32_79">a</text:span><text:span text:style-name="_31_129">l</text:span><text:span text:style-name="_32_221">i</text:span><text:span text:style-name="_36_04">e</text:span><text:span text:style-name="_31_240">n</text:span><text:span text:style-name="_32_403">a</text:span><text:span text:style-name="_34_24">b</text:span><text:span text:style-name="_31_177">l</text:span><text:span text:style-name="_32_655">e</text:span><text:span text:style-name="_39_"> </text:span><text:span text:style-name="_31_681">R</text:span><text:span text:style-name="_32_437">i</text:span><text:span text:style-name="_37_72">g</text:span><text:span text:style-name="_31_215">h</text:span><text:span text:style-name="_32_065">t</text:span><text:span text:style-name="_36_01">s</text:span><text:span text:style-name="_31_177">,</text:span><text:span text:style-name="_31_805"> </text:span><text:span text:style-name="_33_37">t</text:span><text:span text:style-name="_31_167">h</text:span><text:span text:style-name="_32_692">a</text:span><text:span text:style-name="_34_93">t</text:span><text:span text:style-name="_39_09"> </text:span><text:span text:style-name="_32_139">a</text:span><text:span text:style-name="_35_29">m</text:span><text:span text:style-name="_31_240">o</text:span><text:span text:style-name="_32_656">n</text:span><text:span text:style-name="_33_51">g</text:span><text:span text:style-name="_39_05"> </text:span><text:span text:style-name="_32_101">t</text:span><text:span text:style-name="_36_03">h</text:span><text:span text:style-name="_31_168">e</text:span><text:span text:style-name="_32_138">s</text:span><text:span text:style-name="_37_72">e</text:span><text:span text:style-name="_39_05"> </text:span><text:span text:style-name="_32_139">a</text:span><text:span text:style-name="_33_49">r</text:span><text:span text:style-name="_31_396">e</text:span><text:span text:style-name="_31_805"> </text:span><text:span text:style-name="_32_65">L</text:span><text:span text:style-name="_31_753">i</text:span><text:span text:style-name="_32_497">f</text:span><text:span text:style-name="_33_37">e</text:span><text:span text:style-name="_31_597">,</text:span><text:span text:style-name="_31_805"> </text:span><text:span text:style-name="_36_01">L</text:span><text:span text:style-name="_31_537">i</text:span><text:span text:style-name="_32_080">b</text:span><text:span text:style-name="_33_51">e</text:span><text:span text:style-name="_31_345">r</text:span><text:span text:style-name="_32_281">t</text:span><text:span text:style-name="_33_01">y</text:span><text:span text:style-name="_39_05"> </text:span><text:span text:style-name="_32_439">a</text:span><text:span text:style-name="_38_20">n</text:span><text:span text:style-name="_31_561">d</text:span><text:span text:style-name="_31_805"> </text:span><text:span text:style-name="_38_77">t</text:span><text:span text:style-name="_31_204">h</text:span><text:span text:style-name="_32_679">e</text:span><text:span text:style-name="_39_"> </text:span><text:span text:style-name="_31_683">p</text:span><text:span text:style-name="_32_476">u</text:span><text:span text:style-name="_34_81">r</text:span><text:span text:style-name="_31_598">s</text:span><text:span text:style-name="_32_428">u</text:span><text:span text:style-name="_32_77">i</text:span><text:span text:style-name="_31_201">t</text:span><text:span text:style-name="_31_809"> </text:span><text:span text:style-name="_34_57">o</text:span><text:span text:style-name="_31_417">f</text:span><text:span text:style-name="_31_805"> </text:span><text:span text:style-name="_34_21">H</text:span><text:span text:style-name="_31_420">a</text:span><text:span text:style-name="_32_139">p</text:span><text:span text:style-name="_34_84">p</text:span><text:span text:style-name="_31_537">i</text:span><text:span text:style-name="_32_439">n</text:span><text:span text:style-name="_36_64">e</text:span><text:span text:style-name="_31_166">s</text:span><text:span text:style-name="_32_654">s</text:span><text:span text:style-name="_37_69">.</text:span>--<text:span text:style-name="_36_97">T</text:span><text:span text:style-name="_31_384">h</text:span><text:span text:style-name="_32_677">a</text:span><text:span text:style-name="_36_25">t</text:span><text:span text:style-name="_39_05"> </text:span><text:span text:style-name="_32_293">t</text:span><text:span text:style-name="_38_05">o</text:span><text:span text:style-name="_39_05"> </text:span><text:span text:style-name="_32_390">s</text:span><text:span text:style-name="_34_48">e</text:span><text:span text:style-name="_31_396">c</text:span><text:span text:style-name="_32_607">u</text:span><text:span text:style-name="_36_01">r</text:span><text:span text:style-name="_31_237">e</text:span><text:span text:style-name="_31_809"> </text:span><text:span text:style-name="_34_81">t</text:span><text:span text:style-name="_31_204">h</text:span><text:span text:style-name="_32_259">e</text:span><text:span text:style-name="_38_90">s</text:span><text:span text:style-name="_31_684">e</text:span><text:span text:style-name="_31_809"> </text:span><text:span text:style-name="_34_57">r</text:span><text:span text:style-name="_31_789">i</text:span><text:span text:style-name="_32_583">g</text:span><text:span text:style-name="_33_16">h</text:span><text:span text:style-name="_31_573">t</text:span><text:span text:style-name="_32_113">s</text:span><text:span text:style-name="_38_41">,</text:span><text:span text:style-name="_39_09"> </text:span><text:span text:style-name="_32_041">G</text:span><text:span text:style-name="_37_11">o</text:span><text:span text:style-name="_31_312">v</text:span><text:span text:style-name="_32_259">e</text:span><text:span text:style-name="_38_41">r</text:span><text:span text:style-name="_31_324">n</text:span><text:span text:style-name="_32_401">m</text:span><text:span text:style-name="_34_95">e</text:span><text:span text:style-name="_31_144">n</text:span><text:span text:style-name="_32_581">t</text:span><text:span text:style-name="_38_53">s</text:span><text:span text:style-name="_39_09"> </text:span><text:span text:style-name="_32_572">a</text:span><text:span text:style-name="_36_01">r</text:span><text:span text:style-name="_31_539">e</text:span><text:span text:style-name="_31_809"> </text:span><text:span text:style-name="_34_93">i</text:span><text:span text:style-name="_31_684">n</text:span><text:span text:style-name="_32_678">s</text:span><text:span text:style-name="_34_09">t</text:span><text:span text:style-name="_31_141">i</text:span><text:span text:style-name="_32_401">t</text:span><text:span text:style-name="_38_91">u</text:span><text:span text:style-name="_31_489">t</text:span><text:span text:style-name="_32_608">e</text:span><text:span text:style-name="_36_73">d</text:span><text:span text:style-name="_39_05"> </text:span><text:span text:style-name="_32_475">a</text:span><text:span text:style-name="_36_61">m</text:span><text:span text:style-name="_31_576">o</text:span><text:span text:style-name="_32_296">n</text:span><text:span text:style-name="_34_95">g</text:span><text:span text:style-name="_39_09"> </text:span><text:span text:style-name="_32_401">M</text:span><text:span text:style-name="_35_92">e</text:span><text:span text:style-name="_31_719">n</text:span><text:span text:style-name="_32_401">,</text:span><text:span text:style-name="_39_"> </text:span><text:span text:style-name="_31_252">d</text:span><text:span text:style-name="_32_151">e</text:span><text:span text:style-name="_36_61">r</text:span><text:span text:style-name="_31_141">i</text:span><text:span text:style-name="_32_282">v</text:span><text:span text:style-name="_33_13">i</text:span><text:span text:style-name="_31_708">n</text:span><text:span text:style-name="_32_209">g</text:span><text:span text:style-name="_39_"> </text:span><text:span text:style-name="_31_393">t</text:span><text:span text:style-name="_32_584">h</text:span><text:span text:style-name="_32_67">e</text:span><text:span text:style-name="_31_309">i</text:span><text:span text:style-name="_32_209">r</text:span><text:span text:style-name="_35_"> </text:span><text:span text:style-name="_31_561">j</text:span><text:span text:style-name="_32_583">u</text:span><text:span text:style-name="_34_48">s</text:span><text:span text:style-name="_31_669">t</text:span><text:span text:style-name="_31_809"> </text:span><text:span text:style-name="_38_55">p</text:span><text:span text:style-name="_31_600">o</text:span><text:span text:style-name="_32_497">w</text:span><text:span text:style-name="_33_16">e</text:span><text:span text:style-name="_31_609">r</text:span><text:span text:style-name="_32_102">s</text:span><text:span text:style-name="_35_"> </text:span><text:span text:style-name="_31_201">f</text:span><text:span text:style-name="_32_065">r</text:span><text:span text:style-name="_36_01">o</text:span><text:span text:style-name="_31_501">m</text:span><text:span text:style-name="_31_805"> </text:span><text:span text:style-name="_34_93">t</text:span><text:span text:style-name="_31_563">h</text:span><text:span text:style-name="_32_248">e</text:span><text:span text:style-name="_35_"> </text:span><text:span text:style-name="_31_490">c</text:span><text:span text:style-name="_32_332">o</text:span><text:span text:style-name="_34_95">n</text:span><text:span text:style-name="_31_708">s</text:span><text:span text:style-name="_32_644">e</text:span><text:span text:style-name="_36_99">n</text:span><text:span text:style-name="_31_345">t</text:span><text:span text:style-name="_31_805"> </text:span><text:span text:style-name="_33_01">o</text:span><text:span text:style-name="_31_537">f</text:span><text:span text:style-name="_31_809"> </text:span><text:span text:style-name="_38_77">t</text:span><text:span text:style-name="_31_420">h</text:span><text:span text:style-name="_32_619">e</text:span><text:span text:style-name="_35_"> </text:span><text:span text:style-name="_31_755">g</text:span><text:span text:style-name="_32_080">o</text:span><text:span text:style-name="_34_48">v</text:span><text:span text:style-name="_31_215">e</text:span><text:span text:style-name="_32_461">r</text:span><text:span text:style-name="_32_43">n</text:span><text:span text:style-name="_31_384">e</text:span><text:span text:style-name="_32_677">d</text:span><text:span text:style-name="_33_01">,</text:span><text:span text:style-name="_39_05"> </text:span>--<text:span text:style-name="_31_141">T</text:span><text:span text:style-name="_32_248">h</text:span><text:span text:style-name="_35_19">a</text:span><text:span text:style-name="_31_429">t</text:span><text:span text:style-name="_31_809"> </text:span><text:span text:style-name="_34_21">w</text:span><text:span text:style-name="_31_756">h</text:span><text:span text:style-name="_32_475">e</text:span><text:span text:style-name="_38_44">n</text:span><text:span text:style-name="_31_131">e</text:span><text:span text:style-name="_32_330">v</text:span><text:span text:style-name="_33_52">e</text:span><text:span text:style-name="_31_201">r</text:span><text:span text:style-name="_31_805"> </text:span><text:span text:style-name="_36_64">a</text:span><text:span text:style-name="_31_215">n</text:span><text:span text:style-name="_32_149">y</text:span><text:span text:style-name="_35_"> </text:span><text:span text:style-name="_31_717">F</text:span><text:span text:style-name="_32_101">o</text:span><text:span text:style-name="_36_61">r</text:span><text:span text:style-name="_31_525">m</text:span><text:span text:style-name="_31_805"> </text:span><text:span text:style-name="_36_61">o</text:span><text:span text:style-name="_31_213">f</text:span><text:span text:style-name="_31_805"> </text:span><text:span text:style-name="_32_65">G</text:span><text:span text:style-name="_31_347">o</text:span><text:span text:style-name="_32_608">v</text:span><text:span text:style-name="_37_71">e</text:span><text:span text:style-name="_31_345">r</text:span><text:span text:style-name="_32_512">n</text:span><text:span text:style-name="_34_57">m</text:span><text:span text:style-name="_31_504">e</text:span><text:span text:style-name="_32_439">n</text:span><text:span text:style-name="_33_13">t</text:span><text:span text:style-name="_39_09"> </text:span><text:span text:style-name="_32_583">b</text:span><text:span text:style-name="_34_24">e</text:span><text:span text:style-name="_31_240">c</text:span><text:span text:style-name="_32_211">o</text:span><text:span text:style-name="_37_81">m</text:span><text:span text:style-name="_31_576">e</text:span><text:span text:style-name="_32_426">s</text:span><text:span text:style-name="_35_"> </text:span><text:span text:style-name="_31_792">d</text:span><text:span text:style-name="_32_655">e</text:span><text:span text:style-name="_38_92">s</text:span><text:span text:style-name="_31_705">t</text:span><text:span text:style-name="_32_473">r</text:span><text:span text:style-name="_36_75">u</text:span><text:span text:style-name="_31_706">c</text:span><text:span text:style-name="_32_677">t</text:span><text:span text:style-name="_32_29">i</text:span><text:span text:style-name="_31_792">v</text:span><text:span text:style-name="_32_509">e</text:span><text:span text:style-name="_35_"> </text:span><text:span text:style-name="_31_525">o</text:span><text:span text:style-name="_32_029">f</text:span><text:span text:style-name="_39_"> </text:span><text:span text:style-name="_31_597">t</text:span><text:span text:style-name="_32_116">h</text:span><text:span text:style-name="_38_91">e</text:span><text:span text:style-name="_31_684">s</text:span><text:span text:style-name="_32_295">e</text:span><text:span text:style-name="_35_"> </text:span><text:span text:style-name="_31_144">e</text:span><text:span text:style-name="_32_151">n</text:span><text:span text:style-name="_36_76">d</text:span><text:span text:style-name="_31_754">s</text:span><text:span text:style-name="_32_137">,</text:span><text:span text:style-name="_35_"> </text:span><text:span text:style-name="_31_609">i</text:span><text:span text:style-name="_32_113">t</text:span><text:span text:style-name="_39_"> </text:span><text:span text:style-name="_31_561">i</text:span><text:span text:style-name="_32_569">s</text:span><text:span text:style-name="_39_"> </text:span><text:span text:style-name="_31_381">t</text:span><text:span text:style-name="_32_080">h</text:span><text:span text:style-name="_35_19">e</text:span><text:span text:style-name="_39_09"> </text:span><text:span text:style-name="_32_329">R</text:span><text:span text:style-name="_34_57">i</text:span><text:span text:style-name="_31_528">g</text:span><text:span text:style-name="_32_211">h</text:span><text:span text:style-name="_35_89">t</text:span><text:span text:style-name="_39_05"> </text:span><text:span text:style-name="_32_281">o</text:span><text:span text:style-name="_38_05">f</text:span><text:span text:style-name="_39_05"> </text:span><text:span text:style-name="_32_209">t</text:span><text:span text:style-name="_38_56">h</text:span><text:span text:style-name="_31_311">e</text:span><text:span text:style-name="_31_805"> </text:span><text:span text:style-name="_36_01">P</text:span><text:span text:style-name="_31_347">e</text:span><text:span text:style-name="_32_440">o</text:span><text:span text:style-name="_35_20">p</text:span><text:span text:style-name="_31_573">l</text:span><text:span text:style-name="_32_283">e</text:span><text:span text:style-name="_39_"> </text:span><text:span text:style-name="_31_249">t</text:span><text:span text:style-name="_32_149">o</text:span><text:span text:style-name="_35_"> </text:span><text:span text:style-name="_31_564">a</text:span><text:span text:style-name="_32_473">l</text:span><text:span text:style-name="_38_41">t</text:span><text:span text:style-name="_31_431">e</text:span><text:span text:style-name="_32_605">r</text:span><text:span text:style-name="_39_"> </text:span><text:span text:style-name="_31_345">o</text:span><text:span text:style-name="_32_653">r</text:span><text:span text:style-name="_35_"> </text:span><text:span text:style-name="_31_525">t</text:span><text:span text:style-name="_32_653">o</text:span><text:span text:style-name="_39_"> </text:span><text:span text:style-name="_31_708">a</text:span><text:span text:style-name="_32_151">b</text:span><text:span text:style-name="_34_48">o</text:span><text:span text:style-name="_31_201">l</text:span><text:span text:style-name="_32_689">i</text:span><text:span text:style-name="_37_10">s</text:span><text:span text:style-name="_31_717">h</text:span><text:span text:style-name="_31_809"> </text:span><text:span text:style-name="_38_53">i</text:span><text:span text:style-name="_31_357">t</text:span><text:span text:style-name="_32_329">,</text:span><text:span text:style-name="_35_"> </text:span><text:span text:style-name="_31_312">a</text:span><text:span text:style-name="_32_655">n</text:span><text:span text:style-name="_38_17">d</text:span><text:span text:style-name="_39_09"> </text:span><text:span text:style-name="_32_209">t</text:span><text:span text:style-name="_32_41">o</text:span><text:span text:style-name="_39_05"> </text:span><text:span text:style-name="_32_281">i</text:span><text:span text:style-name="_33_15">n</text:span><text:span text:style-name="_31_168">s</text:span><text:span text:style-name="_32_473">t</text:span><text:span text:style-name="_36_01">i</text:span><text:span text:style-name="_31_741">t</text:span><text:span text:style-name="_32_067">u</text:span><text:span text:style-name="_38_77">t</text:span><text:span text:style-name="_31_744">e</text:span><text:span text:style-name="_31_809"> </text:span><text:span text:style-name="_34_47">n</text:span><text:span text:style-name="_31_384">e</text:span><text:span text:style-name="_32_425">w</text:span><text:span text:style-name="_35_"> </text:span><text:span text:style-name="_31_321">G</text:span><text:span text:style-name="_32_320">o</text:span><text:span text:style-name="_34_58">v</text:span><text:span text:style-name="_31_239">e</text:span><text:span text:style-name="_32_077">r</text:span><text:span text:style-name="_33_04">n</text:span><text:span text:style-name="_31_129">m</text:span><text:span text:style-name="_32_511">e</text:span><text:span text:style-name="_35_92">n</text:span><text:span text:style-name="_31_321">t</text:span><text:span text:style-name="_32_581">,</text:span><text:span text:style-name="_35_"> </text:span><text:span text:style-name="_31_417">l</text:span><text:span text:style-name="_32_643">a</text:span><text:span text:style-name="_38_20">y</text:span><text:span text:style-name="_31_753">i</text:span><text:span text:style-name="_32_104">n</text:span><text:span text:style-name="_36_03">g</text:span><text:span text:style-name="_39_05"> </text:span><text:span text:style-name="_32_101">i</text:span><text:span text:style-name="_33_13">t</text:span><text:span text:style-name="_31_249">s</text:span><text:span text:style-name="_31_809"> </text:span><text:span text:style-name="_38_41">f</text:span><text:span text:style-name="_31_755">o</text:span><text:span text:style-name="_32_080">u</text:span><text:span text:style-name="_33_40">n</text:span><text:span text:style-name="_31_311">d</text:span><text:span text:style-name="_32_140">a</text:span><text:span text:style-name="_37_81">t</text:span><text:span text:style-name="_31_177">i</text:span><text:span text:style-name="_32_043">o</text:span><text:span text:style-name="_38_05">n</text:span><text:span text:style-name="_39_05"> </text:span><text:span text:style-name="_32_463">o</text:span><text:span text:style-name="_34_12">n</text:span><text:span text:style-name="_39_09"> </text:span><text:span text:style-name="_32_644">s</text:span><text:span text:style-name="_33_03">u</text:span><text:span text:style-name="_31_780">c</text:span><text:span text:style-name="_32_655">h</text:span><text:span text:style-name="_39_"> </text:span><text:span text:style-name="_31_347">p</text:span><text:span text:style-name="_32_041">r</text:span><text:span text:style-name="_36_37">i</text:span><text:span text:style-name="_31_540">n</text:span><text:span text:style-name="_32_066">c</text:span><text:span text:style-name="_36_97">i</text:span><text:span text:style-name="_31_708">p</text:span><text:span text:style-name="_32_605">l</text:span><text:span text:style-name="_35_20">e</text:span><text:span text:style-name="_31_754">s</text:span><text:span text:style-name="_31_809"> </text:span><text:span text:style-name="_34_11">a</text:span><text:span text:style-name="_31_252">n</text:span><text:span text:style-name="_32_473">d</text:span><text:span text:style-name="_39_"> </text:span><text:span text:style-name="_31_720">o</text:span><text:span text:style-name="_32_041">r</text:span><text:span text:style-name="_32_43">g</text:span><text:span text:style-name="_31_215">a</text:span><text:span text:style-name="_32_608">n</text:span><text:span text:style-name="_34_81">i</text:span><text:span text:style-name="_31_502">z</text:span><text:span text:style-name="_32_689">i</text:span><text:span text:style-name="_35_20">n</text:span><text:span text:style-name="_31_669">g</text:span><text:span text:style-name="_31_809"> </text:span><text:span text:style-name="_36_37">i</text:span><text:span text:style-name="_31_237">t</text:span><text:span text:style-name="_32_497">s</text:span><text:span text:style-name="_35_"> </text:span><text:span text:style-name="_31_720">p</text:span><text:span text:style-name="_32_571">o</text:span><text:span text:style-name="_34_81">w</text:span><text:span text:style-name="_31_599">e</text:span><text:span text:style-name="_32_653">r</text:span><text:span text:style-name="_36_40">s</text:span><text:span text:style-name="_39_05"> </text:span><text:span text:style-name="_32_461">i</text:span><text:span text:style-name="_34_57">n</text:span><text:span text:style-name="_39_09"> </text:span><text:span text:style-name="_32_642">s</text:span><text:span text:style-name="_38_80">u</text:span><text:span text:style-name="_31_792">c</text:span><text:span text:style-name="_32_247">h</text:span><text:span text:style-name="_35_"> </text:span><text:span text:style-name="_31_489">f</text:span><text:span text:style-name="_32_509">o</text:span><text:span text:style-name="_32_29">r</text:span><text:span text:style-name="_31_777">m</text:span><text:span text:style-name="_32_401">,</text:span><text:span text:style-name="_35_"> </text:span><text:span text:style-name="_31_131">a</text:span><text:span text:style-name="_32_224">s</text:span><text:span text:style-name="_35_"> </text:span><text:span text:style-name="_31_741">t</text:span><text:span text:style-name="_32_329">o</text:span><text:span text:style-name="_39_"> </text:span><text:span text:style-name="_31_345">t</text:span><text:span text:style-name="_32_104">h</text:span><text:span text:style-name="_35_19">e</text:span><text:span text:style-name="_31_429">m</text:span><text:span text:style-name="_31_809"> </text:span><text:span text:style-name="_37_00">s</text:span><text:span text:style-name="_31_359">h</text:span><text:span text:style-name="_32_245">a</text:span><text:span text:style-name="_34_09">l</text:span><text:span text:style-name="_31_717">l</text:span><text:span text:style-name="_31_809"> </text:span><text:span text:style-name="_32_44">s</text:span><text:span text:style-name="_31_179">e</text:span><text:span text:style-name="_32_617">e</text:span><text:span text:style-name="_32_77">m</text:span><text:span text:style-name="_39_09"> </text:span><text:span text:style-name="_32_473">m</text:span><text:span text:style-name="_35_92">o</text:span><text:span text:style-name="_31_238">s</text:span><text:span text:style-name="_32_509">t</text:span><text:span text:style-name="_35_"> </text:span><text:span text:style-name="_31_141">l</text:span><text:span text:style-name="_32_137">i</text:span><text:span text:style-name="_34_46">k</text:span><text:span text:style-name="_31_504">e</text:span><text:span text:style-name="_32_257">l</text:span><text:span text:style-name="_38_41">y</text:span><text:span text:style-name="_39_09"> </text:span><text:span text:style-name="_32_113">t</text:span><text:span text:style-name="_33_37">o</text:span><text:span text:style-name="_39_05"> </text:span><text:span text:style-name="_32_031">e</text:span><text:span text:style-name="_35_89">f</text:span><text:span text:style-name="_31_561">f</text:span><text:span text:style-name="_32_680">e</text:span><text:span text:style-name="_37_81">c</text:span><text:span text:style-name="_31_777">t</text:span><text:span text:style-name="_31_805"> </text:span><text:span text:style-name="_33_49">t</text:span><text:span text:style-name="_31_203">h</text:span><text:span text:style-name="_32_608">e</text:span><text:span text:style-name="_34_57">i</text:span><text:span text:style-name="_31_489">r</text:span><text:span text:style-name="_31_805"> </text:span><text:span text:style-name="_38_53">S</text:span><text:span text:style-name="_31_600">a</text:span><text:span text:style-name="_32_293">f</text:span><text:span text:style-name="_36_75">e</text:span><text:span text:style-name="_31_789">t</text:span><text:span text:style-name="_32_149">y</text:span><text:span text:style-name="_35_"> </text:span><text:span text:style-name="_31_431">a</text:span><text:span text:style-name="_32_464">n</text:span><text:span text:style-name="_34_21">d</text:span><text:span text:style-name="_39_09"> </text:span><text:span text:style-name="_32_281">H</text:span><text:span text:style-name="_32_67">a</text:span><text:span text:style-name="_31_324">p</text:span><text:span text:style-name="_32_032">p</text:span><text:span text:style-name="_38_89">i</text:span><text:span text:style-name="_31_719">n</text:span><text:span text:style-name="_32_331">e</text:span><text:span text:style-name="_33_40">s</text:span><text:span text:style-name="_31_561">s</text:span><text:span text:style-name="_32_497">.</text:span><text:span text:style-name="_35_"> </text:span><text:span text:style-name="_31_345">P</text:span><text:span text:style-name="_32_137">r</text:span><text:span text:style-name="_37_72">u</text:span><text:span text:style-name="_31_347">d</text:span><text:span text:style-name="_32_296">e</text:span><text:span text:style-name="_32_79">n</text:span><text:span text:style-name="_31_612">c</text:span><text:span text:style-name="_32_319">e</text:span><text:span text:style-name="_33_37">,</text:span><text:span text:style-name="_39_05"> </text:span><text:span text:style-name="_32_245">i</text:span><text:span text:style-name="_33_04">n</text:span><text:span text:style-name="_31_527">d</text:span><text:span text:style-name="_32_656">e</text:span><text:span text:style-name="_32_43">e</text:span><text:span text:style-name="_31_345">d</text:span><text:span text:style-name="_32_041">,</text:span><text:span text:style-name="_35_"> </text:span><text:span text:style-name="_31_141">w</text:span><text:span text:style-name="_32_245">i</text:span><text:span text:style-name="_38_05">l</text:span><text:span text:style-name="_31_597">l</text:span><text:span text:style-name="_31_805"> </text:span><text:span text:style-name="_32_68">d</text:span><text:span text:style-name="_31_681">i</text:span><text:span text:style-name="_32_330">c</text:span><text:span text:style-name="_33_49">t</text:span><text:span text:style-name="_31_347">a</text:span><text:span text:style-name="_32_245">t</text:span><text:span text:style-name="_37_84">e</text:span><text:span text:style-name="_39_05"> </text:span><text:span text:style-name="_32_473">t</text:span><text:span text:style-name="_32_43">h</text:span><text:span text:style-name="_31_672">a</text:span><text:span text:style-name="_32_281">t</text:span><text:span text:style-name="_35_"> </text:span><text:span text:style-name="_31_741">G</text:span><text:span text:style-name="_32_031">o</text:span><text:span text:style-name="_34_24">v</text:span><text:span text:style-name="_31_539">e</text:span><text:span text:style-name="_32_401">r</text:span><text:span text:style-name="_33_16">n</text:span><text:span text:style-name="_31_141">m</text:span><text:span text:style-name="_32_247">e</text:span><text:span text:style-name="_34_48">n</text:span><text:span text:style-name="_31_393">t</text:span><text:span text:style-name="_32_137">s</text:span><text:span text:style-name="_39_"> </text:span><text:span text:style-name="_31_537">l</text:span><text:span text:style-name="_32_043">o</text:span><text:span text:style-name="_33_04">n</text:span><text:span text:style-name="_31_489">g</text:span><text:span text:style-name="_31_805"> </text:span><text:span text:style-name="_33_15">e</text:span><text:span text:style-name="_31_600">s</text:span><text:span text:style-name="_32_281">t</text:span><text:span text:style-name="_34_12">a</text:span><text:span text:style-name="_31_611">b</text:span><text:span text:style-name="_32_389">l</text:span><text:span text:style-name="_33_13">i</text:span><text:span text:style-name="_31_708">s</text:span><text:span text:style-name="_32_391">h</text:span><text:span text:style-name="_32_44">e</text:span><text:span text:style-name="_31_383">d</text:span><text:span text:style-name="_31_805"> </text:span><text:span text:style-name="_38_18">s</text:span><text:span text:style-name="_31_252">h</text:span><text:span text:style-name="_32_284">o</text:span><text:span text:style-name="_36_27">u</text:span><text:span text:style-name="_31_789">l</text:span><text:span text:style-name="_32_257">d</text:span><text:span text:style-name="_35_"> </text:span><text:span text:style-name="_31_383">n</text:span><text:span text:style-name="_32_116">o</text:span><text:span text:style-name="_38_89">t</text:span><text:span text:style-name="_39_09"> </text:span><text:span text:style-name="_32_679">b</text:span><text:span text:style-name="_34_12">e</text:span><text:span text:style-name="_39_05"> </text:span><text:span text:style-name="_32_474">c</text:span><text:span text:style-name="_38_56">h</text:span><text:span text:style-name="_31_204">a</text:span><text:span text:style-name="_32_643">n</text:span><text:span text:style-name="_33_15">g</text:span><text:span text:style-name="_31_420">e</text:span><text:span text:style-name="_32_041">d</text:span><text:span text:style-name="_35_"> </text:span><text:span text:style-name="_31_789">f</text:span><text:span text:style-name="_32_317">o</text:span><text:span text:style-name="_38_53">r</text:span><text:span text:style-name="_39_09"> </text:span><text:span text:style-name="_32_401">l</text:span><text:span text:style-name="_34_21">i</text:span><text:span text:style-name="_31_131">g</text:span><text:span text:style-name="_32_080">h</text:span><text:span text:style-name="_33_01">t</text:span><text:span text:style-name="_39_09"> </text:span><text:span text:style-name="_32_223">a</text:span><text:span text:style-name="_37_84">n</text:span><text:span text:style-name="_31_525">d</text:span><text:span text:style-name="_31_805"> </text:span><text:span text:style-name="_33_13">t</text:span><text:span text:style-name="_31_705">r</text:span><text:span text:style-name="_32_331">a</text:span><text:span text:style-name="_32_32">n</text:span><text:span text:style-name="_31_130">s</text:span><text:span text:style-name="_32_113">i</text:span><text:span text:style-name="_32_80">e</text:span><text:span text:style-name="_31_717">n</text:span><text:span text:style-name="_32_329">t</text:span><text:span text:style-name="_39_"> </text:span><text:span text:style-name="_31_418">c</text:span><text:span text:style-name="_32_248">a</text:span><text:span text:style-name="_37_11">u</text:span><text:span text:style-name="_31_744">s</text:span><text:span text:style-name="_32_439">e</text:span><text:span text:style-name="_37_72">s</text:span><text:span text:style-name="_31_141">;</text:span><text:span text:style-name="_31_809"> </text:span><text:span text:style-name="_32_43">a</text:span><text:span text:style-name="_31_492">n</text:span><text:span text:style-name="_32_293">d</text:span><text:span text:style-name="_35_"> </text:span><text:span text:style-name="_31_168">a</text:span><text:span text:style-name="_32_462">c</text:span><text:span text:style-name="_33_50">c</text:span><text:span text:style-name="_31_240">o</text:span><text:span text:style-name="_32_329">r</text:span><text:span text:style-name="_32_80">d</text:span><text:span text:style-name="_31_777">i</text:span><text:span text:style-name="_32_691">n</text:span><text:span text:style-name="_36_03">g</text:span><text:span text:style-name="_31_561">l</text:span><text:span text:style-name="_32_212">y</text:span><text:span text:style-name="_35_"> </text:span><text:span text:style-name="_31_357">a</text:span><text:span text:style-name="_32_065">l</text:span><text:span text:style-name="_38_77">l</text:span><text:span text:style-name="_39_09"> </text:span><text:span text:style-name="_32_644">e</text:span><text:span text:style-name="_36_74">x</text:span><text:span text:style-name="_31_492">p</text:span><text:span text:style-name="_32_691">e</text:span><text:span text:style-name="_37_09">r</text:span><text:span text:style-name="_31_393">i</text:span><text:span text:style-name="_32_643">e</text:span><text:span text:style-name="_33_40">n</text:span><text:span text:style-name="_31_346">c</text:span><text:span text:style-name="_32_080">e</text:span><text:span text:style-name="_39_"> </text:span><text:span text:style-name="_31_324">h</text:span><text:span text:style-name="_32_475">a</text:span><text:span text:style-name="_35_29">t</text:span><text:span text:style-name="_31_381">h</text:span><text:span text:style-name="_31_809"> </text:span><text:span text:style-name="_36_28">s</text:span><text:span text:style-name="_31_755">h</text:span><text:span text:style-name="_32_224">e</text:span><text:span text:style-name="_36_61">w</text:span><text:span text:style-name="_31_251">n</text:span><text:span text:style-name="_32_209">,</text:span><text:span text:style-name="_39_"> </text:span><text:span text:style-name="_31_237">t</text:span><text:span text:style-name="_32_115">h</text:span><text:span text:style-name="_34_12">a</text:span><text:span text:style-name="_31_237">t</text:span><text:span text:style-name="_31_809"> </text:span><text:span text:style-name="_34_59">h</text:span><text:span text:style-name="_31_708">u</text:span><text:span text:style-name="_32_041">m</text:span><text:span text:style-name="_35_20">a</text:span><text:span text:style-name="_31_431">n</text:span><text:span text:style-name="_32_320">k</text:span><text:span text:style-name="_34_93">i</text:span><text:span text:style-name="_31_599">n</text:span><text:span text:style-name="_32_077">d</text:span><text:span text:style-name="_35_"> </text:span><text:span text:style-name="_31_420">a</text:span><text:span text:style-name="_32_137">r</text:span><text:span text:style-name="_35_31">e</text:span><text:span text:style-name="_39_09"> </text:span><text:span text:style-name="_32_041">m</text:span><text:span text:style-name="_33_39">o</text:span><text:span text:style-name="_31_753">r</text:span><text:span text:style-name="_32_656">e</text:span><text:span text:style-name="_39_"> </text:span><text:span text:style-name="_31_323">d</text:span><text:span text:style-name="_32_281">i</text:span><text:span text:style-name="_38_80">s</text:span><text:span text:style-name="_31_791">p</text:span><text:span text:style-name="_32_404">o</text:span><text:span text:style-name="_34_58">s</text:span><text:span text:style-name="_31_756">e</text:span><text:span text:style-name="_32_317">d</text:span><text:span text:style-name="_35_"> </text:span><text:span text:style-name="_31_309">t</text:span><text:span text:style-name="_32_113">o</text:span><text:span text:style-name="_39_"> </text:span><text:span text:style-name="_31_684">s</text:span><text:span text:style-name="_32_463">u</text:span><text:span text:style-name="_34_57">f</text:span><text:span text:style-name="_31_309">f</text:span><text:span text:style-name="_32_041">e</text:span><text:span text:style-name="_36_61">r</text:span><text:span text:style-name="_31_417">,</text:span><text:span text:style-name="_31_805"> </text:span><text:span text:style-name="_36_97">w</text:span><text:span text:style-name="_31_612">h</text:span><text:span text:style-name="_32_461">i</text:span><text:span text:style-name="_38_05">l</text:span><text:span text:style-name="_31_707">e</text:span><text:span text:style-name="_31_805"> </text:span><text:span text:style-name="_36_03">e</text:span><text:span text:style-name="_31_792">v</text:span><text:span text:style-name="_32_137">i</text:span><text:span text:style-name="_32_29">l</text:span><text:span text:style-name="_31_309">s</text:span><text:span text:style-name="_31_805"> </text:span><text:span text:style-name="_34_11">a</text:span><text:span text:style-name="_31_201">r</text:span><text:span text:style-name="_32_032">e</text:span><text:span text:style-name="_39_"> </text:span><text:span text:style-name="_31_252">s</text:span><text:span text:style-name="_32_331">u</text:span><text:span text:style-name="_34_81">f</text:span><text:span text:style-name="_31_489">f</text:span><text:span text:style-name="_32_152">e</text:span><text:span text:style-name="_36_97">r</text:span><text:span text:style-name="_31_167">a</text:span><text:span text:style-name="_32_464">b</text:span><text:span text:style-name="_34_93">l</text:span><text:span text:style-name="_31_239">e</text:span><text:span text:style-name="_32_497">,</text:span><text:span text:style-name="_39_"> </text:span><text:span text:style-name="_31_609">t</text:span><text:span text:style-name="_32_331">h</text:span><text:span text:style-name="_38_80">a</text:span><text:span text:style-name="_31_741">n</text:span><text:span text:style-name="_31_805"> </text:span><text:span text:style-name="_32_65">t</text:span><text:span text:style-name="_31_165">o</text:span><text:span text:style-name="_31_809"> </text:span><text:span text:style-name="_38_05">r</text:span><text:span text:style-name="_31_741">i</text:span><text:span text:style-name="_32_644">g</text:span><text:span text:style-name="_34_83">h</text:span><text:span text:style-name="_31_777">t</text:span><text:span text:style-name="_31_809"> </text:span><text:span text:style-name="_37_09">t</text:span><text:span text:style-name="_31_671">h</text:span><text:span text:style-name="_32_584">e</text:span><text:span text:style-name="_38_41">m</text:span><text:span text:style-name="_31_706">s</text:span><text:span text:style-name="_32_440">e</text:span><text:span text:style-name="_37_81">l</text:span><text:span text:style-name="_31_252">v</text:span><text:span text:style-name="_32_679">e</text:span><text:span text:style-name="_38_89">s</text:span><text:span text:style-name="_39_09"> </text:span><text:span text:style-name="_32_463">b</text:span><text:span text:style-name="_38_20">y</text:span><text:span text:style-name="_39_05"> </text:span><text:span text:style-name="_32_571">a</text:span><text:span text:style-name="_32_68">b</text:span><text:span text:style-name="_31_780">o</text:span><text:span text:style-name="_32_077">l</text:span><text:span text:style-name="_36_73">i</text:span><text:span text:style-name="_31_598">s</text:span><text:span text:style-name="_32_080">h</text:span><text:span text:style-name="_34_57">i</text:span><text:span text:style-name="_31_575">n</text:span><text:span text:style-name="_32_317">g</text:span><text:span text:style-name="_39_"> </text:span><text:span text:style-name="_31_249">t</text:span><text:span text:style-name="_32_691">h</text:span><text:span text:style-name="_34_12">e</text:span><text:span text:style-name="_39_05"> </text:span><text:span text:style-name="_32_653">f</text:span><text:span text:style-name="_37_83">o</text:span><text:span text:style-name="_31_357">r</text:span><text:span text:style-name="_32_389">m</text:span><text:span text:style-name="_36_64">s</text:span><text:span text:style-name="_39_05"> </text:span><text:span text:style-name="_32_209">t</text:span><text:span text:style-name="_38_53">o</text:span><text:span text:style-name="_39_09"> </text:span><text:span text:style-name="_32_677">w</text:span><text:span text:style-name="_38_19">h</text:span><text:span text:style-name="_31_357">i</text:span><text:span text:style-name="_32_068">c</text:span><text:span text:style-name="_34_93">h</text:span><text:span text:style-name="_39_05"> </text:span><text:span text:style-name="_32_509">t</text:span><text:span text:style-name="_34_96">h</text:span><text:span text:style-name="_31_347">e</text:span><text:span text:style-name="_32_437">y</text:span><text:span text:style-name="_35_"> </text:span><text:span text:style-name="_31_684">a</text:span><text:span text:style-name="_32_461">r</text:span><text:span text:style-name="_34_59">e</text:span><text:span text:style-name="_39_09"> </text:span><text:span text:style-name="_32_247">a</text:span><text:span text:style-name="_36_04">c</text:span><text:span text:style-name="_31_382">c</text:span><text:span text:style-name="_32_320">u</text:span><text:span text:style-name="_38_42">s</text:span><text:span text:style-name="_31_141">t</text:span><text:span text:style-name="_32_044">o</text:span><text:span text:style-name="_33_37">m</text:span><text:span text:style-name="_31_216">e</text:span><text:span text:style-name="_32_583">d</text:span><text:span text:style-name="_33_01">.</text:span><text:span text:style-name="_39_09"> </text:span><text:span text:style-name="_32_281">B</text:span><text:span text:style-name="_36_25">u</text:span><text:span text:style-name="_31_573">t</text:span><text:span text:style-name="_31_805"> </text:span><text:span text:style-name="_33_49">w</text:span><text:span text:style-name="_31_756">h</text:span><text:span text:style-name="_32_151">e</text:span><text:span text:style-name="_35_17">n</text:span><text:span text:style-name="_39_05"> </text:span><text:span text:style-name="_32_401">a</text:span><text:span text:style-name="_35_"> </text:span><text:span text:style-name="_31_609">l</text:span><text:span text:style-name="_32_224">o</text:span><text:span text:style-name="_33_51">n</text:span><text:span text:style-name="_31_537">g</text:span><text:span text:style-name="_31_809"> </text:span><text:span text:style-name="_34_57">t</text:span><text:span text:style-name="_31_345">r</text:span><text:span text:style-name="_32_511">a</text:span><text:span text:style-name="_36_37">i</text:span><text:span text:style-name="_31_312">n</text:span><text:span text:style-name="_31_805"> </text:span><text:span text:style-name="_38_05">o</text:span><text:span text:style-name="_31_525">f</text:span><text:span text:style-name="_31_805"> </text:span><text:span text:style-name="_32_80">a</text:span><text:span text:style-name="_31_683">b</text:span><text:span text:style-name="_32_583">u</text:span><text:span text:style-name="_32_44">s</text:span><text:span text:style-name="_31_420">e</text:span><text:span text:style-name="_32_258">s</text:span><text:span text:style-name="_35_"> </text:span><text:span text:style-name="_31_611">a</text:span><text:span text:style-name="_32_440">n</text:span><text:span text:style-name="_36_97">d</text:span><text:span text:style-name="_39_09"> </text:span><text:span text:style-name="_32_608">u</text:span><text:span text:style-name="_37_82">s</text:span><text:span text:style-name="_31_792">u</text:span><text:span text:style-name="_32_461">r</text:span><text:span text:style-name="_38_43">p</text:span><text:span text:style-name="_31_348">a</text:span><text:span text:style-name="_32_041">t</text:span><text:span text:style-name="_36_37">i</text:span><text:span text:style-name="_31_779">o</text:span><text:span text:style-name="_32_620">n</text:span><text:span text:style-name="_32_42">s</text:span><text:span text:style-name="_31_741">,</text:span><text:span text:style-name="_31_809"> </text:span><text:span text:style-name="_38_44">p</text:span><text:span text:style-name="_31_167">u</text:span><text:span text:style-name="_32_677">r</text:span><text:span text:style-name="_34_22">s</text:span><text:span text:style-name="_31_312">u</text:span><text:span text:style-name="_32_389">i</text:span><text:span text:style-name="_33_51">n</text:span><text:span text:style-name="_31_504">g</text:span><text:span text:style-name="_31_805"> </text:span><text:span text:style-name="_38_53">i</text:span><text:span text:style-name="_31_420">n</text:span><text:span text:style-name="_32_438">v</text:span><text:span text:style-name="_32_80">a</text:span><text:span text:style-name="_31_141">r</text:span><text:span text:style-name="_32_425">i</text:span><text:span text:style-name="_35_31">a</text:span><text:span text:style-name="_31_708">b</text:span><text:span text:style-name="_32_653">l</text:span><text:span text:style-name="_36_38">y</text:span><text:span text:style-name="_39_09"> </text:span><text:span text:style-name="_32_473">t</text:span><text:span text:style-name="_35_31">h</text:span><text:span text:style-name="_31_168">e</text:span><text:span text:style-name="_31_805"> </text:span><text:span text:style-name="_35_90">s</text:span><text:span text:style-name="_31_672">a</text:span><text:span text:style-name="_32_653">m</text:span><text:span text:style-name="_34_93">e</text:span><text:span text:style-name="_39_05"> </text:span><text:span text:style-name="_32_113">O</text:span><text:span text:style-name="_32_31">b</text:span><text:span text:style-name="_31_393">j</text:span><text:span text:style-name="_32_260">e</text:span><text:span text:style-name="_37_69">c</text:span><text:span text:style-name="_31_141">t</text:span><text:span text:style-name="_31_809"> </text:span><text:span text:style-name="_38_44">e</text:span><text:span text:style-name="_31_130">v</text:span><text:span text:style-name="_32_509">i</text:span><text:span text:style-name="_33_52">n</text:span><text:span text:style-name="_31_130">c</text:span><text:span text:style-name="_32_464">e</text:span><text:span text:style-name="_36_62">s</text:span><text:span text:style-name="_39_05"> </text:span><text:span text:style-name="_32_101">a</text:span><text:span text:style-name="_35_"> </text:span><text:span text:style-name="_31_528">d</text:span><text:span text:style-name="_32_043">e</text:span><text:span text:style-name="_36_26">s</text:span><text:span text:style-name="_31_489">i</text:span><text:span text:style-name="_32_656">g</text:span><text:span text:style-name="_34_93">n</text:span><text:span text:style-name="_39_09"> </text:span><text:span text:style-name="_32_329">t</text:span><text:span text:style-name="_35_89">o</text:span><text:span text:style-name="_39_09"> </text:span><text:span text:style-name="_32_617">r</text:span><text:span text:style-name="_33_03">e</text:span><text:span text:style-name="_31_432">d</text:span><text:span text:style-name="_32_223">u</text:span><text:span text:style-name="_33_40">c</text:span><text:span text:style-name="_31_237">e</text:span><text:span text:style-name="_31_805"> </text:span><text:span text:style-name="_33_37">t</text:span><text:span text:style-name="_31_239">h</text:span><text:span text:style-name="_32_392">e</text:span><text:span text:style-name="_35_29">m</text:span><text:span text:style-name="_39_05"> </text:span><text:span text:style-name="_32_332">u</text:span><text:span text:style-name="_35_19">n</text:span><text:span text:style-name="_31_528">d</text:span><text:span text:style-name="_32_031">e</text:span><text:span text:style-name="_35_17">r</text:span><text:span text:style-name="_39_05"> </text:span><text:span text:style-name="_32_224">a</text:span><text:span text:style-name="_33_15">b</text:span><text:span text:style-name="_31_420">s</text:span><text:span text:style-name="_32_031">o</text:span><text:span text:style-name="_38_77">l</text:span><text:span text:style-name="_31_131">u</text:span><text:span text:style-name="_32_317">t</text:span><text:span text:style-name="_35_92">e</text:span><text:span text:style-name="_39_09"> </text:span><text:span text:style-name="_32_497">D</text:span><text:span text:style-name="_36_99">e</text:span><text:span text:style-name="_31_216">s</text:span><text:span text:style-name="_32_511">p</text:span><text:span text:style-name="_38_20">o</text:span><text:span text:style-name="_31_429">t</text:span><text:span text:style-name="_32_281">i</text:span><text:span text:style-name="_33_01">s</text:span><text:span text:style-name="_31_177">m</text:span><text:span text:style-name="_32_497">,</text:span><text:span text:style-name="_35_"> </text:span><text:span text:style-name="_31_213">i</text:span><text:span text:style-name="_32_041">t</text:span><text:span text:style-name="_39_"> </text:span><text:span text:style-name="_31_609">i</text:span><text:span text:style-name="_32_149">s</text:span><text:span text:style-name="_35_"> </text:span><text:span text:style-name="_31_417">t</text:span><text:span text:style-name="_32_296">h</text:span><text:span text:style-name="_38_07">e</text:span><text:span text:style-name="_31_309">i</text:span><text:span text:style-name="_32_389">r</text:span><text:span text:style-name="_39_"> </text:span><text:span text:style-name="_31_165">r</text:span><text:span text:style-name="_32_317">i</text:span><text:span text:style-name="_36_28">g</text:span><text:span text:style-name="_31_251">h</text:span><text:span text:style-name="_32_065">t</text:span><text:span text:style-name="_36_37">,</text:span><text:span text:style-name="_39_05"> </text:span><text:span text:style-name="_32_653">i</text:span><text:span text:style-name="_36_37">t</text:span><text:span text:style-name="_39_09"> </text:span><text:span text:style-name="_32_221">i</text:span><text:span text:style-name="_34_09">s</text:span><text:span text:style-name="_39_09"> </text:span><text:span text:style-name="_32_605">t</text:span><text:span text:style-name="_36_04">h</text:span><text:span text:style-name="_31_347">e</text:span><text:span text:style-name="_32_137">i</text:span><text:span text:style-name="_34_09">r</text:span><text:span text:style-name="_39_05"> </text:span><text:span text:style-name="_32_223">d</text:span><text:span text:style-name="_33_16">u</text:span><text:span text:style-name="_31_525">t</text:span><text:span text:style-name="_32_209">y</text:span><text:span text:style-name="_36_61">,</text:span><text:span text:style-name="_39_05"> </text:span><text:span text:style-name="_32_113">t</text:span><text:span text:style-name="_34_81">o</text:span><text:span text:style-name="_39_09"> </text:span><text:span text:style-name="_32_653">t</text:span><text:span text:style-name="_34_84">h</text:span><text:span text:style-name="_31_213">r</text:span><text:span text:style-name="_32_691">o</text:span><text:span text:style-name="_37_09">w</text:span><text:span text:style-name="_39_09"> </text:span><text:span text:style-name="_32_113">o</text:span><text:span text:style-name="_33_37">f</text:span><text:span text:style-name="_31_753">f</text:span><text:span text:style-name="_31_805"> </text:span><text:span text:style-name="_38_44">s</text:span><text:span text:style-name="_31_563">u</text:span><text:span text:style-name="_32_476">c</text:span><text:span text:style-name="_38_19">h</text:span><text:span text:style-name="_39_09"> </text:span><text:span text:style-name="_32_221">G</text:span><text:span text:style-name="_34_24">o</text:span><text:span text:style-name="_31_394">v</text:span><text:span text:style-name="_32_427">e</text:span><text:span text:style-name="_33_37">r</text:span><text:span text:style-name="_31_216">n</text:span><text:span text:style-name="_32_473">m</text:span><text:span text:style-name="_32_43">e</text:span><text:span text:style-name="_31_708">n</text:span><text:span text:style-name="_32_329">t</text:span><text:span text:style-name="_36_97">,</text:span><text:span text:style-name="_39_05"> </text:span><text:span text:style-name="_32_511">a</text:span><text:span text:style-name="_32_32">n</text:span><text:span text:style-name="_31_141">d</text:span><text:span text:style-name="_31_805"> </text:span><text:span text:style-name="_33_13">t</text:span><text:span text:style-name="_31_321">o</text:span><text:span text:style-name="_31_809"> </text:span><text:span text:style-name="_32_79">p</text:span><text:span text:style-name="_31_309">r</text:span><text:span text:style-name="_32_464">o</text:span><text:span text:style-name="_33_50">v</text:span><text:span text:style-name="_31_741">i</text:span><text:span text:style-name="_32_032">d</text:span><text:span text:style-name="_34_81">e</text:span><text:span text:style-name="_39_09"> </text:span><text:span text:style-name="_32_247">n</text:span><text:span text:style-name="_38_20">e</text:span><text:span text:style-name="_31_129">w</text:span><text:span text:style-name="_31_805"> </text:span><text:span text:style-name="_38_05">G</text:span><text:span text:style-name="_31_395">u</text:span><text:span text:style-name="_32_152">a</text:span><text:span text:style-name="_35_29">r</text:span><text:span text:style-name="_31_611">d</text:span><text:span text:style-name="_32_680">s</text:span><text:span text:style-name="_39_"> </text:span><text:span text:style-name="_31_381">f</text:span><text:span text:style-name="_32_641">o</text:span><text:span text:style-name="_38_41">r</text:span><text:span text:style-name="_39_05"> </text:span><text:span text:style-name="_32_641">t</text:span><text:span text:style-name="_36_04">h</text:span><text:span text:style-name="_31_563">e</text:span><text:span text:style-name="_32_317">i</text:span><text:span text:style-name="_35_29">r</text:span><text:span text:style-name="_39_09"> </text:span><text:span text:style-name="_32_605">f</text:span><text:span text:style-name="_32_67">u</text:span><text:span text:style-name="_31_357">t</text:span><text:span text:style-name="_32_584">u</text:span><text:span text:style-name="_32_29">r</text:span><text:span text:style-name="_31_201">e</text:span><text:span text:style-name="_31_809"> </text:span><text:span text:style-name="_37_10">s</text:span><text:span text:style-name="_31_396">e</text:span><text:span text:style-name="_32_068">c</text:span><text:span text:style-name="_38_55">u</text:span><text:span text:style-name="_31_537">r</text:span><text:span text:style-name="_32_677">i</text:span><text:span text:style-name="_36_73">t</text:span><text:span text:style-name="_31_178">y</text:span><text:span text:style-name="_32_257">.</text:span>--<text:span text:style-name="_32_641">S</text:span><text:span text:style-name="_36_64">u</text:span><text:span text:style-name="_31_528">c</text:span><text:span text:style-name="_32_079">h</text:span><text:span text:style-name="_35_"> </text:span><text:span text:style-name="_31_143">h</text:span><text:span text:style-name="_32_476">a</text:span><text:span text:style-name="_38_17">s</text:span><text:span text:style-name="_39_05"> </text:span><text:span text:style-name="_32_692">b</text:span><text:span text:style-name="_36_27">e</text:span><text:span text:style-name="_31_167">e</text:span><text:span text:style-name="_32_284">n</text:span><text:span text:style-name="_39_"> </text:span><text:span text:style-name="_31_177">t</text:span><text:span text:style-name="_32_655">h</text:span><text:span text:style-name="_37_00">e</text:span><text:span text:style-name="_39_09"> </text:span><text:span text:style-name="_32_427">p</text:span><text:span text:style-name="_32_68">a</text:span><text:span text:style-name="_31_741">t</text:span><text:span text:style-name="_32_617">i</text:span><text:span text:style-name="_38_91">e</text:span><text:span text:style-name="_31_432">n</text:span><text:span text:style-name="_32_029">t</text:span><text:span text:style-name="_39_"> </text:span><text:span text:style-name="_31_778">s</text:span><text:span text:style-name="_32_428">u</text:span><text:span text:style-name="_38_53">f</text:span><text:span text:style-name="_31_741">f</text:span><text:span text:style-name="_32_512">e</text:span><text:span text:style-name="_36_01">r</text:span><text:span text:style-name="_31_743">a</text:span><text:span text:style-name="_32_607">n</text:span><text:span text:style-name="_34_12">c</text:span><text:span text:style-name="_31_165">e</text:span><text:span text:style-name="_31_805"> </text:span><text:span text:style-name="_38_53">o</text:span><text:span text:style-name="_31_609">f</text:span><text:span text:style-name="_31_809"> </text:span><text:span text:style-name="_32_29">t</text:span><text:span text:style-name="_31_203">h</text:span><text:span text:style-name="_32_680">e</text:span><text:span text:style-name="_36_02">s</text:span><text:span text:style-name="_31_684">e</text:span><text:span text:style-name="_31_809"> </text:span><text:span text:style-name="_34_57">C</text:span><text:span text:style-name="_31_503">o</text:span><text:span text:style-name="_32_569">l</text:span><text:span text:style-name="_34_84">o</text:span><text:span text:style-name="_31_527">n</text:span><text:span text:style-name="_32_257">i</text:span><text:span text:style-name="_33_40">e</text:span><text:span text:style-name="_31_381">s</text:span><text:span text:style-name="_32_689">;</text:span><text:span text:style-name="_39_"> </text:span><text:span text:style-name="_31_180">a</text:span><text:span text:style-name="_32_679">n</text:span><text:span text:style-name="_34_81">d</text:span><text:span text:style-name="_39_09"> </text:span><text:span text:style-name="_32_680">s</text:span><text:span text:style-name="_32_43">u</text:span><text:span text:style-name="_31_346">c</text:span><text:span text:style-name="_32_284">h</text:span><text:span text:style-name="_39_"> </text:span><text:span text:style-name="_31_129">i</text:span><text:span text:style-name="_32_209">s</text:span><text:span text:style-name="_35_"> </text:span><text:span text:style-name="_31_683">n</text:span><text:span text:style-name="_32_680">o</text:span><text:span text:style-name="_36_97">w</text:span><text:span text:style-name="_39_09"> </text:span><text:span text:style-name="_32_137">t</text:span><text:span text:style-name="_33_40">h</text:span><text:span text:style-name="_31_131">e</text:span><text:span text:style-name="_31_809"> </text:span><text:span text:style-name="_37_72">n</text:span><text:span text:style-name="_31_719">e</text:span><text:span text:style-name="_32_462">c</text:span><text:span text:style-name="_35_92">e</text:span><text:span text:style-name="_31_672">s</text:span><text:span text:style-name="_32_222">s</text:span><text:span text:style-name="_38_05">i</text:span><text:span text:style-name="_31_321">t</text:span><text:span text:style-name="_32_389">y</text:span><text:span text:style-name="_39_"> </text:span><text:span text:style-name="_31_237">w</text:span><text:span text:style-name="_32_680">h</text:span><text:span text:style-name="_38_41">i</text:span><text:span text:style-name="_31_382">c</text:span><text:span text:style-name="_32_437">h</text:span><text:span text:style-name="_35_"> </text:span><text:span text:style-name="_31_576">c</text:span><text:span text:style-name="_32_427">o</text:span><text:span text:style-name="_36_39">n</text:span><text:span text:style-name="_31_792">s</text:span><text:span text:style-name="_32_281">t</text:span><text:span text:style-name="_38_53">r</text:span><text:span text:style-name="_31_395">a</text:span><text:span text:style-name="_32_605">i</text:span><text:span text:style-name="_32_68">n</text:span><text:span text:style-name="_31_249">s</text:span><text:span text:style-name="_31_809"> </text:span><text:span text:style-name="_34_57">t</text:span><text:span text:style-name="_31_240">h</text:span><text:span text:style-name="_32_223">e</text:span><text:span text:style-name="_33_49">m</text:span><text:span text:style-name="_39_05"> </text:span><text:span text:style-name="_32_461">t</text:span><text:span text:style-name="_36_97">o</text:span><text:span text:style-name="_39_05"> </text:span><text:span text:style-name="_32_080">a</text:span><text:span text:style-name="_32_29">l</text:span><text:span text:style-name="_31_501">t</text:span><text:span text:style-name="_32_211">e</text:span><text:span text:style-name="_34_93">r</text:span><text:span text:style-name="_39_05"> </text:span><text:span text:style-name="_32_329">t</text:span><text:span text:style-name="_33_16">h</text:span><text:span text:style-name="_31_683">e</text:span><text:span text:style-name="_32_389">i</text:span><text:span text:style-name="_34_21">r</text:span><text:span text:style-name="_39_05"> </text:span><text:span text:style-name="_32_641">f</text:span><text:span text:style-name="_33_52">o</text:span><text:span text:style-name="_31_201">r</text:span><text:span text:style-name="_32_029">m</text:span><text:span text:style-name="_35_19">e</text:span><text:span text:style-name="_31_141">r</text:span><text:span text:style-name="_31_809"> </text:span><text:span text:style-name="_36_73">S</text:span><text:span text:style-name="_31_718">y</text:span><text:span text:style-name="_32_104">s</text:span><text:span text:style-name="_34_81">t</text:span><text:span text:style-name="_31_143">e</text:span><text:span text:style-name="_32_473">m</text:span><text:span text:style-name="_38_56">s</text:span><text:span text:style-name="_39_05"> </text:span><text:span text:style-name="_32_401">o</text:span><text:span text:style-name="_36_25">f</text:span><text:span text:style-name="_39_09"> </text:span><text:span text:style-name="_32_677">G</text:span><text:span text:style-name="_38_43">o</text:span><text:span text:style-name="_31_324">v</text:span><text:span text:style-name="_32_224">e</text:span><text:span text:style-name="_33_01">r</text:span><text:span text:style-name="_31_131">n</text:span><text:span text:style-name="_32_617">m</text:span><text:span text:style-name="_34_48">e</text:span><text:span text:style-name="_31_683">n</text:span><text:span text:style-name="_32_581">t</text:span><text:span text:style-name="_33_37">.</text:span><text:span text:style-name="_39_09"> </text:span><text:span text:style-name="_32_461">T</text:span><text:span text:style-name="_36_63">h</text:span><text:span text:style-name="_31_792">e</text:span><text:span text:style-name="_31_809"> </text:span><text:span text:style-name="_34_83">h</text:span><text:span text:style-name="_31_681">i</text:span><text:span text:style-name="_32_212">s</text:span><text:span text:style-name="_38_89">t</text:span><text:span text:style-name="_31_396">o</text:span><text:span text:style-name="_32_581">r</text:span><text:span text:style-name="_33_14">y</text:span><text:span text:style-name="_39_09"> </text:span><text:span text:style-name="_32_425">o</text:span><text:span text:style-name="_36_61">f</text:span><text:span text:style-name="_39_05"> </text:span><text:span text:style-name="_32_101">t</text:span><text:span text:style-name="_37_00">h</text:span><text:span text:style-name="_31_395">e</text:span><text:span text:style-name="_31_809"> </text:span><text:span text:style-name="_34_11">p</text:span><text:span text:style-name="_31_177">r</text:span><text:span text:style-name="_32_224">e</text:span><text:span text:style-name="_35_20">s</text:span><text:span text:style-name="_31_311">e</text:span><text:span text:style-name="_32_389">n</text:span><text:span text:style-name="_37_69">t</text:span><text:span text:style-name="_39_09"> </text:span><text:span text:style-name="_32_245">K</text:span><text:span text:style-name="_38_89">i</text:span><text:span text:style-name="_31_324">n</text:span><text:span text:style-name="_32_403">g</text:span><text:span text:style-name="_39_"> </text:span><text:span text:style-name="_31_213">o</text:span><text:span text:style-name="_32_329">f</text:span><text:span text:style-name="_35_"> </text:span><text:span text:style-name="_31_213">G</text:span><text:span text:style-name="_32_509">r</text:span><text:span text:style-name="_37_84">e</text:span><text:span text:style-name="_31_431">a</text:span><text:span text:style-name="_32_281">t</text:span><text:span text:style-name="_35_"> </text:span><text:span text:style-name="_31_753">U</text:span><text:span text:style-name="_32_257">.</text:span><text:span text:style-name="_36_97">K</text:span><text:span text:style-name="_31_561">.</text:span><text:span text:style-name="_31_805"> </text:span><text:span text:style-name="_38_41">i</text:span><text:span text:style-name="_31_717">s</text:span><text:span text:style-name="_31_809"> </text:span><text:span text:style-name="_32_41">a</text:span><text:span text:style-name="_39_09"> </text:span><text:span text:style-name="_32_212">h</text:span><text:span text:style-name="_38_53">i</text:span><text:span text:style-name="_31_142">s</text:span><text:span text:style-name="_32_329">t</text:span><text:span text:style-name="_36_03">o</text:span><text:span text:style-name="_31_753">r</text:span><text:span text:style-name="_32_440">y</text:span><text:span text:style-name="_35_"> </text:span><text:span text:style-name="_31_789">o</text:span><text:span text:style-name="_32_401">f</text:span><text:span text:style-name="_35_"> </text:span><text:span text:style-name="_31_213">r</text:span><text:span text:style-name="_32_644">e</text:span><text:span text:style-name="_34_46">c</text:span><text:span text:style-name="_31_719">u</text:span><text:span text:style-name="_32_425">r</text:span><text:span text:style-name="_32_65">r</text:span><text:span text:style-name="_31_564">e</text:span><text:span text:style-name="_32_113">n</text:span><text:span text:style-name="_35_89">t</text:span><text:span text:style-name="_39_05"> </text:span><text:span text:style-name="_32_281">i</text:span><text:span text:style-name="_32_31">n</text:span><text:span text:style-name="_31_669">j</text:span><text:span text:style-name="_32_332">u</text:span><text:span text:style-name="_36_61">r</text:span><text:span text:style-name="_31_393">i</text:span><text:span text:style-name="_32_079">e</text:span><text:span text:style-name="_33_04">s</text:span><text:span text:style-name="_39_05"> </text:span><text:span text:style-name="_32_283">a</text:span><text:span text:style-name="_37_84">n</text:span><text:span text:style-name="_31_561">d</text:span><text:span text:style-name="_31_809"> </text:span><text:span text:style-name="_36_63">u</text:span><text:span text:style-name="_31_432">s</text:span><text:span text:style-name="_32_476">u</text:span><text:span text:style-name="_33_49">r</text:span><text:span text:style-name="_31_215">p</text:span><text:span text:style-name="_32_404">a</text:span><text:span text:style-name="_37_81">t</text:span><text:span text:style-name="_31_381">i</text:span><text:span text:style-name="_32_475">o</text:span><text:span text:style-name="_37_84">n</text:span><text:span text:style-name="_31_682">s</text:span><text:span text:style-name="_32_077">,</text:span><text:span text:style-name="_39_"> </text:span><text:span text:style-name="_31_753">a</text:span><text:span text:style-name="_32_065">l</text:span><text:span text:style-name="_34_57">l</text:span><text:span text:style-name="_39_09"> </text:span><text:span text:style-name="_32_044">h</text:span><text:span text:style-name="_36_03">a</text:span><text:span text:style-name="_31_490">v</text:span><text:span text:style-name="_32_221">i</text:span><text:span text:style-name="_36_28">n</text:span><text:span text:style-name="_31_177">g</text:span><text:span text:style-name="_31_809"> </text:span><text:span text:style-name="_35_29">i</text:span><text:span text:style-name="_31_345">n</text:span><text:span text:style-name="_31_809"> </text:span><text:span text:style-name="_32_43">d</text:span><text:span text:style-name="_31_357">i</text:span><text:span text:style-name="_32_461">r</text:span><text:span text:style-name="_35_92">e</text:span><text:span text:style-name="_31_573">c</text:span><text:span text:style-name="_32_437">t</text:span><text:span text:style-name="_35_"> </text:span><text:span text:style-name="_31_396">o</text:span><text:span text:style-name="_32_043">b</text:span><text:span text:style-name="_34_81">j</text:span><text:span text:style-name="_31_720">e</text:span><text:span text:style-name="_32_606">c</text:span><text:span text:style-name="_38_17">t</text:span><text:span text:style-name="_39_09"> </text:span><text:span text:style-name="_32_689">t</text:span><text:span text:style-name="_36_27">h</text:span><text:span text:style-name="_31_144">e</text:span><text:span text:style-name="_31_809"> </text:span><text:span text:style-name="_36_28">e</text:span><text:span text:style-name="_31_718">s</text:span><text:span text:style-name="_32_677">t</text:span><text:span text:style-name="_38_08">a</text:span><text:span text:style-name="_31_347">b</text:span><text:span text:style-name="_32_137">l</text:span><text:span text:style-name="_38_41">i</text:span><text:span text:style-name="_31_708">s</text:span><text:span text:style-name="_32_427">h</text:span><text:span text:style-name="_36_25">m</text:span><text:span text:style-name="_31_384">e</text:span><text:span text:style-name="_32_043">n</text:span><text:span text:style-name="_36_97">t</text:span><text:span text:style-name="_39_09"> </text:span><text:span text:style-name="_32_437">o</text:span><text:span text:style-name="_36_25">f</text:span><text:span text:style-name="_39_05"> </text:span><text:span text:style-name="_32_320">a</text:span><text:span text:style-name="_34_47">n</text:span><text:span text:style-name="_39_05"> </text:span><text:span text:style-name="_32_511">a</text:span><text:span text:style-name="_36_04">b</text:span><text:span text:style-name="_31_792">s</text:span><text:span text:style-name="_32_571">o</text:span><text:span text:style-name="_34_81">l</text:span><text:span text:style-name="_31_168">u</text:span><text:span text:style-name="_32_281">t</text:span><text:span text:style-name="_38_91">e</text:span><text:span text:style-name="_39_05"> </text:span><text:span text:style-name="_32_209">T</text:span><text:span text:style-name="_32_78">y</text:span><text:span text:style-name="_31_249">r</text:span><text:span text:style-name="_32_032">a</text:span><text:span text:style-name="_34_84">n</text:span><text:span text:style-name="_31_599">n</text:span><text:span text:style-name="_32_605">y</text:span><text:span text:style-name="_39_"> </text:span><text:span text:style-name="_31_144">o</text:span><text:span text:style-name="_32_102">v</text:span><text:span text:style-name="_33_37">e</text:span><text:span text:style-name="_31_777">r</text:span><text:span text:style-name="_31_809"> </text:span><text:span text:style-name="_35_89">t</text:span><text:span text:style-name="_31_791">h</text:span><text:span text:style-name="_32_584">e</text:span><text:span text:style-name="_37_10">s</text:span><text:span text:style-name="_31_744">e</text:span><text:span text:style-name="_31_809"> </text:span><text:span text:style-name="_36_73">S</text:span><text:span text:style-name="_31_177">t</text:span><text:span text:style-name="_32_403">a</text:span><text:span text:style-name="_33_37">t</text:span><text:span text:style-name="_31_324">e</text:span><text:span text:style-name="_32_497">s</text:span><text:span text:style-name="_34_81">.</text:span><text:span text:style-name="_39_05"> </text:span><text:span text:style-name="_32_401">T</text:span><text:span text:style-name="_34_21">o</text:span><text:span text:style-name="_39_05"> </text:span><text:span text:style-name="_32_115">p</text:span><text:span text:style-name="_37_09">r</text:span><text:span text:style-name="_31_576">o</text:span><text:span text:style-name="_32_572">v</text:span><text:span text:style-name="_34_23">e</text:span><text:span text:style-name="_39_09"> </text:span><text:span text:style-name="_32_149">t</text:span><text:span text:style-name="_34_95">h</text:span><text:span text:style-name="_31_249">i</text:span><text:span text:style-name="_32_116">s</text:span><text:span text:style-name="_35_29">,</text:span><text:span text:style-name="_39_05"> </text:span><text:span text:style-name="_32_461">l</text:span><text:span text:style-name="_37_09">e</text:span><text:span text:style-name="_31_357">t</text:span><text:span text:style-name="_31_805"> </text:span><text:span text:style-name="_32_41">F</text:span><text:span text:style-name="_31_359">a</text:span><text:span text:style-name="_32_404">c</text:span><text:span text:style-name="_36_97">t</text:span><text:span text:style-name="_31_321">s</text:span><text:span text:style-name="_31_805"> </text:span><text:span text:style-name="_33_40">b</text:span><text:span text:style-name="_31_539">e</text:span><text:span text:style-name="_31_809"> </text:span><text:span text:style-name="_37_82">s</text:span><text:span text:style-name="_31_792">u</text:span><text:span text:style-name="_32_463">b</text:span><text:span text:style-name="_35_89">m</text:span><text:span text:style-name="_31_609">i</text:span><text:span text:style-name="_32_617">t</text:span><text:span text:style-name="_34_45">t</text:span><text:span text:style-name="_31_216">e</text:span><text:span text:style-name="_32_473">d</text:span><text:span text:style-name="_39_"> </text:span><text:span text:style-name="_31_249">t</text:span><text:span text:style-name="_32_677">o</text:span><text:span text:style-name="_39_"> </text:span><text:span text:style-name="_31_537">a</text:span><text:span text:style-name="_31_805"> </text:span><text:span text:style-name="_37_72">c</text:span><text:span text:style-name="_31_743">a</text:span><text:span text:style-name="_32_152">n</text:span><text:span text:style-name="_34_83">d</text:span><text:span text:style-name="_31_489">i</text:span><text:span text:style-name="_32_065">d</text:span><text:span text:style-name="_39_"> </text:span><text:span text:style-name="_31_237">w</text:span><text:span text:style-name="_32_584">o</text:span><text:span text:style-name="_34_21">r</text:span><text:span text:style-name="_31_381">l</text:span><text:span text:style-name="_32_619">d</text:span><text:span text:style-name="_35_89">.</text:span></text:p>
      <text:p text:style-name="P1"><text:span text:style-name="_32_317">H</text:span><text:span text:style-name="_34_21">e</text:span><text:span text:style-name="_39_05"> </text:span><text:span text:style-name="_32_476">h</text:span><text:span text:style-name="_35_19">a</text:span><text:span text:style-name="_31_741">s</text:span><text:span text:style-name="_31_809"> </text:span><text:span text:style-name="_37_69">r</text:span><text:span text:style-name="_31_528">e</text:span><text:span text:style-name="_32_581">f</text:span><text:span text:style-name="_38_43">u</text:span><text:span text:style-name="_31_754">s</text:span><text:span text:style-name="_32_500">e</text:span><text:span text:style-name="_33_37">d</text:span><text:span text:style-name="_39_05"> </text:span><text:span text:style-name="_32_152">h</text:span><text:span text:style-name="_37_69">i</text:span><text:span text:style-name="_31_670">s</text:span><text:span text:style-name="_31_805"> </text:span><text:span text:style-name="_34_09">A</text:span><text:span text:style-name="_31_792">s</text:span><text:span text:style-name="_32_390">s</text:span><text:span text:style-name="_38_08">e</text:span><text:span text:style-name="_31_179">n</text:span><text:span text:style-name="_32_065">t</text:span><text:span text:style-name="_35_"> </text:span><text:span text:style-name="_31_525">t</text:span><text:span text:style-name="_32_077">o</text:span><text:span text:style-name="_39_"> </text:span><text:span text:style-name="_31_681">L</text:span><text:span text:style-name="_32_643">a</text:span><text:span text:style-name="_34_81">w</text:span><text:span text:style-name="_31_252">s</text:span><text:span text:style-name="_32_641">,</text:span><text:span text:style-name="_35_"> </text:span><text:span text:style-name="_31_393">t</text:span><text:span text:style-name="_32_295">h</text:span><text:span text:style-name="_33_40">e</text:span><text:span text:style-name="_39_05"> </text:span><text:span text:style-name="_32_029">m</text:span><text:span text:style-name="_34_60">o</text:span><text:span text:style-name="_31_718">s</text:span><text:span text:style-name="_32_101">t</text:span><text:span text:style-name="_39_"> </text:span><text:span text:style-name="_31_177">w</text:span><text:span text:style-name="_32_500">h</text:span><text:span text:style-name="_36_99">o</text:span><text:span text:style-name="_31_777">l</text:span><text:span text:style-name="_32_080">e</text:span><text:span text:style-name="_38_18">s</text:span><text:span text:style-name="_31_672">o</text:span><text:span text:style-name="_32_041">m</text:span><text:span text:style-name="_35_91">e</text:span><text:span text:style-name="_39_05"> </text:span><text:span text:style-name="_32_607">a</text:span><text:span text:style-name="_37_12">n</text:span><text:span text:style-name="_31_597">d</text:span><text:span text:style-name="_31_809"> </text:span><text:span text:style-name="_37_00">n</text:span><text:span text:style-name="_31_395">e</text:span><text:span text:style-name="_32_440">c</text:span><text:span text:style-name="_37_83">e</text:span><text:span text:style-name="_31_394">s</text:span><text:span text:style-name="_32_608">s</text:span><text:span text:style-name="_36_04">a</text:span><text:span text:style-name="_31_357">r</text:span><text:span text:style-name="_32_618">y</text:span><text:span text:style-name="_39_"> </text:span><text:span text:style-name="_31_789">f</text:span><text:span text:style-name="_32_077">o</text:span><text:span text:style-name="_38_41">r</text:span><text:span text:style-name="_39_09"> </text:span><text:span text:style-name="_32_029">t</text:span><text:span text:style-name="_38_44">h</text:span><text:span text:style-name="_31_419">e</text:span><text:span text:style-name="_31_809"> </text:span><text:span text:style-name="_38_79">p</text:span><text:span text:style-name="_31_432">u</text:span><text:span text:style-name="_32_259">b</text:span><text:span text:style-name="_38_17">l</text:span><text:span text:style-name="_31_573">i</text:span><text:span text:style-name="_32_572">c</text:span><text:span text:style-name="_35_"> </text:span><text:span text:style-name="_31_671">g</text:span><text:span text:style-name="_32_404">o</text:span><text:span text:style-name="_36_28">o</text:span><text:span text:style-name="_31_215">d</text:span><text:span text:style-name="_32_209">.</text:span></text:p>
      <text:p text:style-name="P1"><text:span text:style-name="_31_741">H</text:span><text:span text:style-name="_32_101">e</text:span><text:span text:style-name="_39_"> </text:span><text:span text:style-name="_31_528">h</text:span><text:span text:style-name="_32_247">a</text:span><text:span text:style-name="_35_17">s</text:span><text:span text:style-name="_39_09"> </text:span><text:span text:style-name="_32_653">f</text:span><text:span text:style-name="_32_79">o</text:span><text:span text:style-name="_31_237">r</text:span><text:span text:style-name="_32_080">b</text:span><text:span text:style-name="_34_93">i</text:span><text:span text:style-name="_31_600">d</text:span><text:span text:style-name="_32_211">d</text:span><text:span text:style-name="_38_80">e</text:span><text:span text:style-name="_31_779">n</text:span><text:span text:style-name="_31_809"> </text:span><text:span text:style-name="_34_96">h</text:span><text:span text:style-name="_31_741">i</text:span><text:span text:style-name="_32_606">s</text:span><text:span text:style-name="_39_"> </text:span><text:span text:style-name="_31_777">G</text:span><text:span text:style-name="_32_392">o</text:span><text:span text:style-name="_34_58">v</text:span><text:span text:style-name="_31_383">e</text:span><text:span text:style-name="_32_149">r</text:span><text:span text:style-name="_35_32">n</text:span><text:span text:style-name="_31_431">o</text:span><text:span text:style-name="_32_401">r</text:span><text:span text:style-name="_35_32">s</text:span><text:span text:style-name="_39_09"> </text:span><text:span text:style-name="_32_293">t</text:span><text:span text:style-name="_36_37">o</text:span><text:span text:style-name="_39_05"> </text:span><text:span text:style-name="_32_103">p</text:span><text:span text:style-name="_33_40">a</text:span><text:span text:style-name="_31_252">s</text:span><text:span text:style-name="_32_426">s</text:span><text:span text:style-name="_39_"> </text:span><text:span text:style-name="_31_357">P</text:span><text:span text:style-name="_32_644">e</text:span><text:span text:style-name="_36_75">n</text:span><text:span text:style-name="_31_249">t</text:span><text:span text:style-name="_32_607">a</text:span><text:span text:style-name="_35_17">t</text:span><text:span text:style-name="_31_492">e</text:span><text:span text:style-name="_32_260">u</text:span><text:span text:style-name="_38_06">c</text:span><text:span text:style-name="_31_381">h</text:span><text:span text:style-name="_31_805"> </text:span><text:span text:style-name="_36_25">o</text:span><text:span text:style-name="_31_201">f</text:span><text:span text:style-name="_31_809"> </text:span><text:span text:style-name="_36_73">i</text:span><text:span text:style-name="_31_561">m</text:span><text:span text:style-name="_32_509">m</text:span><text:span text:style-name="_34_83">e</text:span><text:span text:style-name="_31_324">d</text:span><text:span text:style-name="_32_473">i</text:span><text:span text:style-name="_38_55">a</text:span><text:span text:style-name="_31_777">t</text:span><text:span text:style-name="_32_584">e</text:span><text:span text:style-name="_35_"> </text:span><text:span text:style-name="_31_311">a</text:span><text:span text:style-name="_32_644">n</text:span><text:span text:style-name="_36_97">d</text:span><text:span text:style-name="_39_09"> </text:span><text:span text:style-name="_32_248">p</text:span><text:span text:style-name="_32_29">r</text:span><text:span text:style-name="_31_599">e</text:span><text:span text:style-name="_32_644">s</text:span><text:span text:style-name="_38_18">s</text:span><text:span text:style-name="_31_573">i</text:span><text:span text:style-name="_32_223">n</text:span><text:span text:style-name="_37_12">g</text:span><text:span text:style-name="_39_09"> </text:span><text:span text:style-name="_32_149">i</text:span><text:span text:style-name="_37_81">m</text:span><text:span text:style-name="_31_600">p</text:span><text:span text:style-name="_32_223">o</text:span><text:span text:style-name="_32_77">r</text:span><text:span text:style-name="_31_705">t</text:span><text:span text:style-name="_32_043">a</text:span><text:span text:style-name="_38_44">n</text:span><text:span text:style-name="_31_672">c</text:span><text:span text:style-name="_32_511">e</text:span><text:span text:style-name="_34_09">,</text:span><text:span text:style-name="_39_09"> </text:span><text:span text:style-name="_32_391">u</text:span><text:span text:style-name="_32_32">n</text:span><text:span text:style-name="_31_417">l</text:span><text:span text:style-name="_32_463">e</text:span><text:span text:style-name="_32_32">s</text:span><text:span text:style-name="_31_381">s</text:span><text:span text:style-name="_31_805"> </text:span><text:span text:style-name="_36_04">s</text:span><text:span text:style-name="_31_347">u</text:span><text:span text:style-name="_32_618">s</text:span><text:span text:style-name="_36_64">p</text:span><text:span text:style-name="_31_780">e</text:span><text:span text:style-name="_32_583">n</text:span><text:span text:style-name="_34_24">d</text:span><text:span text:style-name="_31_359">e</text:span><text:span text:style-name="_32_281">d</text:span><text:span text:style-name="_39_"> </text:span><text:span text:style-name="_31_597">i</text:span><text:span text:style-name="_32_425">n</text:span><text:span text:style-name="_35_"> </text:span><text:span text:style-name="_31_669">t</text:span><text:span text:style-name="_32_680">h</text:span><text:span text:style-name="_37_11">e</text:span><text:span text:style-name="_31_417">i</text:span><text:span text:style-name="_32_473">r</text:span><text:span text:style-name="_35_"> </text:span><text:span text:style-name="_31_432">o</text:span><text:span text:style-name="_32_439">p</text:span><text:span text:style-name="_36_03">e</text:span><text:span text:style-name="_31_609">r</text:span><text:span text:style-name="_32_140">a</text:span><text:span text:style-name="_34_81">t</text:span><text:span text:style-name="_31_525">i</text:span><text:span text:style-name="_32_583">o</text:span><text:span text:style-name="_36_04">n</text:span><text:span text:style-name="_39_09"> </text:span><text:span text:style-name="_32_065">t</text:span><text:span text:style-name="_33_13">i</text:span><text:span text:style-name="_31_561">l</text:span><text:span text:style-name="_32_389">l</text:span><text:span text:style-name="_35_"> </text:span><text:span text:style-name="_31_707">h</text:span><text:span text:style-name="_32_209">i</text:span><text:span text:style-name="_34_84">s</text:span><text:span text:style-name="_39_05"> </text:span><text:span text:style-name="_32_677">A</text:span><text:span text:style-name="_33_52">s</text:span><text:span text:style-name="_31_310">s</text:span><text:span text:style-name="_32_283">e</text:span><text:span text:style-name="_38_08">n</text:span><text:span text:style-name="_31_213">t</text:span><text:span text:style-name="_31_805"> </text:span><text:span text:style-name="_37_70">s</text:span><text:span text:style-name="_31_600">h</text:span><text:span text:style-name="_32_511">o</text:span><text:span text:style-name="_34_48">u</text:span><text:span text:style-name="_31_357">l</text:span><text:span text:style-name="_32_245">d</text:span><text:span text:style-name="_39_"> </text:span><text:span text:style-name="_31_179">b</text:span><text:span text:style-name="_32_260">e</text:span><text:span text:style-name="_35_"> </text:span><text:span text:style-name="_31_540">o</text:span><text:span text:style-name="_32_499">b</text:span><text:span text:style-name="_35_89">t</text:span><text:span text:style-name="_31_239">a</text:span><text:span text:style-name="_32_497">i</text:span><text:span text:style-name="_38_92">n</text:span><text:span text:style-name="_31_611">e</text:span><text:span text:style-name="_32_212">d</text:span><text:span text:style-name="_38_41">;</text:span><text:span text:style-name="_39_05"> </text:span><text:span text:style-name="_32_115">a</text:span><text:span text:style-name="_37_00">n</text:span><text:span text:style-name="_31_789">d</text:span><text:span text:style-name="_31_809"> </text:span><text:span text:style-name="_36_25">w</text:span><text:span text:style-name="_31_324">h</text:span><text:span text:style-name="_32_031">e</text:span><text:span text:style-name="_33_49">n</text:span><text:span text:style-name="_39_05"> </text:span><text:span text:style-name="_32_608">s</text:span><text:span text:style-name="_32_43">o</text:span><text:span text:style-name="_39_05"> </text:span><text:span text:style-name="_32_402">s</text:span><text:span text:style-name="_33_40">u</text:span><text:span text:style-name="_31_670">s</text:span><text:span text:style-name="_32_656">p</text:span><text:span text:style-name="_38_20">e</text:span><text:span text:style-name="_31_719">n</text:span><text:span text:style-name="_32_295">d</text:span><text:span text:style-name="_34_60">e</text:span><text:span text:style-name="_31_129">d</text:span><text:span text:style-name="_32_101">,</text:span><text:span text:style-name="_39_"> </text:span><text:span text:style-name="_31_215">h</text:span><text:span text:style-name="_32_680">e</text:span><text:span text:style-name="_39_"> </text:span><text:span text:style-name="_31_204">h</text:span><text:span text:style-name="_32_691">a</text:span><text:span text:style-name="_34_93">s</text:span><text:span text:style-name="_39_09"> </text:span><text:span text:style-name="_32_224">u</text:span><text:span text:style-name="_34_09">t</text:span><text:span text:style-name="_31_669">t</text:span><text:span text:style-name="_32_679">e</text:span><text:span text:style-name="_38_17">r</text:span><text:span text:style-name="_31_561">l</text:span><text:span text:style-name="_32_029">y</text:span><text:span text:style-name="_39_"> </text:span><text:span text:style-name="_31_251">n</text:span><text:span text:style-name="_32_512">e</text:span><text:span text:style-name="_38_19">g</text:span><text:span text:style-name="_31_753">l</text:span><text:span text:style-name="_32_464">e</text:span><text:span text:style-name="_38_78">c</text:span><text:span text:style-name="_31_213">t</text:span><text:span text:style-name="_32_284">e</text:span><text:span text:style-name="_36_37">d</text:span><text:span text:style-name="_39_09"> </text:span><text:span text:style-name="_32_029">t</text:span><text:span text:style-name="_32_29">o</text:span><text:span text:style-name="_39_05"> </text:span><text:span text:style-name="_32_499">a</text:span><text:span text:style-name="_36_25">t</text:span><text:span text:style-name="_31_417">t</text:span><text:span text:style-name="_32_680">e</text:span><text:span text:style-name="_37_71">n</text:span><text:span text:style-name="_31_360">d</text:span><text:span text:style-name="_31_809"> </text:span><text:span text:style-name="_35_17">t</text:span><text:span text:style-name="_31_141">o</text:span><text:span text:style-name="_31_805"> </text:span><text:span text:style-name="_33_01">t</text:span><text:span text:style-name="_31_323">h</text:span><text:span text:style-name="_32_032">e</text:span><text:span text:style-name="_38_05">m</text:span><text:span text:style-name="_31_753">.</text:span></text:p>
      <text:p text:style-name="P1"><text:span text:style-name="_32_77">H</text:span><text:span text:style-name="_31_393">e</text:span><text:span text:style-name="_31_805"> </text:span><text:span text:style-name="_38_79">h</text:span><text:span text:style-name="_31_204">a</text:span><text:span text:style-name="_32_473">s</text:span><text:span text:style-name="_39_"> </text:span><text:span text:style-name="_31_129">r</text:span><text:span text:style-name="_32_512">e</text:span><text:span text:style-name="_38_17">f</text:span><text:span text:style-name="_31_563">u</text:span><text:span text:style-name="_32_582">s</text:span><text:span text:style-name="_37_84">e</text:span><text:span text:style-name="_31_717">d</text:span><text:span text:style-name="_31_805"> </text:span><text:span text:style-name="_34_93">t</text:span><text:span text:style-name="_31_525">o</text:span><text:span text:style-name="_31_809"> </text:span><text:span text:style-name="_33_51">p</text:span><text:span text:style-name="_31_348">a</text:span><text:span text:style-name="_32_212">s</text:span><text:span text:style-name="_34_94">s</text:span><text:span text:style-name="_39_09"> </text:span><text:span text:style-name="_32_103">o</text:span><text:span text:style-name="_34_93">t</text:span><text:span text:style-name="_31_600">h</text:span><text:span text:style-name="_32_257">e</text:span><text:span text:style-name="_36_97">r</text:span><text:span text:style-name="_39_05"> </text:span><text:span text:style-name="_32_065">L</text:span><text:span text:style-name="_38_08">a</text:span><text:span text:style-name="_31_321">w</text:span><text:span text:style-name="_32_138">s</text:span><text:span text:style-name="_39_"> </text:span><text:span text:style-name="_31_429">f</text:span><text:span text:style-name="_32_653">o</text:span><text:span text:style-name="_38_05">r</text:span><text:span text:style-name="_39_09"> </text:span><text:span text:style-name="_32_461">t</text:span><text:span text:style-name="_37_71">h</text:span><text:span text:style-name="_31_492">e</text:span><text:span text:style-name="_31_809"> </text:span><text:span text:style-name="_34_47">a</text:span><text:span text:style-name="_31_180">c</text:span><text:span text:style-name="_32_500">c</text:span><text:span text:style-name="_34_23">o</text:span><text:span text:style-name="_31_141">m</text:span><text:span text:style-name="_32_317">m</text:span><text:span text:style-name="_38_20">o</text:span><text:span text:style-name="_31_539">d</text:span><text:span text:style-name="_32_655">a</text:span><text:span text:style-name="_36_01">t</text:span><text:span text:style-name="_31_393">i</text:span><text:span text:style-name="_32_152">o</text:span><text:span text:style-name="_38_89">n</text:span><text:span text:style-name="_39_05"> </text:span><text:span text:style-name="_32_389">o</text:span><text:span text:style-name="_32_65">f</text:span><text:span text:style-name="_39_05"> </text:span><text:span text:style-name="_32_401">l</text:span><text:span text:style-name="_36_04">a</text:span><text:span text:style-name="_31_669">r</text:span><text:span text:style-name="_32_139">g</text:span><text:span text:style-name="_35_89">e</text:span><text:span text:style-name="_39_09"> </text:span><text:span text:style-name="_32_104">d</text:span><text:span text:style-name="_35_17">i</text:span><text:span text:style-name="_31_718">s</text:span><text:span text:style-name="_32_101">t</text:span><text:span text:style-name="_36_01">r</text:span><text:span text:style-name="_31_429">i</text:span><text:span text:style-name="_32_476">c</text:span><text:span text:style-name="_36_37">t</text:span><text:span text:style-name="_31_382">s</text:span><text:span text:style-name="_31_805"> </text:span><text:span text:style-name="_34_45">o</text:span><text:span text:style-name="_31_165">f</text:span><text:span text:style-name="_31_805"> </text:span><text:span text:style-name="_34_24">p</text:span><text:span text:style-name="_31_239">e</text:span><text:span text:style-name="_32_463">o</text:span><text:span text:style-name="_38_44">p</text:span><text:span text:style-name="_31_561">l</text:span><text:span text:style-name="_32_497">e</text:span><text:span text:style-name="_38_41">,</text:span><text:span text:style-name="_39_05"> </text:span><text:span text:style-name="_32_475">u</text:span><text:span text:style-name="_38_44">n</text:span><text:span text:style-name="_31_357">l</text:span><text:span text:style-name="_32_475">e</text:span><text:span text:style-name="_32_32">s</text:span><text:span text:style-name="_31_753">s</text:span><text:span text:style-name="_31_809"> </text:span><text:span text:style-name="_32_29">t</text:span><text:span text:style-name="_31_348">h</text:span><text:span text:style-name="_32_475">o</text:span><text:span text:style-name="_32_42">s</text:span><text:span text:style-name="_31_504">e</text:span><text:span text:style-name="_31_809"> </text:span><text:span text:style-name="_37_72">p</text:span><text:span text:style-name="_31_563">e</text:span><text:span text:style-name="_32_404">o</text:span><text:span text:style-name="_38_55">p</text:span><text:span text:style-name="_31_705">l</text:span><text:span text:style-name="_32_617">e</text:span><text:span text:style-name="_35_"> </text:span><text:span text:style-name="_31_357">w</text:span><text:span text:style-name="_32_260">o</text:span><text:span text:style-name="_36_75">u</text:span><text:span text:style-name="_31_489">l</text:span><text:span text:style-name="_32_209">d</text:span><text:span text:style-name="_39_"> </text:span><text:span text:style-name="_31_717">r</text:span><text:span text:style-name="_32_319">e</text:span><text:span text:style-name="_34_45">l</text:span><text:span text:style-name="_31_321">i</text:span><text:span text:style-name="_32_620">n</text:span><text:span text:style-name="_36_03">q</text:span><text:span text:style-name="_31_576">u</text:span><text:span text:style-name="_32_209">i</text:span><text:span text:style-name="_32_32">s</text:span><text:span text:style-name="_31_611">h</text:span><text:span text:style-name="_31_809"> </text:span><text:span text:style-name="_36_97">t</text:span><text:span text:style-name="_31_420">h</text:span><text:span text:style-name="_32_511">e</text:span><text:span text:style-name="_39_"> </text:span><text:span text:style-name="_31_705">r</text:span><text:span text:style-name="_32_137">i</text:span><text:span text:style-name="_33_51">g</text:span><text:span text:style-name="_31_420">h</text:span><text:span text:style-name="_32_509">t</text:span><text:span text:style-name="_39_"> </text:span><text:span text:style-name="_31_717">o</text:span><text:span text:style-name="_32_317">f</text:span><text:span text:style-name="_39_"> </text:span><text:span text:style-name="_31_177">R</text:span><text:span text:style-name="_32_283">e</text:span><text:span text:style-name="_34_12">p</text:span><text:span text:style-name="_31_345">r</text:span><text:span text:style-name="_32_260">e</text:span><text:span text:style-name="_36_26">s</text:span><text:span text:style-name="_31_239">e</text:span><text:span text:style-name="_32_044">n</text:span><text:span text:style-name="_36_25">t</text:span><text:span text:style-name="_31_755">a</text:span><text:span text:style-name="_32_437">t</text:span><text:span text:style-name="_35_29">i</text:span><text:span text:style-name="_31_252">o</text:span><text:span text:style-name="_32_221">n</text:span><text:span text:style-name="_35_"> </text:span><text:span text:style-name="_31_525">i</text:span><text:span text:style-name="_32_329">n</text:span><text:span text:style-name="_35_"> </text:span><text:span text:style-name="_31_201">t</text:span><text:span text:style-name="_32_331">h</text:span><text:span text:style-name="_35_20">e</text:span><text:span text:style-name="_39_05"> </text:span><text:span text:style-name="_32_209">L</text:span><text:span text:style-name="_37_83">e</text:span><text:span text:style-name="_31_216">g</text:span><text:span text:style-name="_32_653">i</text:span><text:span text:style-name="_33_02">s</text:span><text:span text:style-name="_31_561">l</text:span><text:span text:style-name="_32_500">a</text:span><text:span text:style-name="_38_41">t</text:span><text:span text:style-name="_31_599">u</text:span><text:span text:style-name="_32_641">r</text:span><text:span text:style-name="_32_32">e</text:span><text:span text:style-name="_31_177">,</text:span><text:span text:style-name="_31_805"> </text:span><text:span text:style-name="_38_77">a</text:span><text:span text:style-name="_39_09"> </text:span><text:span text:style-name="_32_293">r</text:span><text:span text:style-name="_37_09">i</text:span><text:span text:style-name="_31_756">g</text:span><text:span text:style-name="_32_511">h</text:span><text:span text:style-name="_34_57">t</text:span><text:span text:style-name="_39_09"> </text:span><text:span text:style-name="_32_689">i</text:span><text:span text:style-name="_35_20">n</text:span><text:span text:style-name="_31_214">c</text:span><text:span text:style-name="_32_499">o</text:span><text:span text:style-name="_37_69">m</text:span><text:span text:style-name="_31_744">p</text:span><text:span text:style-name="_32_260">u</text:span><text:span text:style-name="_34_93">t</text:span><text:span text:style-name="_31_563">a</text:span><text:span text:style-name="_32_247">b</text:span><text:span text:style-name="_38_05">l</text:span><text:span text:style-name="_31_672">e</text:span><text:span text:style-name="_31_805"> </text:span><text:span text:style-name="_36_73">t</text:span><text:span text:style-name="_31_597">o</text:span><text:span text:style-name="_31_809"> </text:span><text:span text:style-name="_33_37">t</text:span><text:span text:style-name="_31_431">h</text:span><text:span text:style-name="_32_212">e</text:span><text:span text:style-name="_38_89">m</text:span><text:span text:style-name="_39_09"> </text:span><text:span text:style-name="_32_260">a</text:span><text:span text:style-name="_36_75">n</text:span><text:span text:style-name="_31_201">d</text:span><text:span text:style-name="_31_809"> </text:span><text:span text:style-name="_38_41">f</text:span><text:span text:style-name="_31_672">o</text:span><text:span text:style-name="_32_401">r</text:span><text:span text:style-name="_32_29">m</text:span><text:span text:style-name="_31_777">i</text:span><text:span text:style-name="_32_475">d</text:span><text:span text:style-name="_32_44">a</text:span><text:span text:style-name="_31_131">b</text:span><text:span text:style-name="_32_461">l</text:span><text:span text:style-name="_33_01">e</text:span><text:span text:style-name="_39_05"> </text:span><text:span text:style-name="_32_041">t</text:span><text:span text:style-name="_35_17">o</text:span><text:span text:style-name="_39_09"> </text:span><text:span text:style-name="_32_653">t</text:span><text:span text:style-name="_37_10">y</text:span><text:span text:style-name="_31_717">r</text:span><text:span text:style-name="_32_044">a</text:span><text:span text:style-name="_34_23">n</text:span><text:span text:style-name="_31_609">t</text:span><text:span text:style-name="_32_464">s</text:span><text:span text:style-name="_39_"> </text:span><text:span text:style-name="_31_180">o</text:span><text:span text:style-name="_32_511">n</text:span><text:span text:style-name="_34_09">l</text:span><text:span text:style-name="_31_597">y</text:span><text:span text:style-name="_32_677">.</text:span></text:p>
      <text:p text:style-name="P1"><text:span text:style-name="_31_165">H</text:span><text:span text:style-name="_32_677">e</text:span><text:span text:style-name="_39_"> </text:span><text:span text:style-name="_31_143">h</text:span><text:span text:style-name="_32_212">a</text:span><text:span text:style-name="_38_53">s</text:span><text:span text:style-name="_39_09"> </text:span><text:span text:style-name="_32_618">c</text:span><text:span text:style-name="_36_40">a</text:span><text:span text:style-name="_31_213">l</text:span><text:span text:style-name="_32_569">l</text:span><text:span text:style-name="_37_11">e</text:span><text:span text:style-name="_31_252">d</text:span><text:span text:style-name="_31_809"> </text:span><text:span text:style-name="_32_29">t</text:span><text:span text:style-name="_31_383">o</text:span><text:span text:style-name="_32_608">g</text:span><text:span text:style-name="_36_28">e</text:span><text:span text:style-name="_31_309">t</text:span><text:span text:style-name="_32_643">h</text:span><text:span text:style-name="_32_41">e</text:span><text:span text:style-name="_31_417">r</text:span><text:span text:style-name="_31_809"> </text:span><text:span text:style-name="_38_53">l</text:span><text:span text:style-name="_31_684">e</text:span><text:span text:style-name="_32_319">g</text:span><text:span text:style-name="_34_93">i</text:span><text:span text:style-name="_31_540">s</text:span><text:span text:style-name="_32_461">l</text:span><text:span text:style-name="_36_75">a</text:span><text:span text:style-name="_31_753">t</text:span><text:span text:style-name="_32_605">i</text:span><text:span text:style-name="_32_80">v</text:span><text:span text:style-name="_31_431">e</text:span><text:span text:style-name="_31_809"> </text:span><text:span text:style-name="_36_64">b</text:span><text:span text:style-name="_31_707">o</text:span><text:span text:style-name="_32_211">d</text:span><text:span text:style-name="_32_29">i</text:span><text:span text:style-name="_31_180">e</text:span><text:span text:style-name="_32_209">s</text:span><text:span text:style-name="_39_"> </text:span><text:span text:style-name="_31_705">a</text:span><text:span text:style-name="_32_137">t</text:span><text:span text:style-name="_39_"> </text:span><text:span text:style-name="_31_503">p</text:span><text:span text:style-name="_32_113">l</text:span><text:span text:style-name="_34_60">a</text:span><text:span text:style-name="_31_166">c</text:span><text:span text:style-name="_32_428">e</text:span><text:span text:style-name="_38_53">s</text:span><text:span text:style-name="_39_05"> </text:span><text:span text:style-name="_32_499">u</text:span><text:span text:style-name="_38_08">n</text:span><text:span text:style-name="_31_708">u</text:span><text:span text:style-name="_32_402">s</text:span><text:span text:style-name="_37_71">u</text:span><text:span text:style-name="_31_504">a</text:span><text:span text:style-name="_32_581">l</text:span><text:span text:style-name="_38_41">,</text:span><text:span text:style-name="_39_09"> </text:span><text:span text:style-name="_32_104">u</text:span><text:span text:style-name="_38_55">n</text:span><text:span text:style-name="_31_790">c</text:span><text:span text:style-name="_32_404">o</text:span><text:span text:style-name="_34_57">m</text:span><text:span text:style-name="_31_141">f</text:span><text:span text:style-name="_32_319">o</text:span><text:span text:style-name="_34_45">r</text:span><text:span text:style-name="_31_489">t</text:span><text:span text:style-name="_32_296">a</text:span><text:span text:style-name="_32_31">b</text:span><text:span text:style-name="_31_177">l</text:span><text:span text:style-name="_32_212">e</text:span><text:span text:style-name="_37_69">,</text:span><text:span text:style-name="_39_05"> </text:span><text:span text:style-name="_32_116">a</text:span><text:span text:style-name="_32_67">n</text:span><text:span text:style-name="_31_429">d</text:span><text:span text:style-name="_31_809"> </text:span><text:span text:style-name="_36_39">d</text:span><text:span text:style-name="_31_561">i</text:span><text:span text:style-name="_32_032">s</text:span><text:span text:style-name="_38_41">t</text:span><text:span text:style-name="_31_312">a</text:span><text:span text:style-name="_32_079">n</text:span><text:span text:style-name="_36_73">t</text:span><text:span text:style-name="_39_05"> </text:span><text:span text:style-name="_32_437">f</text:span><text:span text:style-name="_37_69">r</text:span><text:span text:style-name="_31_681">o</text:span><text:span text:style-name="_32_509">m</text:span><text:span text:style-name="_39_"> </text:span><text:span text:style-name="_31_489">t</text:span><text:span text:style-name="_32_572">h</text:span><text:span text:style-name="_38_79">e</text:span><text:span text:style-name="_39_09"> </text:span><text:span text:style-name="_32_067">d</text:span><text:span text:style-name="_34_96">e</text:span><text:span text:style-name="_31_251">p</text:span><text:span text:style-name="_32_080">o</text:span><text:span text:style-name="_33_38">s</text:span><text:span text:style-name="_31_501">i</text:span><text:span text:style-name="_32_065">t</text:span><text:span text:style-name="_34_12">o</text:span><text:span text:style-name="_31_741">r</text:span><text:span text:style-name="_32_149">y</text:span><text:span text:style-name="_35_"> </text:span><text:span text:style-name="_31_681">o</text:span><text:span text:style-name="_32_389">f</text:span><text:span text:style-name="_39_"> </text:span><text:span text:style-name="_31_717">t</text:span><text:span text:style-name="_32_068">h</text:span><text:span text:style-name="_32_79">e</text:span><text:span text:style-name="_31_501">i</text:span><text:span text:style-name="_32_065">r</text:span><text:span text:style-name="_35_"> </text:span><text:span text:style-name="_31_744">p</text:span><text:span text:style-name="_32_583">u</text:span><text:span text:style-name="_32_31">b</text:span><text:span text:style-name="_31_777">l</text:span><text:span text:style-name="_32_473">i</text:span><text:span text:style-name="_33_40">c</text:span><text:span text:style-name="_39_05"> </text:span><text:span text:style-name="_32_281">R</text:span><text:span text:style-name="_34_83">e</text:span><text:span text:style-name="_31_240">c</text:span><text:span text:style-name="_32_608">o</text:span><text:span text:style-name="_34_93">r</text:span><text:span text:style-name="_31_419">d</text:span><text:span text:style-name="_32_641">s</text:span><text:span text:style-name="_36_25">,</text:span><text:span text:style-name="_39_09"> </text:span><text:span text:style-name="_32_257">f</text:span><text:span text:style-name="_34_21">o</text:span><text:span text:style-name="_31_609">r</text:span><text:span text:style-name="_31_805"> </text:span><text:span text:style-name="_32_29">t</text:span><text:span text:style-name="_31_708">h</text:span><text:span text:style-name="_32_067">e</text:span><text:span text:style-name="_35_"> </text:span><text:span text:style-name="_31_418">s</text:span><text:span text:style-name="_32_068">o</text:span><text:span text:style-name="_37_69">l</text:span><text:span text:style-name="_31_381">e</text:span><text:span text:style-name="_31_805"> </text:span><text:span text:style-name="_37_84">p</text:span><text:span text:style-name="_31_599">u</text:span><text:span text:style-name="_32_473">r</text:span><text:span text:style-name="_32_43">p</text:span><text:span text:style-name="_31_144">o</text:span><text:span text:style-name="_32_510">s</text:span><text:span text:style-name="_37_84">e</text:span><text:span text:style-name="_39_05"> </text:span><text:span text:style-name="_32_689">o</text:span><text:span text:style-name="_38_77">f</text:span><text:span text:style-name="_39_09"> </text:span><text:span text:style-name="_32_473">f</text:span><text:span text:style-name="_34_24">a</text:span><text:span text:style-name="_31_573">t</text:span><text:span text:style-name="_32_113">i</text:span><text:span text:style-name="_36_39">g</text:span><text:span text:style-name="_31_144">u</text:span><text:span text:style-name="_32_509">i</text:span><text:span text:style-name="_35_19">n</text:span><text:span text:style-name="_31_753">g</text:span><text:span text:style-name="_31_809"> </text:span><text:span text:style-name="_36_61">t</text:span><text:span text:style-name="_31_131">h</text:span><text:span text:style-name="_32_104">e</text:span><text:span text:style-name="_33_37">m</text:span><text:span text:style-name="_39_05"> </text:span><text:span text:style-name="_32_317">i</text:span><text:span text:style-name="_35_20">n</text:span><text:span text:style-name="_31_741">t</text:span><text:span text:style-name="_32_247">o</text:span><text:span text:style-name="_35_"> </text:span><text:span text:style-name="_31_756">c</text:span><text:span text:style-name="_32_067">o</text:span><text:span text:style-name="_35_29">m</text:span><text:span text:style-name="_31_743">p</text:span><text:span text:style-name="_32_293">l</text:span><text:span text:style-name="_34_09">i</text:span><text:span text:style-name="_31_432">a</text:span><text:span text:style-name="_32_572">n</text:span><text:span text:style-name="_36_02">c</text:span><text:span text:style-name="_31_381">e</text:span><text:span text:style-name="_31_805"> </text:span><text:span text:style-name="_33_37">w</text:span><text:span text:style-name="_31_777">i</text:span><text:span text:style-name="_32_029">t</text:span><text:span text:style-name="_36_01">h</text:span><text:span text:style-name="_39_09"> </text:span><text:span text:style-name="_32_080">h</text:span><text:span text:style-name="_36_37">i</text:span><text:span text:style-name="_31_358">s</text:span><text:span text:style-name="_31_805"> </text:span><text:span text:style-name="_36_97">m</text:span><text:span text:style-name="_31_311">e</text:span><text:span text:style-name="_32_152">a</text:span><text:span text:style-name="_35_32">s</text:span><text:span text:style-name="_31_527">u</text:span><text:span text:style-name="_32_581">r</text:span><text:span text:style-name="_33_51">e</text:span><text:span text:style-name="_31_324">s</text:span><text:span text:style-name="_32_461">.</text:span></text:p>
      <text:p text:style-name="P1"><text:span text:style-name="_31_429">H</text:span><text:span text:style-name="_32_425">e</text:span><text:span text:style-name="_39_"> </text:span><text:span text:style-name="_31_492">h</text:span><text:span text:style-name="_32_331">a</text:span><text:span text:style-name="_34_81">s</text:span><text:span text:style-name="_39_09"> </text:span><text:span text:style-name="_32_044">d</text:span><text:span text:style-name="_33_49">i</text:span><text:span text:style-name="_31_538">s</text:span><text:span text:style-name="_32_296">s</text:span><text:span text:style-name="_35_19">o</text:span><text:span text:style-name="_31_501">l</text:span><text:span text:style-name="_32_654">v</text:span><text:span text:style-name="_32_68">e</text:span><text:span text:style-name="_31_141">d</text:span><text:span text:style-name="_31_805"> </text:span><text:span text:style-name="_36_37">R</text:span><text:span text:style-name="_31_575">e</text:span><text:span text:style-name="_32_692">p</text:span><text:span text:style-name="_35_89">r</text:span><text:span text:style-name="_31_431">e</text:span><text:span text:style-name="_32_464">s</text:span><text:span text:style-name="_36_64">e</text:span><text:span text:style-name="_31_203">n</text:span><text:span text:style-name="_32_689">t</text:span><text:span text:style-name="_33_51">a</text:span><text:span text:style-name="_31_573">t</text:span><text:span text:style-name="_32_509">i</text:span><text:span text:style-name="_34_84">v</text:span><text:span text:style-name="_31_501">e</text:span><text:span text:style-name="_31_805"> </text:span><text:span text:style-name="_34_45">H</text:span><text:span text:style-name="_31_744">o</text:span><text:span text:style-name="_32_499">u</text:span><text:span text:style-name="_37_00">s</text:span><text:span text:style-name="_31_707">e</text:span><text:span text:style-name="_32_425">s</text:span><text:span text:style-name="_39_"> </text:span><text:span text:style-name="_31_165">r</text:span><text:span text:style-name="_32_032">e</text:span><text:span text:style-name="_36_63">p</text:span><text:span text:style-name="_31_432">e</text:span><text:span text:style-name="_32_571">a</text:span><text:span text:style-name="_37_09">t</text:span><text:span text:style-name="_31_539">e</text:span><text:span text:style-name="_32_476">d</text:span><text:span text:style-name="_36_37">l</text:span><text:span text:style-name="_31_669">y</text:span><text:span text:style-name="_32_389">,</text:span><text:span text:style-name="_39_"> </text:span><text:span text:style-name="_31_165">f</text:span><text:span text:style-name="_32_221">o</text:span><text:span text:style-name="_38_05">r</text:span><text:span text:style-name="_39_05"> </text:span><text:span text:style-name="_32_476">o</text:span><text:span text:style-name="_35_31">p</text:span><text:span text:style-name="_31_311">p</text:span><text:span text:style-name="_32_296">o</text:span><text:span text:style-name="_37_00">s</text:span><text:span text:style-name="_31_705">i</text:span><text:span text:style-name="_32_259">n</text:span><text:span text:style-name="_36_01">g</text:span><text:span text:style-name="_39_05"> </text:span><text:span text:style-name="_32_497">w</text:span><text:span text:style-name="_37_09">i</text:span><text:span text:style-name="_31_321">t</text:span><text:span text:style-name="_32_653">h</text:span><text:span text:style-name="_39_"> </text:span><text:span text:style-name="_31_417">m</text:span><text:span text:style-name="_32_499">a</text:span><text:span text:style-name="_37_12">n</text:span><text:span text:style-name="_31_429">l</text:span><text:span text:style-name="_32_509">y</text:span><text:span text:style-name="_39_"> </text:span><text:span text:style-name="_31_525">f</text:span><text:span text:style-name="_32_689">i</text:span><text:span text:style-name="_34_81">r</text:span><text:span text:style-name="_31_669">m</text:span><text:span text:style-name="_32_296">n</text:span><text:span text:style-name="_37_83">e</text:span><text:span text:style-name="_31_202">s</text:span><text:span text:style-name="_32_440">s</text:span><text:span text:style-name="_35_"> </text:span><text:span text:style-name="_31_215">h</text:span><text:span text:style-name="_32_149">i</text:span><text:span text:style-name="_34_48">s</text:span><text:span text:style-name="_39_09"> </text:span><text:span text:style-name="_32_437">i</text:span><text:span text:style-name="_34_83">n</text:span><text:span text:style-name="_31_540">v</text:span><text:span text:style-name="_32_224">a</text:span><text:span text:style-name="_34_94">s</text:span><text:span text:style-name="_31_429">i</text:span><text:span text:style-name="_32_067">o</text:span><text:span text:style-name="_37_72">n</text:span><text:span text:style-name="_31_597">s</text:span><text:span text:style-name="_31_809"> </text:span><text:span text:style-name="_38_80">o</text:span><text:span text:style-name="_31_491">n</text:span><text:span text:style-name="_31_805"> </text:span><text:span text:style-name="_38_17">t</text:span><text:span text:style-name="_31_780">h</text:span><text:span text:style-name="_32_607">e</text:span><text:span text:style-name="_39_"> </text:span><text:span text:style-name="_31_321">r</text:span><text:span text:style-name="_32_617">i</text:span><text:span text:style-name="_34_47">g</text:span><text:span text:style-name="_31_600">h</text:span><text:span text:style-name="_32_689">t</text:span><text:span text:style-name="_36_97">s</text:span><text:span text:style-name="_39_05"> </text:span><text:span text:style-name="_32_209">o</text:span><text:span text:style-name="_36_61">f</text:span><text:span text:style-name="_39_05"> </text:span><text:span text:style-name="_32_029">t</text:span><text:span text:style-name="_32_67">h</text:span><text:span text:style-name="_31_180">e</text:span><text:span text:style-name="_31_809"> </text:span><text:span text:style-name="_32_79">p</text:span><text:span text:style-name="_31_684">e</text:span><text:span text:style-name="_32_692">o</text:span><text:span text:style-name="_37_71">p</text:span><text:span text:style-name="_31_237">l</text:span><text:span text:style-name="_32_569">e</text:span><text:span text:style-name="_33_13">.</text:span></text:p>
      <text:p text:style-name="P1"><text:span text:style-name="_32_401">H</text:span><text:span text:style-name="_36_25">e</text:span><text:span text:style-name="_39_05"> </text:span><text:span text:style-name="_32_620">h</text:span><text:span text:style-name="_34_23">a</text:span><text:span text:style-name="_31_309">s</text:span><text:span text:style-name="_31_805"> </text:span><text:span text:style-name="_34_57">r</text:span><text:span text:style-name="_31_419">e</text:span><text:span text:style-name="_32_317">f</text:span><text:span text:style-name="_37_84">u</text:span><text:span text:style-name="_31_706">s</text:span><text:span text:style-name="_32_068">e</text:span><text:span text:style-name="_38_77">d</text:span><text:span text:style-name="_39_09"> </text:span><text:span text:style-name="_32_389">f</text:span><text:span text:style-name="_38_41">o</text:span><text:span text:style-name="_31_537">r</text:span><text:span text:style-name="_31_809"> </text:span><text:span text:style-name="_36_01">a</text:span><text:span text:style-name="_39_09"> </text:span><text:span text:style-name="_32_113">l</text:span><text:span text:style-name="_36_64">o</text:span><text:span text:style-name="_31_575">n</text:span><text:span text:style-name="_32_581">g</text:span><text:span text:style-name="_35_"> </text:span><text:span text:style-name="_31_393">t</text:span><text:span text:style-name="_32_077">i</text:span><text:span text:style-name="_33_01">m</text:span><text:span text:style-name="_31_393">e</text:span><text:span text:style-name="_32_689">,</text:span><text:span text:style-name="_39_"> </text:span><text:span text:style-name="_31_383">a</text:span><text:span text:style-name="_32_437">f</text:span><text:span text:style-name="_38_53">t</text:span><text:span text:style-name="_31_708">e</text:span><text:span text:style-name="_32_509">r</text:span><text:span text:style-name="_39_"> </text:span><text:span text:style-name="_31_684">s</text:span><text:span text:style-name="_32_079">u</text:span><text:span text:style-name="_36_98">c</text:span><text:span text:style-name="_31_780">h</text:span><text:span text:style-name="_31_805"> </text:span><text:span text:style-name="_37_00">d</text:span><text:span text:style-name="_31_597">i</text:span><text:span text:style-name="_32_222">s</text:span><text:span text:style-name="_38_90">s</text:span><text:span text:style-name="_31_204">o</text:span><text:span text:style-name="_32_497">l</text:span><text:span text:style-name="_32_79">u</text:span><text:span text:style-name="_31_357">t</text:span><text:span text:style-name="_32_389">i</text:span><text:span text:style-name="_34_12">o</text:span><text:span text:style-name="_31_395">n</text:span><text:span text:style-name="_32_608">s</text:span><text:span text:style-name="_33_13">,</text:span><text:span text:style-name="_39_05"> </text:span><text:span text:style-name="_32_605">t</text:span><text:span text:style-name="_33_01">o</text:span><text:span text:style-name="_39_05"> </text:span><text:span text:style-name="_32_510">c</text:span><text:span text:style-name="_38_20">a</text:span><text:span text:style-name="_31_563">u</text:span><text:span text:style-name="_32_296">s</text:span><text:span text:style-name="_34_45">e</text:span><text:span text:style-name="_39_09"> </text:span><text:span text:style-name="_32_296">o</text:span><text:span text:style-name="_32_65">t</text:span><text:span text:style-name="_31_599">h</text:span><text:span text:style-name="_32_583">e</text:span><text:span text:style-name="_38_77">r</text:span><text:span text:style-name="_31_252">s</text:span><text:span text:style-name="_31_809"> </text:span><text:span text:style-name="_38_05">t</text:span><text:span text:style-name="_31_609">o</text:span><text:span text:style-name="_31_809"> </text:span><text:span text:style-name="_33_51">b</text:span><text:span text:style-name="_31_384">e</text:span><text:span text:style-name="_31_805"> </text:span><text:span text:style-name="_37_12">e</text:span><text:span text:style-name="_31_129">l</text:span><text:span text:style-name="_32_331">e</text:span><text:span text:style-name="_35_32">c</text:span><text:span text:style-name="_31_777">t</text:span><text:span text:style-name="_32_151">e</text:span><text:span text:style-name="_38_41">d</text:span><text:span text:style-name="_31_165">;</text:span><text:span text:style-name="_31_805"> </text:span><text:span text:style-name="_38_41">w</text:span><text:span text:style-name="_31_540">h</text:span><text:span text:style-name="_32_331">e</text:span><text:span text:style-name="_36_73">r</text:span><text:span text:style-name="_31_167">e</text:span><text:span text:style-name="_32_080">b</text:span><text:span text:style-name="_34_09">y</text:span><text:span text:style-name="_39_05"> </text:span><text:span text:style-name="_32_569">t</text:span><text:span text:style-name="_36_76">h</text:span><text:span text:style-name="_31_563">e</text:span><text:span text:style-name="_31_805"> </text:span><text:span text:style-name="_34_81">L</text:span><text:span text:style-name="_31_539">e</text:span><text:span text:style-name="_32_680">g</text:span><text:span text:style-name="_33_49">i</text:span><text:span text:style-name="_31_346">s</text:span><text:span text:style-name="_32_425">l</text:span><text:span text:style-name="_34_24">a</text:span><text:span text:style-name="_31_705">t</text:span><text:span text:style-name="_32_509">i</text:span><text:span text:style-name="_38_78">v</text:span><text:span text:style-name="_31_708">e</text:span><text:span text:style-name="_31_805"> </text:span><text:span text:style-name="_35_19">p</text:span><text:span text:style-name="_31_168">o</text:span><text:span text:style-name="_32_065">w</text:span><text:span text:style-name="_36_64">e</text:span><text:span text:style-name="_31_681">r</text:span><text:span text:style-name="_32_114">s</text:span><text:span text:style-name="_38_17">,</text:span><text:span text:style-name="_39_05"> </text:span><text:span text:style-name="_32_473">i</text:span><text:span text:style-name="_38_44">n</text:span><text:span text:style-name="_31_394">c</text:span><text:span text:style-name="_32_044">a</text:span><text:span text:style-name="_36_99">p</text:span><text:span text:style-name="_31_744">a</text:span><text:span text:style-name="_32_511">b</text:span><text:span text:style-name="_36_25">l</text:span><text:span text:style-name="_31_681">e</text:span><text:span text:style-name="_31_809"> </text:span><text:span text:style-name="_36_25">o</text:span><text:span text:style-name="_31_249">f</text:span><text:span text:style-name="_31_809"> </text:span><text:span text:style-name="_34_45">A</text:span><text:span text:style-name="_31_312">n</text:span><text:span text:style-name="_32_247">n</text:span><text:span text:style-name="_34_45">i</text:span><text:span text:style-name="_31_360">h</text:span><text:span text:style-name="_32_497">i</text:span><text:span text:style-name="_34_93">l</text:span><text:span text:style-name="_31_167">a</text:span><text:span text:style-name="_32_209">t</text:span><text:span text:style-name="_38_77">i</text:span><text:span text:style-name="_31_324">o</text:span><text:span text:style-name="_32_259">n</text:span><text:span text:style-name="_34_57">,</text:span><text:span text:style-name="_39_09"> </text:span><text:span text:style-name="_32_475">h</text:span><text:span text:style-name="_35_92">a</text:span><text:span text:style-name="_31_360">v</text:span><text:span text:style-name="_32_607">e</text:span><text:span text:style-name="_39_"> </text:span><text:span text:style-name="_31_753">r</text:span><text:span text:style-name="_32_392">e</text:span><text:span text:style-name="_38_89">t</text:span><text:span text:style-name="_31_203">u</text:span><text:span text:style-name="_32_245">r</text:span><text:span text:style-name="_35_91">n</text:span><text:span text:style-name="_31_600">e</text:span><text:span text:style-name="_32_041">d</text:span><text:span text:style-name="_35_"> </text:span><text:span text:style-name="_31_537">t</text:span><text:span text:style-name="_32_425">o</text:span><text:span text:style-name="_35_"> </text:span><text:span text:style-name="_31_717">t</text:span><text:span text:style-name="_32_427">h</text:span><text:span text:style-name="_36_76">e</text:span><text:span text:style-name="_39_05"> </text:span><text:span text:style-name="_32_461">P</text:span><text:span text:style-name="_37_83">e</text:span><text:span text:style-name="_31_576">o</text:span><text:span text:style-name="_32_440">p</text:span><text:span text:style-name="_33_01">l</text:span><text:span text:style-name="_31_239">e</text:span><text:span text:style-name="_31_805"> </text:span><text:span text:style-name="_33_13">a</text:span><text:span text:style-name="_31_717">t</text:span><text:span text:style-name="_31_805"> </text:span><text:span text:style-name="_35_89">l</text:span><text:span text:style-name="_31_612">a</text:span><text:span text:style-name="_32_569">r</text:span><text:span text:style-name="_35_19">g</text:span><text:span text:style-name="_31_417">e</text:span><text:span text:style-name="_31_809"> </text:span><text:span text:style-name="_34_21">f</text:span><text:span text:style-name="_31_681">o</text:span><text:span text:style-name="_32_317">r</text:span><text:span text:style-name="_35_"> </text:span><text:span text:style-name="_31_753">t</text:span><text:span text:style-name="_32_080">h</text:span><text:span text:style-name="_36_39">e</text:span><text:span text:style-name="_31_213">i</text:span><text:span text:style-name="_32_401">r</text:span><text:span text:style-name="_39_"> </text:span><text:span text:style-name="_31_180">e</text:span><text:span text:style-name="_32_642">x</text:span><text:span text:style-name="_35_20">e</text:span><text:span text:style-name="_31_525">r</text:span><text:span text:style-name="_32_138">c</text:span><text:span text:style-name="_32_41">i</text:span><text:span text:style-name="_31_384">s</text:span><text:span text:style-name="_32_295">e</text:span><text:span text:style-name="_36_37">;</text:span><text:span text:style-name="_39_05"> </text:span><text:span text:style-name="_32_113">t</text:span><text:span text:style-name="_33_15">h</text:span><text:span text:style-name="_31_600">e</text:span><text:span text:style-name="_31_809"> </text:span><text:span text:style-name="_34_21">S</text:span><text:span text:style-name="_31_141">t</text:span><text:span text:style-name="_32_031">a</text:span><text:span text:style-name="_37_69">t</text:span><text:span text:style-name="_31_504">e</text:span><text:span text:style-name="_31_805"> </text:span><text:span text:style-name="_34_57">r</text:span><text:span text:style-name="_31_168">e</text:span><text:span text:style-name="_32_245">m</text:span><text:span text:style-name="_34_23">a</text:span><text:span text:style-name="_31_537">i</text:span><text:span text:style-name="_32_139">n</text:span><text:span text:style-name="_35_17">i</text:span><text:span text:style-name="_31_312">n</text:span><text:span text:style-name="_32_065">g</text:span><text:span text:style-name="_35_"> </text:span><text:span text:style-name="_31_345">i</text:span><text:span text:style-name="_32_605">n</text:span><text:span text:style-name="_39_"> </text:span><text:span text:style-name="_31_129">t</text:span><text:span text:style-name="_32_427">h</text:span><text:span text:style-name="_38_20">e</text:span><text:span text:style-name="_39_05"> </text:span><text:span text:style-name="_32_677">m</text:span><text:span text:style-name="_36_28">e</text:span><text:span text:style-name="_31_503">a</text:span><text:span text:style-name="_32_569">n</text:span><text:span text:style-name="_39_"> </text:span><text:span text:style-name="_31_597">t</text:span><text:span text:style-name="_32_065">i</text:span><text:span text:style-name="_35_17">m</text:span><text:span text:style-name="_31_165">e</text:span><text:span text:style-name="_31_805"> </text:span><text:span text:style-name="_36_39">e</text:span><text:span text:style-name="_31_180">x</text:span><text:span text:style-name="_32_680">p</text:span><text:span text:style-name="_35_19">o</text:span><text:span text:style-name="_31_754">s</text:span><text:span text:style-name="_32_140">e</text:span><text:span text:style-name="_32_29">d</text:span><text:span text:style-name="_39_05"> </text:span><text:span text:style-name="_32_149">t</text:span><text:span text:style-name="_33_49">o</text:span><text:span text:style-name="_39_09"> </text:span><text:span text:style-name="_32_473">a</text:span><text:span text:style-name="_36_37">l</text:span><text:span text:style-name="_31_249">l</text:span><text:span text:style-name="_31_805"> </text:span><text:span text:style-name="_37_81">t</text:span><text:span text:style-name="_31_792">h</text:span><text:span text:style-name="_32_043">e</text:span><text:span text:style-name="_35_"> </text:span><text:span text:style-name="_31_504">d</text:span><text:span text:style-name="_32_259">a</text:span><text:span text:style-name="_37_12">n</text:span><text:span text:style-name="_31_179">g</text:span><text:span text:style-name="_32_151">e</text:span><text:span text:style-name="_34_81">r</text:span><text:span text:style-name="_31_252">s</text:span><text:span text:style-name="_31_805"> </text:span><text:span text:style-name="_33_13">o</text:span><text:span text:style-name="_31_345">f</text:span><text:span text:style-name="_31_809"> </text:span><text:span text:style-name="_34_09">i</text:span><text:span text:style-name="_31_779">n</text:span><text:span text:style-name="_32_116">v</text:span><text:span text:style-name="_35_19">a</text:span><text:span text:style-name="_31_396">s</text:span><text:span text:style-name="_32_149">i</text:span><text:span text:style-name="_37_84">o</text:span><text:span text:style-name="_31_323">n</text:span><text:span text:style-name="_31_805"> </text:span><text:span text:style-name="_36_73">f</text:span><text:span text:style-name="_31_321">r</text:span><text:span text:style-name="_32_101">o</text:span><text:span text:style-name="_36_25">m</text:span><text:span text:style-name="_39_05"> </text:span><text:span text:style-name="_32_437">w</text:span><text:span text:style-name="_35_89">i</text:span><text:span text:style-name="_31_789">t</text:span><text:span text:style-name="_32_104">h</text:span><text:span text:style-name="_32_31">o</text:span><text:span text:style-name="_31_213">u</text:span><text:span text:style-name="_32_221">t</text:span><text:span text:style-name="_38_89">,</text:span><text:span text:style-name="_39_05"> </text:span><text:span text:style-name="_32_043">a</text:span><text:span text:style-name="_35_32">n</text:span><text:span text:style-name="_31_429">d</text:span><text:span text:style-name="_31_805"> </text:span><text:span text:style-name="_35_90">c</text:span><text:span text:style-name="_31_504">o</text:span><text:span text:style-name="_32_584">n</text:span><text:span text:style-name="_32_42">v</text:span><text:span text:style-name="_31_564">u</text:span><text:span text:style-name="_32_245">l</text:span><text:span text:style-name="_36_26">s</text:span><text:span text:style-name="_31_429">i</text:span><text:span text:style-name="_32_223">o</text:span><text:span text:style-name="_36_76">n</text:span><text:span text:style-name="_31_561">s</text:span><text:span text:style-name="_31_809"> </text:span><text:span text:style-name="_36_25">w</text:span><text:span text:style-name="_31_669">i</text:span><text:span text:style-name="_32_293">t</text:span><text:span text:style-name="_36_40">h</text:span><text:span text:style-name="_31_537">i</text:span><text:span text:style-name="_32_259">n</text:span><text:span text:style-name="_36_61">.</text:span></text:p>
      <text:p text:style-name="P1"><text:soft-page-break/><text:span text:style-name="_32_029">H</text:span><text:span text:style-name="_38_41">e</text:span><text:span text:style-name="_39_05"> </text:span><text:span text:style-name="_32_284">h</text:span><text:span text:style-name="_32_67">a</text:span><text:span text:style-name="_31_213">s</text:span><text:span text:style-name="_31_805"> </text:span><text:span text:style-name="_37_72">e</text:span><text:span text:style-name="_31_383">n</text:span><text:span text:style-name="_32_067">d</text:span><text:span text:style-name="_33_16">e</text:span><text:span text:style-name="_31_311">a</text:span><text:span text:style-name="_32_260">v</text:span><text:span text:style-name="_35_31">o</text:span><text:span text:style-name="_31_780">u</text:span><text:span text:style-name="_32_245">r</text:span><text:span text:style-name="_32_31">e</text:span><text:span text:style-name="_31_756">d</text:span><text:span text:style-name="_31_805"> </text:span><text:span text:style-name="_32_29">t</text:span><text:span text:style-name="_31_753">o</text:span><text:span text:style-name="_31_809"> </text:span><text:span text:style-name="_33_40">p</text:span><text:span text:style-name="_31_597">r</text:span><text:span text:style-name="_32_403">e</text:span><text:span text:style-name="_35_30">v</text:span><text:span text:style-name="_31_240">e</text:span><text:span text:style-name="_32_389">n</text:span><text:span text:style-name="_33_37">t</text:span><text:span text:style-name="_39_09"> </text:span><text:span text:style-name="_32_641">t</text:span><text:span text:style-name="_32_44">h</text:span><text:span text:style-name="_31_167">e</text:span><text:span text:style-name="_31_805"> </text:span><text:span text:style-name="_38_19">p</text:span><text:span text:style-name="_31_132">o</text:span><text:span text:style-name="_32_440">p</text:span><text:span text:style-name="_38_43">u</text:span><text:span text:style-name="_31_741">l</text:span><text:span text:style-name="_32_583">a</text:span><text:span text:style-name="_36_25">t</text:span><text:span text:style-name="_31_321">i</text:span><text:span text:style-name="_32_068">o</text:span><text:span text:style-name="_32_41">n</text:span><text:span text:style-name="_39_09"> </text:span><text:span text:style-name="_32_581">o</text:span><text:span text:style-name="_36_73">f</text:span><text:span text:style-name="_39_09"> </text:span><text:span text:style-name="_32_101">t</text:span><text:span text:style-name="_32_68">h</text:span><text:span text:style-name="_31_347">e</text:span><text:span text:style-name="_32_680">s</text:span><text:span text:style-name="_36_75">e</text:span><text:span text:style-name="_39_09"> </text:span><text:span text:style-name="_32_641">S</text:span><text:span text:style-name="_34_21">t</text:span><text:span text:style-name="_31_683">a</text:span><text:span text:style-name="_32_389">t</text:span><text:span text:style-name="_37_00">e</text:span><text:span text:style-name="_31_393">s</text:span><text:span text:style-name="_32_221">;</text:span><text:span text:style-name="_39_"> </text:span><text:span text:style-name="_31_417">f</text:span><text:span text:style-name="_32_029">o</text:span><text:span text:style-name="_32_41">r</text:span><text:span text:style-name="_39_09"> </text:span><text:span text:style-name="_32_653">t</text:span><text:span text:style-name="_34_11">h</text:span><text:span text:style-name="_31_684">a</text:span><text:span text:style-name="_32_569">t</text:span><text:span text:style-name="_39_"> </text:span><text:span text:style-name="_31_215">p</text:span><text:span text:style-name="_32_404">u</text:span><text:span text:style-name="_33_49">r</text:span><text:span text:style-name="_31_672">p</text:span><text:span text:style-name="_32_571">o</text:span><text:span text:style-name="_36_76">s</text:span><text:span text:style-name="_31_179">e</text:span><text:span text:style-name="_31_809"> </text:span><text:span text:style-name="_33_52">o</text:span><text:span text:style-name="_31_239">b</text:span><text:span text:style-name="_32_402">s</text:span><text:span text:style-name="_37_09">t</text:span><text:span text:style-name="_31_213">r</text:span><text:span text:style-name="_32_332">u</text:span><text:span text:style-name="_32_32">c</text:span><text:span text:style-name="_31_429">t</text:span><text:span text:style-name="_32_617">i</text:span><text:span text:style-name="_34_59">n</text:span><text:span text:style-name="_31_345">g</text:span><text:span text:style-name="_31_809"> </text:span><text:span text:style-name="_34_81">t</text:span><text:span text:style-name="_31_564">h</text:span><text:span text:style-name="_32_499">e</text:span><text:span text:style-name="_35_"> </text:span><text:span text:style-name="_31_501">P</text:span><text:span text:style-name="_32_319">e</text:span><text:span text:style-name="_37_00">n</text:span><text:span text:style-name="_31_537">t</text:span><text:span text:style-name="_32_608">a</text:span><text:span text:style-name="_38_05">t</text:span><text:span text:style-name="_31_179">e</text:span><text:span text:style-name="_32_248">u</text:span><text:span text:style-name="_33_14">c</text:span><text:span text:style-name="_31_489">h</text:span><text:span text:style-name="_31_809"> </text:span><text:span text:style-name="_37_69">f</text:span><text:span text:style-name="_31_669">o</text:span><text:span text:style-name="_32_257">r</text:span><text:span text:style-name="_35_"> </text:span><text:span text:style-name="_31_165">N</text:span><text:span text:style-name="_32_404">a</text:span><text:span text:style-name="_38_05">t</text:span><text:span text:style-name="_31_791">u</text:span><text:span text:style-name="_32_389">r</text:span><text:span text:style-name="_37_71">a</text:span><text:span text:style-name="_31_537">l</text:span><text:span text:style-name="_32_653">i</text:span><text:span text:style-name="_34_84">z</text:span><text:span text:style-name="_31_144">a</text:span><text:span text:style-name="_32_137">t</text:span><text:span text:style-name="_34_81">i</text:span><text:span text:style-name="_31_347">o</text:span><text:span text:style-name="_32_113">n</text:span><text:span text:style-name="_35_"> </text:span><text:span text:style-name="_31_561">o</text:span><text:span text:style-name="_32_113">f</text:span><text:span text:style-name="_39_"> </text:span><text:span text:style-name="_31_789">F</text:span><text:span text:style-name="_32_679">o</text:span><text:span text:style-name="_34_45">r</text:span><text:span text:style-name="_31_132">e</text:span><text:span text:style-name="_32_461">i</text:span><text:span text:style-name="_34_47">g</text:span><text:span text:style-name="_31_528">n</text:span><text:span text:style-name="_32_151">e</text:span><text:span text:style-name="_32_77">r</text:span><text:span text:style-name="_31_348">s</text:span><text:span text:style-name="_32_677">;</text:span><text:span text:style-name="_35_"> </text:span><text:span text:style-name="_31_129">r</text:span><text:span text:style-name="_32_247">e</text:span><text:span text:style-name="_32_65">f</text:span><text:span text:style-name="_31_564">u</text:span><text:span text:style-name="_32_104">s</text:span><text:span text:style-name="_34_81">i</text:span><text:span text:style-name="_31_251">n</text:span><text:span text:style-name="_32_689">g</text:span><text:span text:style-name="_39_"> </text:span><text:span text:style-name="_31_501">t</text:span><text:span text:style-name="_32_137">o</text:span><text:span text:style-name="_35_"> </text:span><text:span text:style-name="_31_564">p</text:span><text:span text:style-name="_32_583">a</text:span><text:span text:style-name="_34_22">s</text:span><text:span text:style-name="_31_780">s</text:span><text:span text:style-name="_31_805"> </text:span><text:span text:style-name="_36_04">o</text:span><text:span text:style-name="_31_681">t</text:span><text:span text:style-name="_32_619">h</text:span><text:span text:style-name="_38_79">e</text:span><text:span text:style-name="_31_165">r</text:span><text:span text:style-name="_32_296">s</text:span><text:span text:style-name="_39_"> </text:span><text:span text:style-name="_31_177">t</text:span><text:span text:style-name="_32_317">o</text:span><text:span text:style-name="_39_"> </text:span><text:span text:style-name="_31_503">e</text:span><text:span text:style-name="_32_500">n</text:span><text:span text:style-name="_32_66">c</text:span><text:span text:style-name="_31_384">o</text:span><text:span text:style-name="_32_499">u</text:span><text:span text:style-name="_32_41">r</text:span><text:span text:style-name="_31_576">a</text:span><text:span text:style-name="_32_331">g</text:span><text:span text:style-name="_36_04">e</text:span><text:span text:style-name="_39_05"> </text:span><text:span text:style-name="_32_473">t</text:span><text:span text:style-name="_34_83">h</text:span><text:span text:style-name="_31_384">e</text:span><text:span text:style-name="_32_149">i</text:span><text:span text:style-name="_37_81">r</text:span><text:span text:style-name="_39_09"> </text:span><text:span text:style-name="_32_137">m</text:span><text:span text:style-name="_37_69">i</text:span><text:span text:style-name="_31_204">g</text:span><text:span text:style-name="_32_617">r</text:span><text:span text:style-name="_38_91">a</text:span><text:span text:style-name="_31_321">t</text:span><text:span text:style-name="_32_041">i</text:span><text:span text:style-name="_37_72">o</text:span><text:span text:style-name="_31_203">n</text:span><text:span text:style-name="_32_101">s</text:span><text:span text:style-name="_35_"> </text:span><text:span text:style-name="_31_348">h</text:span><text:span text:style-name="_32_569">i</text:span><text:span text:style-name="_34_93">t</text:span><text:span text:style-name="_31_527">h</text:span><text:span text:style-name="_32_101">e</text:span><text:span text:style-name="_38_53">r</text:span><text:span text:style-name="_31_669">,</text:span><text:span text:style-name="_31_809"> </text:span><text:span text:style-name="_37_83">a</text:span><text:span text:style-name="_31_360">n</text:span><text:span text:style-name="_32_689">d</text:span><text:span text:style-name="_35_"> </text:span><text:span text:style-name="_31_741">r</text:span><text:span text:style-name="_32_284">a</text:span><text:span text:style-name="_32_77">i</text:span><text:span text:style-name="_31_502">s</text:span><text:span text:style-name="_32_317">i</text:span><text:span text:style-name="_34_84">n</text:span><text:span text:style-name="_31_527">g</text:span><text:span text:style-name="_31_805"> </text:span><text:span text:style-name="_38_17">t</text:span><text:span text:style-name="_31_240">h</text:span><text:span text:style-name="_32_655">e</text:span><text:span text:style-name="_35_"> </text:span><text:span text:style-name="_31_528">c</text:span><text:span text:style-name="_32_103">o</text:span><text:span text:style-name="_35_20">n</text:span><text:span text:style-name="_31_143">d</text:span><text:span text:style-name="_32_497">i</text:span><text:span text:style-name="_35_89">t</text:span><text:span text:style-name="_31_741">i</text:span><text:span text:style-name="_32_476">o</text:span><text:span text:style-name="_32_67">n</text:span><text:span text:style-name="_31_609">s</text:span><text:span text:style-name="_31_805"> </text:span><text:span text:style-name="_34_09">o</text:span><text:span text:style-name="_31_201">f</text:span><text:span text:style-name="_31_809"> </text:span><text:span text:style-name="_38_19">n</text:span><text:span text:style-name="_31_420">e</text:span><text:span text:style-name="_32_581">w</text:span><text:span text:style-name="_39_"> </text:span><text:span text:style-name="_31_501">A</text:span><text:span text:style-name="_32_211">p</text:span><text:span text:style-name="_38_56">p</text:span><text:span text:style-name="_31_597">r</text:span><text:span text:style-name="_32_332">o</text:span><text:span text:style-name="_32_31">p</text:span><text:span text:style-name="_31_789">r</text:span><text:span text:style-name="_32_077">i</text:span><text:span text:style-name="_32_44">a</text:span><text:span text:style-name="_31_213">t</text:span><text:span text:style-name="_32_041">i</text:span><text:span text:style-name="_35_31">o</text:span><text:span text:style-name="_31_791">n</text:span><text:span text:style-name="_32_152">s</text:span><text:span text:style-name="_35_"> </text:span><text:span text:style-name="_31_561">o</text:span><text:span text:style-name="_32_689">f</text:span><text:span text:style-name="_35_"> </text:span><text:span text:style-name="_31_141">L</text:span><text:span text:style-name="_32_607">a</text:span><text:span text:style-name="_32_80">n</text:span><text:span text:style-name="_31_347">d</text:span><text:span text:style-name="_32_512">s</text:span><text:span text:style-name="_34_57">.</text:span></text:p>
      <text:p text:style-name="P1"><text:span text:style-name="_32_677">H</text:span><text:span text:style-name="_34_45">e</text:span><text:span text:style-name="_39_05"> </text:span><text:span text:style-name="_32_511">h</text:span><text:span text:style-name="_34_84">a</text:span><text:span text:style-name="_31_141">s</text:span><text:span text:style-name="_31_805"> </text:span><text:span text:style-name="_34_24">o</text:span><text:span text:style-name="_31_611">b</text:span><text:span text:style-name="_32_260">s</text:span><text:span text:style-name="_35_89">t</text:span><text:span text:style-name="_31_141">r</text:span><text:span text:style-name="_32_691">u</text:span><text:span text:style-name="_34_94">c</text:span><text:span text:style-name="_31_213">t</text:span><text:span text:style-name="_32_644">e</text:span><text:span text:style-name="_38_89">d</text:span><text:span text:style-name="_39_09"> </text:span><text:span text:style-name="_32_653">t</text:span><text:span text:style-name="_38_56">h</text:span><text:span text:style-name="_31_215">e</text:span><text:span text:style-name="_31_809"> </text:span><text:span text:style-name="_36_73">A</text:span><text:span text:style-name="_31_539">d</text:span><text:span text:style-name="_32_605">m</text:span><text:span text:style-name="_35_89">i</text:span><text:span text:style-name="_31_144">n</text:span><text:span text:style-name="_32_497">i</text:span><text:span text:style-name="_38_56">s</text:span><text:span text:style-name="_31_417">t</text:span><text:span text:style-name="_32_029">r</text:span><text:span text:style-name="_35_91">a</text:span><text:span text:style-name="_31_609">t</text:span><text:span text:style-name="_32_077">i</text:span><text:span text:style-name="_38_80">o</text:span><text:span text:style-name="_31_491">n</text:span><text:span text:style-name="_31_809"> </text:span><text:span text:style-name="_34_57">o</text:span><text:span text:style-name="_31_525">f</text:span><text:span text:style-name="_31_809"> </text:span><text:span text:style-name="_36_37">J</text:span><text:span text:style-name="_31_719">u</text:span><text:span text:style-name="_32_212">s</text:span><text:span text:style-name="_37_81">t</text:span><text:span text:style-name="_31_309">i</text:span><text:span text:style-name="_32_030">c</text:span><text:span text:style-name="_32_68">e</text:span><text:span text:style-name="_31_669">,</text:span><text:span text:style-name="_31_805"> </text:span><text:span text:style-name="_33_15">b</text:span><text:span text:style-name="_31_504">y</text:span><text:span text:style-name="_31_805"> </text:span><text:span text:style-name="_38_41">r</text:span><text:span text:style-name="_31_611">e</text:span><text:span text:style-name="_32_137">f</text:span><text:span text:style-name="_37_84">u</text:span><text:span text:style-name="_31_526">s</text:span><text:span text:style-name="_32_221">i</text:span><text:span text:style-name="_37_12">n</text:span><text:span text:style-name="_31_705">g</text:span><text:span text:style-name="_31_805"> </text:span><text:span text:style-name="_38_08">h</text:span><text:span text:style-name="_31_777">i</text:span><text:span text:style-name="_32_258">s</text:span><text:span text:style-name="_39_"> </text:span><text:span text:style-name="_31_357">A</text:span><text:span text:style-name="_32_498">s</text:span><text:span text:style-name="_33_40">s</text:span><text:span text:style-name="_31_203">e</text:span><text:span text:style-name="_32_068">n</text:span><text:span text:style-name="_38_05">t</text:span><text:span text:style-name="_39_09"> </text:span><text:span text:style-name="_32_101">t</text:span><text:span text:style-name="_35_89">o</text:span><text:span text:style-name="_39_05"> </text:span><text:span text:style-name="_32_389">L</text:span><text:span text:style-name="_32_43">a</text:span><text:span text:style-name="_31_381">w</text:span><text:span text:style-name="_32_392">s</text:span><text:span text:style-name="_35_"> </text:span><text:span text:style-name="_31_237">f</text:span><text:span text:style-name="_32_221">o</text:span><text:span text:style-name="_36_73">r</text:span><text:span text:style-name="_39_05"> </text:span><text:span text:style-name="_32_331">e</text:span><text:span text:style-name="_36_40">s</text:span><text:span text:style-name="_31_705">t</text:span><text:span text:style-name="_32_583">a</text:span><text:span text:style-name="_35_32">b</text:span><text:span text:style-name="_31_717">l</text:span><text:span text:style-name="_32_461">i</text:span><text:span text:style-name="_36_02">s</text:span><text:span text:style-name="_31_756">h</text:span><text:span text:style-name="_32_317">i</text:span><text:span text:style-name="_35_91">n</text:span><text:span text:style-name="_31_576">g</text:span><text:span text:style-name="_31_809"> </text:span><text:span text:style-name="_32_77">J</text:span><text:span text:style-name="_31_708">u</text:span><text:span text:style-name="_32_079">d</text:span><text:span text:style-name="_34_21">i</text:span><text:span text:style-name="_31_670">c</text:span><text:span text:style-name="_32_461">i</text:span><text:span text:style-name="_37_84">a</text:span><text:span text:style-name="_31_237">r</text:span><text:span text:style-name="_32_101">y</text:span><text:span text:style-name="_35_"> </text:span><text:span text:style-name="_31_395">p</text:span><text:span text:style-name="_32_656">o</text:span><text:span text:style-name="_36_37">w</text:span><text:span text:style-name="_31_780">e</text:span><text:span text:style-name="_32_437">r</text:span><text:span text:style-name="_34_82">s</text:span><text:span text:style-name="_31_321">.</text:span></text:p>
      <text:p text:style-name="P1"><text:span text:style-name="_38_17">H</text:span><text:span text:style-name="_31_525">e</text:span><text:span text:style-name="_31_805"> </text:span><text:span text:style-name="_38_20">h</text:span><text:span text:style-name="_31_755">a</text:span><text:span text:style-name="_32_281">s</text:span><text:span text:style-name="_35_"> </text:span><text:span text:style-name="_31_417">m</text:span><text:span text:style-name="_32_692">a</text:span><text:span text:style-name="_37_71">d</text:span><text:span text:style-name="_31_609">e</text:span><text:span text:style-name="_31_805"> </text:span><text:span text:style-name="_35_29">J</text:span><text:span text:style-name="_31_168">u</text:span><text:span text:style-name="_32_475">d</text:span><text:span text:style-name="_32_32">g</text:span><text:span text:style-name="_31_239">e</text:span><text:span text:style-name="_32_221">s</text:span><text:span text:style-name="_39_"> </text:span><text:span text:style-name="_31_216">d</text:span><text:span text:style-name="_32_211">e</text:span><text:span text:style-name="_33_52">p</text:span><text:span text:style-name="_31_611">e</text:span><text:span text:style-name="_32_679">n</text:span><text:span text:style-name="_36_28">d</text:span><text:span text:style-name="_31_143">e</text:span><text:span text:style-name="_32_572">n</text:span><text:span text:style-name="_37_09">t</text:span><text:span text:style-name="_39_09"> </text:span><text:span text:style-name="_32_403">o</text:span><text:span text:style-name="_34_48">n</text:span><text:span text:style-name="_39_09"> </text:span><text:span text:style-name="_32_655">h</text:span><text:span text:style-name="_38_41">i</text:span><text:span text:style-name="_31_792">s</text:span><text:span text:style-name="_31_809"> </text:span><text:span text:style-name="_38_77">W</text:span><text:span text:style-name="_31_561">i</text:span><text:span text:style-name="_32_149">l</text:span><text:span text:style-name="_36_25">l</text:span><text:span text:style-name="_39_09"> </text:span><text:span text:style-name="_32_439">a</text:span><text:span text:style-name="_32_77">l</text:span><text:span text:style-name="_31_780">o</text:span><text:span text:style-name="_32_428">n</text:span><text:span text:style-name="_38_19">e</text:span><text:span text:style-name="_31_381">,</text:span><text:span text:style-name="_31_809"> </text:span><text:span text:style-name="_38_77">f</text:span><text:span text:style-name="_31_777">o</text:span><text:span text:style-name="_32_497">r</text:span><text:span text:style-name="_35_"> </text:span><text:span text:style-name="_31_237">t</text:span><text:span text:style-name="_32_499">h</text:span><text:span text:style-name="_36_40">e</text:span><text:span text:style-name="_39_05"> </text:span><text:span text:style-name="_32_245">t</text:span><text:span text:style-name="_32_31">e</text:span><text:span text:style-name="_31_684">n</text:span><text:span text:style-name="_32_440">u</text:span><text:span text:style-name="_38_05">r</text:span><text:span text:style-name="_31_791">e</text:span><text:span text:style-name="_31_809"> </text:span><text:span text:style-name="_35_89">o</text:span><text:span text:style-name="_31_213">f</text:span><text:span text:style-name="_31_805"> </text:span><text:span text:style-name="_32_29">t</text:span><text:span text:style-name="_31_395">h</text:span><text:span text:style-name="_32_116">e</text:span><text:span text:style-name="_32_77">i</text:span><text:span text:style-name="_31_309">r</text:span><text:span text:style-name="_31_809"> </text:span><text:span text:style-name="_35_32">o</text:span><text:span text:style-name="_31_237">f</text:span><text:span text:style-name="_32_317">f</text:span><text:span text:style-name="_35_89">i</text:span><text:span text:style-name="_31_202">c</text:span><text:span text:style-name="_32_259">e</text:span><text:span text:style-name="_37_12">s</text:span><text:span text:style-name="_31_609">,</text:span><text:span text:style-name="_31_809"> </text:span><text:span text:style-name="_35_31">a</text:span><text:span text:style-name="_31_744">n</text:span><text:span text:style-name="_32_041">d</text:span><text:span text:style-name="_39_"> </text:span><text:span text:style-name="_31_561">t</text:span><text:span text:style-name="_32_644">h</text:span><text:span text:style-name="_34_11">e</text:span><text:span text:style-name="_39_09"> </text:span><text:span text:style-name="_32_152">a</text:span><text:span text:style-name="_32_29">m</text:span><text:span text:style-name="_31_575">o</text:span><text:span text:style-name="_32_151">u</text:span><text:span text:style-name="_38_80">n</text:span><text:span text:style-name="_31_681">t</text:span><text:span text:style-name="_31_809"> </text:span><text:span text:style-name="_32_67">a</text:span><text:span text:style-name="_31_576">n</text:span><text:span text:style-name="_32_473">d</text:span><text:span text:style-name="_39_"> </text:span><text:span text:style-name="_31_564">p</text:span><text:span text:style-name="_32_403">a</text:span><text:span text:style-name="_33_50">y</text:span><text:span text:style-name="_31_417">m</text:span><text:span text:style-name="_32_284">e</text:span><text:span text:style-name="_38_17">n</text:span><text:span text:style-name="_31_237">t</text:span><text:span text:style-name="_31_809"> </text:span><text:span text:style-name="_35_17">o</text:span><text:span text:style-name="_31_669">f</text:span><text:span text:style-name="_31_809"> </text:span><text:span text:style-name="_36_61">t</text:span><text:span text:style-name="_31_491">h</text:span><text:span text:style-name="_32_692">e</text:span><text:span text:style-name="_34_09">i</text:span><text:span text:style-name="_31_177">r</text:span><text:span text:style-name="_31_809"> </text:span><text:span text:style-name="_33_50">s</text:span><text:span text:style-name="_31_756">a</text:span><text:span text:style-name="_32_689">l</text:span><text:span text:style-name="_38_20">a</text:span><text:span text:style-name="_31_525">r</text:span><text:span text:style-name="_32_653">i</text:span><text:span text:style-name="_38_91">e</text:span><text:span text:style-name="_31_789">s</text:span><text:span text:style-name="_32_101">.</text:span></text:p>
      <text:p text:style-name="P1"><text:span text:style-name="_31_705">H</text:span><text:span text:style-name="_32_389">e</text:span><text:span text:style-name="_35_"> </text:span><text:span text:style-name="_31_503">h</text:span><text:span text:style-name="_32_584">a</text:span><text:span text:style-name="_36_37">s</text:span><text:span text:style-name="_39_05"> </text:span><text:span text:style-name="_32_320">e</text:span><text:span text:style-name="_33_37">r</text:span><text:span text:style-name="_31_239">e</text:span><text:span text:style-name="_32_438">c</text:span><text:span text:style-name="_38_05">t</text:span><text:span text:style-name="_31_348">e</text:span><text:span text:style-name="_32_245">d</text:span><text:span text:style-name="_39_"> </text:span><text:span text:style-name="_31_681">a</text:span><text:span text:style-name="_31_805"> </text:span><text:span text:style-name="_34_93">m</text:span><text:span text:style-name="_31_167">u</text:span><text:span text:style-name="_32_077">l</text:span><text:span text:style-name="_37_69">t</text:span><text:span text:style-name="_31_537">i</text:span><text:span text:style-name="_32_149">t</text:span><text:span text:style-name="_33_52">u</text:span><text:span text:style-name="_31_528">d</text:span><text:span text:style-name="_32_403">e</text:span><text:span text:style-name="_35_"> </text:span><text:span text:style-name="_31_573">o</text:span><text:span text:style-name="_32_317">f</text:span><text:span text:style-name="_35_"> </text:span><text:span text:style-name="_31_501">N</text:span><text:span text:style-name="_32_581">e</text:span><text:span text:style-name="_35_89">w</text:span><text:span text:style-name="_39_09"> </text:span><text:span text:style-name="_32_293">O</text:span><text:span text:style-name="_37_81">f</text:span><text:span text:style-name="_31_573">f</text:span><text:span text:style-name="_32_041">i</text:span><text:span text:style-name="_38_78">c</text:span><text:span text:style-name="_31_564">e</text:span><text:span text:style-name="_32_221">s</text:span><text:span text:style-name="_38_77">,</text:span><text:span text:style-name="_39_05"> </text:span><text:span text:style-name="_32_248">a</text:span><text:span text:style-name="_36_75">n</text:span><text:span text:style-name="_31_237">d</text:span><text:span text:style-name="_31_805"> </text:span><text:span text:style-name="_34_94">s</text:span><text:span text:style-name="_31_576">e</text:span><text:span text:style-name="_32_389">n</text:span><text:span text:style-name="_37_69">t</text:span><text:span text:style-name="_39_09"> </text:span><text:span text:style-name="_32_584">h</text:span><text:span text:style-name="_36_01">i</text:span><text:span text:style-name="_31_789">t</text:span><text:span text:style-name="_32_283">h</text:span><text:span text:style-name="_32_41">e</text:span><text:span text:style-name="_31_753">r</text:span><text:span text:style-name="_31_809"> </text:span><text:span text:style-name="_38_80">s</text:span><text:span text:style-name="_31_681">w</text:span><text:span text:style-name="_32_103">a</text:span><text:span text:style-name="_34_81">r</text:span><text:span text:style-name="_31_705">m</text:span><text:span text:style-name="_32_425">s</text:span><text:span text:style-name="_39_"> </text:span><text:span text:style-name="_31_213">o</text:span><text:span text:style-name="_32_677">f</text:span><text:span text:style-name="_35_"> </text:span><text:span text:style-name="_31_129">O</text:span><text:span text:style-name="_32_473">f</text:span><text:span text:style-name="_38_77">f</text:span><text:span text:style-name="_31_777">i</text:span><text:span text:style-name="_32_078">c</text:span><text:span text:style-name="_37_72">e</text:span><text:span text:style-name="_31_561">r</text:span><text:span text:style-name="_32_389">s</text:span><text:span text:style-name="_35_"> </text:span><text:span text:style-name="_31_321">t</text:span><text:span text:style-name="_32_677">o</text:span><text:span text:style-name="_35_"> </text:span><text:span text:style-name="_31_672">h</text:span><text:span text:style-name="_32_403">a</text:span><text:span text:style-name="_36_61">r</text:span><text:span text:style-name="_31_753">r</text:span><text:span text:style-name="_32_224">a</text:span><text:span text:style-name="_35_30">s</text:span><text:span text:style-name="_31_741">s</text:span><text:span text:style-name="_31_809"> </text:span><text:span text:style-name="_38_91">o</text:span><text:span text:style-name="_31_612">u</text:span><text:span text:style-name="_32_473">r</text:span><text:span text:style-name="_39_"> </text:span><text:span text:style-name="_31_359">p</text:span><text:span text:style-name="_32_476">e</text:span><text:span text:style-name="_34_23">o</text:span><text:span text:style-name="_31_216">p</text:span><text:span text:style-name="_32_689">l</text:span><text:span text:style-name="_36_97">e</text:span><text:span text:style-name="_31_705">,</text:span><text:span text:style-name="_31_809"> </text:span><text:span text:style-name="_33_52">a</text:span><text:span text:style-name="_31_575">n</text:span><text:span text:style-name="_32_653">d</text:span><text:span text:style-name="_35_"> </text:span><text:span text:style-name="_31_671">e</text:span><text:span text:style-name="_32_068">a</text:span><text:span text:style-name="_38_89">t</text:span><text:span text:style-name="_39_09"> </text:span><text:span text:style-name="_32_500">o</text:span><text:span text:style-name="_36_39">u</text:span><text:span text:style-name="_31_597">t</text:span><text:span text:style-name="_31_809"> </text:span><text:span text:style-name="_38_17">t</text:span><text:span text:style-name="_31_240">h</text:span><text:span text:style-name="_32_499">e</text:span><text:span text:style-name="_32_41">i</text:span><text:span text:style-name="_31_393">r</text:span><text:span text:style-name="_31_805"> </text:span><text:span text:style-name="_34_82">s</text:span><text:span text:style-name="_31_384">u</text:span><text:span text:style-name="_32_644">b</text:span><text:span text:style-name="_36_62">s</text:span><text:span text:style-name="_31_381">t</text:span><text:span text:style-name="_32_691">a</text:span><text:span text:style-name="_36_76">n</text:span><text:span text:style-name="_31_528">c</text:span><text:span text:style-name="_32_079">e</text:span><text:span text:style-name="_38_89">.</text:span></text:p>
      <text:p text:style-name="P1"><text:span text:style-name="_32_581">H</text:span><text:span text:style-name="_33_49">e</text:span><text:span text:style-name="_39_05"> </text:span><text:span text:style-name="_32_319">h</text:span><text:span text:style-name="_32_80">a</text:span><text:span text:style-name="_31_609">s</text:span><text:span text:style-name="_31_809"> </text:span><text:span text:style-name="_38_92">k</text:span><text:span text:style-name="_31_599">e</text:span><text:span text:style-name="_32_101">p</text:span><text:span text:style-name="_34_45">t</text:span><text:span text:style-name="_39_05"> </text:span><text:span text:style-name="_32_391">a</text:span><text:span text:style-name="_37_09">m</text:span><text:span text:style-name="_31_324">o</text:span><text:span text:style-name="_32_295">n</text:span><text:span text:style-name="_34_24">g</text:span><text:span text:style-name="_39_05"> </text:span><text:span text:style-name="_32_260">u</text:span><text:span text:style-name="_34_46">s</text:span><text:span text:style-name="_31_345">,</text:span><text:span text:style-name="_31_805"> </text:span><text:span text:style-name="_35_17">i</text:span><text:span text:style-name="_31_237">n</text:span><text:span text:style-name="_31_805"> </text:span><text:span text:style-name="_38_53">t</text:span><text:span text:style-name="_31_129">i</text:span><text:span text:style-name="_32_113">m</text:span><text:span text:style-name="_35_20">e</text:span><text:span text:style-name="_31_538">s</text:span><text:span text:style-name="_31_805"> </text:span><text:span text:style-name="_38_05">o</text:span><text:span text:style-name="_31_681">f</text:span><text:span text:style-name="_31_809"> </text:span><text:span text:style-name="_34_23">p</text:span><text:span text:style-name="_31_384">e</text:span><text:span text:style-name="_32_511">a</text:span><text:span text:style-name="_33_52">c</text:span><text:span text:style-name="_31_489">e</text:span><text:span text:style-name="_32_293">,</text:span><text:span text:style-name="_35_"> </text:span><text:span text:style-name="_31_393">S</text:span><text:span text:style-name="_32_113">t</text:span><text:span text:style-name="_36_99">a</text:span><text:span text:style-name="_31_540">n</text:span><text:span text:style-name="_32_139">d</text:span><text:span text:style-name="_33_49">i</text:span><text:span text:style-name="_31_204">n</text:span><text:span text:style-name="_32_209">g</text:span><text:span text:style-name="_39_"> </text:span><text:span text:style-name="_31_741">A</text:span><text:span text:style-name="_32_653">r</text:span><text:span text:style-name="_38_89">m</text:span><text:span text:style-name="_31_573">i</text:span><text:span text:style-name="_32_404">e</text:span><text:span text:style-name="_37_10">s</text:span><text:span text:style-name="_39_09"> </text:span><text:span text:style-name="_32_029">w</text:span><text:span text:style-name="_34_09">i</text:span><text:span text:style-name="_31_741">t</text:span><text:span text:style-name="_32_296">h</text:span><text:span text:style-name="_33_03">o</text:span><text:span text:style-name="_31_213">u</text:span><text:span text:style-name="_32_137">t</text:span><text:span text:style-name="_39_"> </text:span><text:span text:style-name="_31_177">t</text:span><text:span text:style-name="_32_391">h</text:span><text:span text:style-name="_32_80">e</text:span><text:span text:style-name="_39_05"> </text:span><text:span text:style-name="_32_437">C</text:span><text:span text:style-name="_36_99">o</text:span><text:span text:style-name="_31_420">n</text:span><text:span text:style-name="_32_402">s</text:span><text:span text:style-name="_37_12">e</text:span><text:span text:style-name="_31_777">n</text:span><text:span text:style-name="_32_149">t</text:span><text:span text:style-name="_39_"> </text:span><text:span text:style-name="_31_381">o</text:span><text:span text:style-name="_32_473">f</text:span><text:span text:style-name="_35_"> </text:span><text:span text:style-name="_31_167">o</text:span><text:span text:style-name="_32_680">u</text:span><text:span text:style-name="_36_25">r</text:span><text:span text:style-name="_39_09"> </text:span><text:span text:style-name="_32_209">l</text:span><text:span text:style-name="_32_67">e</text:span><text:span text:style-name="_31_216">g</text:span><text:span text:style-name="_32_437">i</text:span><text:span text:style-name="_34_22">s</text:span><text:span text:style-name="_31_237">l</text:span><text:span text:style-name="_32_440">a</text:span><text:span text:style-name="_36_01">t</text:span><text:span text:style-name="_31_396">u</text:span><text:span text:style-name="_32_389">r</text:span><text:span text:style-name="_38_19">e</text:span><text:span text:style-name="_31_525">s</text:span><text:span text:style-name="_32_209">.</text:span></text:p>
      <text:p text:style-name="P1"><text:span text:style-name="_31_501">H</text:span><text:span text:style-name="_32_461">e</text:span><text:span text:style-name="_35_"> </text:span><text:span text:style-name="_31_491">h</text:span><text:span text:style-name="_32_680">a</text:span><text:span text:style-name="_38_77">s</text:span><text:span text:style-name="_39_05"> </text:span><text:span text:style-name="_32_403">a</text:span><text:span text:style-name="_36_25">f</text:span><text:span text:style-name="_31_165">f</text:span><text:span text:style-name="_32_260">e</text:span><text:span text:style-name="_33_04">c</text:span><text:span text:style-name="_31_669">t</text:span><text:span text:style-name="_32_679">e</text:span><text:span text:style-name="_32_65">d</text:span><text:span text:style-name="_39_09"> </text:span><text:span text:style-name="_32_389">t</text:span><text:span text:style-name="_32_65">o</text:span><text:span text:style-name="_39_05"> </text:span><text:span text:style-name="_32_653">r</text:span><text:span text:style-name="_35_92">e</text:span><text:span text:style-name="_31_719">n</text:span><text:span text:style-name="_32_283">d</text:span><text:span text:style-name="_36_76">e</text:span><text:span text:style-name="_31_345">r</text:span><text:span text:style-name="_31_809"> </text:span><text:span text:style-name="_36_25">t</text:span><text:span text:style-name="_31_383">h</text:span><text:span text:style-name="_32_440">e</text:span><text:span text:style-name="_39_"> </text:span><text:span text:style-name="_31_609">M</text:span><text:span text:style-name="_32_641">i</text:span><text:span text:style-name="_38_17">l</text:span><text:span text:style-name="_31_357">i</text:span><text:span text:style-name="_32_221">t</text:span><text:span text:style-name="_36_04">a</text:span><text:span text:style-name="_31_597">r</text:span><text:span text:style-name="_32_330">y</text:span><text:span text:style-name="_39_"> </text:span><text:span text:style-name="_31_777">i</text:span><text:span text:style-name="_32_680">n</text:span><text:span text:style-name="_33_03">d</text:span><text:span text:style-name="_31_575">e</text:span><text:span text:style-name="_32_428">p</text:span><text:span text:style-name="_38_91">e</text:span><text:span text:style-name="_31_180">n</text:span><text:span text:style-name="_32_139">d</text:span><text:span text:style-name="_33_52">e</text:span><text:span text:style-name="_31_141">n</text:span><text:span text:style-name="_32_401">t</text:span><text:span text:style-name="_35_"> </text:span><text:span text:style-name="_31_561">o</text:span><text:span text:style-name="_32_221">f</text:span><text:span text:style-name="_39_"> </text:span><text:span text:style-name="_31_179">a</text:span><text:span text:style-name="_32_608">n</text:span><text:span text:style-name="_37_09">d</text:span><text:span text:style-name="_39_05"> </text:span><text:span text:style-name="_32_440">s</text:span><text:span text:style-name="_33_15">u</text:span><text:span text:style-name="_31_420">p</text:span><text:span text:style-name="_32_571">e</text:span><text:span text:style-name="_36_25">r</text:span><text:span text:style-name="_31_597">i</text:span><text:span text:style-name="_32_425">o</text:span><text:span text:style-name="_38_41">r</text:span><text:span text:style-name="_39_09"> </text:span><text:span text:style-name="_32_209">t</text:span><text:span text:style-name="_36_97">o</text:span><text:span text:style-name="_39_05"> </text:span><text:span text:style-name="_32_041">t</text:span><text:span text:style-name="_34_60">h</text:span><text:span text:style-name="_31_359">e</text:span><text:span text:style-name="_31_805"> </text:span><text:span text:style-name="_34_45">C</text:span><text:span text:style-name="_31_525">i</text:span><text:span text:style-name="_32_113">v</text:span><text:span text:style-name="_38_53">i</text:span><text:span text:style-name="_31_681">l</text:span><text:span text:style-name="_31_809"> </text:span><text:span text:style-name="_32_68">p</text:span><text:span text:style-name="_31_719">o</text:span><text:span text:style-name="_32_329">w</text:span><text:span text:style-name="_38_77">e</text:span><text:span text:style-name="_31_705">r</text:span><text:span text:style-name="_32_653">.</text:span></text:p>
      <text:p text:style-name="P1"><text:span text:style-name="_31_165">H</text:span><text:span text:style-name="_32_137">e</text:span><text:span text:style-name="_35_"> </text:span><text:span text:style-name="_31_384">h</text:span><text:span text:style-name="_32_583">a</text:span><text:span text:style-name="_35_17">s</text:span><text:span text:style-name="_39_05"> </text:span><text:span text:style-name="_32_390">c</text:span><text:span text:style-name="_35_20">o</text:span><text:span text:style-name="_31_321">m</text:span><text:span text:style-name="_32_043">b</text:span><text:span text:style-name="_33_49">i</text:span><text:span text:style-name="_31_528">n</text:span><text:span text:style-name="_32_116">e</text:span><text:span text:style-name="_32_79">d</text:span><text:span text:style-name="_39_05"> </text:span><text:span text:style-name="_32_029">w</text:span><text:span text:style-name="_36_73">i</text:span><text:span text:style-name="_31_393">t</text:span><text:span text:style-name="_32_113">h</text:span><text:span text:style-name="_35_"> </text:span><text:span text:style-name="_31_539">o</text:span><text:span text:style-name="_32_677">t</text:span><text:span text:style-name="_33_52">h</text:span><text:span text:style-name="_31_131">e</text:span><text:span text:style-name="_32_137">r</text:span><text:span text:style-name="_36_28">s</text:span><text:span text:style-name="_39_09"> </text:span><text:span text:style-name="_32_461">t</text:span><text:span text:style-name="_35_17">o</text:span><text:span text:style-name="_39_09"> </text:span><text:span text:style-name="_32_222">s</text:span><text:span text:style-name="_38_20">u</text:span><text:span text:style-name="_31_744">b</text:span><text:span text:style-name="_32_293">j</text:span><text:span text:style-name="_34_83">e</text:span><text:span text:style-name="_31_501">c</text:span><text:span text:style-name="_32_077">t</text:span><text:span text:style-name="_35_"> </text:span><text:span text:style-name="_31_540">u</text:span><text:span text:style-name="_32_654">s</text:span><text:span text:style-name="_39_"> </text:span><text:span text:style-name="_31_537">t</text:span><text:span text:style-name="_32_245">o</text:span><text:span text:style-name="_39_"> </text:span><text:span text:style-name="_31_357">a</text:span><text:span text:style-name="_31_809"> </text:span><text:span text:style-name="_32_29">j</text:span><text:span text:style-name="_31_792">u</text:span><text:span text:style-name="_32_137">r</text:span><text:span text:style-name="_33_13">i</text:span><text:span text:style-name="_31_718">s</text:span><text:span text:style-name="_32_656">d</text:span><text:span text:style-name="_36_25">i</text:span><text:span text:style-name="_31_754">c</text:span><text:span text:style-name="_32_029">t</text:span><text:span text:style-name="_38_41">i</text:span><text:span text:style-name="_31_684">o</text:span><text:span text:style-name="_32_067">n</text:span><text:span text:style-name="_35_"> </text:span><text:span text:style-name="_31_705">f</text:span><text:span text:style-name="_32_692">o</text:span><text:span text:style-name="_33_37">r</text:span><text:span text:style-name="_31_347">e</text:span><text:span text:style-name="_32_245">i</text:span><text:span text:style-name="_38_19">g</text:span><text:span text:style-name="_31_492">n</text:span><text:span text:style-name="_31_809"> </text:span><text:span text:style-name="_34_81">t</text:span><text:span text:style-name="_31_393">o</text:span><text:span text:style-name="_31_805"> </text:span><text:span text:style-name="_38_44">o</text:span><text:span text:style-name="_31_419">u</text:span><text:span text:style-name="_32_221">r</text:span><text:span text:style-name="_39_"> </text:span><text:span text:style-name="_31_720">c</text:span><text:span text:style-name="_32_151">o</text:span><text:span text:style-name="_33_52">n</text:span><text:span text:style-name="_31_430">s</text:span><text:span text:style-name="_32_029">t</text:span><text:span text:style-name="_38_17">i</text:span><text:span text:style-name="_31_777">t</text:span><text:span text:style-name="_32_511">u</text:span><text:span text:style-name="_36_01">t</text:span><text:span text:style-name="_31_165">i</text:span><text:span text:style-name="_32_620">o</text:span><text:span text:style-name="_33_13">n</text:span><text:span text:style-name="_31_393">,</text:span><text:span text:style-name="_31_805"> </text:span><text:span text:style-name="_38_80">a</text:span><text:span text:style-name="_31_347">n</text:span><text:span text:style-name="_32_101">d</text:span><text:span text:style-name="_35_"> </text:span><text:span text:style-name="_31_359">u</text:span><text:span text:style-name="_32_476">n</text:span><text:span text:style-name="_33_52">a</text:span><text:span text:style-name="_31_790">c</text:span><text:span text:style-name="_32_426">k</text:span><text:span text:style-name="_34_96">n</text:span><text:span text:style-name="_31_215">o</text:span><text:span text:style-name="_32_137">w</text:span><text:span text:style-name="_33_37">l</text:span><text:span text:style-name="_31_564">e</text:span><text:span text:style-name="_32_464">d</text:span><text:span text:style-name="_33_03">g</text:span><text:span text:style-name="_31_683">e</text:span><text:span text:style-name="_32_476">d</text:span><text:span text:style-name="_35_"> </text:span><text:span text:style-name="_31_312">b</text:span><text:span text:style-name="_32_150">y</text:span><text:span text:style-name="_39_"> </text:span><text:span text:style-name="_31_684">o</text:span><text:span text:style-name="_32_259">u</text:span><text:span text:style-name="_35_29">r</text:span><text:span text:style-name="_39_05"> </text:span><text:span text:style-name="_32_041">l</text:span><text:span text:style-name="_37_84">a</text:span><text:span text:style-name="_31_237">w</text:span><text:span text:style-name="_32_438">s</text:span><text:span text:style-name="_37_69">;</text:span><text:span text:style-name="_39_09"> </text:span><text:span text:style-name="_32_224">g</text:span><text:span text:style-name="_32_41">i</text:span><text:span text:style-name="_31_718">v</text:span><text:span text:style-name="_32_245">i</text:span><text:span text:style-name="_32_80">n</text:span><text:span text:style-name="_31_779">g</text:span><text:span text:style-name="_31_805"> </text:span><text:span text:style-name="_36_75">h</text:span><text:span text:style-name="_31_201">i</text:span><text:span text:style-name="_32_500">s</text:span><text:span text:style-name="_35_"> </text:span><text:span text:style-name="_31_573">A</text:span><text:span text:style-name="_32_402">s</text:span><text:span text:style-name="_38_80">s</text:span><text:span text:style-name="_31_132">e</text:span><text:span text:style-name="_32_043">n</text:span><text:span text:style-name="_35_17">t</text:span><text:span text:style-name="_39_09"> </text:span><text:span text:style-name="_32_605">t</text:span><text:span text:style-name="_36_61">o</text:span><text:span text:style-name="_39_05"> </text:span><text:span text:style-name="_32_329">t</text:span><text:span text:style-name="_38_92">h</text:span><text:span text:style-name="_31_347">e</text:span><text:span text:style-name="_32_473">i</text:span><text:span text:style-name="_34_21">r</text:span><text:span text:style-name="_39_05"> </text:span><text:span text:style-name="_32_317">A</text:span><text:span text:style-name="_38_92">c</text:span><text:span text:style-name="_31_537">t</text:span><text:span text:style-name="_32_150">s</text:span><text:span text:style-name="_39_"> </text:span><text:span text:style-name="_31_141">o</text:span><text:span text:style-name="_32_473">f</text:span><text:span text:style-name="_39_"> </text:span><text:span text:style-name="_31_539">a</text:span><text:span text:style-name="_32_320">s</text:span><text:span text:style-name="_33_40">s</text:span><text:span text:style-name="_31_179">u</text:span><text:span text:style-name="_32_677">m</text:span><text:span text:style-name="_35_19">e</text:span><text:span text:style-name="_31_576">d</text:span><text:span text:style-name="_31_805"> </text:span><text:span text:style-name="_33_37">L</text:span><text:span text:style-name="_31_396">e</text:span><text:span text:style-name="_32_475">g</text:span><text:span text:style-name="_37_69">i</text:span><text:span text:style-name="_31_312">s</text:span><text:span text:style-name="_32_293">l</text:span><text:span text:style-name="_32_79">a</text:span><text:span text:style-name="_31_561">t</text:span><text:span text:style-name="_32_329">i</text:span><text:span text:style-name="_33_40">o</text:span><text:span text:style-name="_31_239">n</text:span><text:span text:style-name="_32_677">:</text:span></text:p>
      <text:p text:style-name="P1"><text:span text:style-name="_31_417">F</text:span><text:span text:style-name="_32_689">o</text:span><text:span text:style-name="_37_81">r</text:span><text:span text:style-name="_39_09"> </text:span><text:span text:style-name="_32_689">Q</text:span><text:span text:style-name="_33_52">u</text:span><text:span text:style-name="_31_347">a</text:span><text:span text:style-name="_32_569">r</text:span><text:span text:style-name="_33_13">t</text:span><text:span text:style-name="_31_383">e</text:span><text:span text:style-name="_32_641">r</text:span><text:span text:style-name="_36_61">i</text:span><text:span text:style-name="_31_504">n</text:span><text:span text:style-name="_32_653">g</text:span><text:span text:style-name="_39_"> </text:span><text:span text:style-name="_31_561">l</text:span><text:span text:style-name="_32_463">a</text:span><text:span text:style-name="_37_69">r</text:span><text:span text:style-name="_31_708">g</text:span><text:span text:style-name="_32_221">e</text:span><text:span text:style-name="_35_"> </text:span><text:span text:style-name="_31_756">b</text:span><text:span text:style-name="_32_571">o</text:span><text:span text:style-name="_34_12">d</text:span><text:span text:style-name="_31_489">i</text:span><text:span text:style-name="_32_295">e</text:span><text:span text:style-name="_36_73">s</text:span><text:span text:style-name="_39_09"> </text:span><text:span text:style-name="_32_221">o</text:span><text:span text:style-name="_38_17">f</text:span><text:span text:style-name="_39_05"> </text:span><text:span text:style-name="_32_151">a</text:span><text:span text:style-name="_34_09">r</text:span><text:span text:style-name="_31_681">m</text:span><text:span text:style-name="_32_440">e</text:span><text:span text:style-name="_36_01">d</text:span><text:span text:style-name="_39_09"> </text:span><text:span text:style-name="_32_510">s</text:span><text:span text:style-name="_36_76">o</text:span><text:span text:style-name="_31_201">l</text:span><text:span text:style-name="_32_691">d</text:span><text:span text:style-name="_34_09">i</text:span><text:span text:style-name="_31_252">e</text:span><text:span text:style-name="_32_689">r</text:span><text:span text:style-name="_34_21">y</text:span><text:span text:style-name="_39_09"> </text:span><text:span text:style-name="_32_391">a</text:span><text:span text:style-name="_38_53">m</text:span><text:span text:style-name="_31_420">o</text:span><text:span text:style-name="_32_224">n</text:span><text:span text:style-name="_35_19">g</text:span><text:span text:style-name="_39_05"> </text:span><text:span text:style-name="_32_655">u</text:span><text:span text:style-name="_36_40">s</text:span><text:span text:style-name="_31_609">:</text:span></text:p>
      <text:p text:style-name="P1"><text:span text:style-name="_34_57">F</text:span><text:span text:style-name="_31_789">o</text:span><text:span text:style-name="_32_113">r</text:span><text:span text:style-name="_35_"> </text:span><text:span text:style-name="_31_167">p</text:span><text:span text:style-name="_32_137">r</text:span><text:span text:style-name="_36_04">o</text:span><text:span text:style-name="_31_129">t</text:span><text:span text:style-name="_32_691">e</text:span><text:span text:style-name="_35_92">c</text:span><text:span text:style-name="_31_777">t</text:span><text:span text:style-name="_32_329">i</text:span><text:span text:style-name="_34_47">n</text:span><text:span text:style-name="_31_792">g</text:span><text:span text:style-name="_31_805"> </text:span><text:span text:style-name="_36_37">t</text:span><text:span text:style-name="_31_396">h</text:span><text:span text:style-name="_32_511">e</text:span><text:span text:style-name="_35_17">m</text:span><text:span text:style-name="_31_237">,</text:span><text:span text:style-name="_31_805"> </text:span><text:span text:style-name="_34_96">b</text:span><text:span text:style-name="_31_610">y</text:span><text:span text:style-name="_31_809"> </text:span><text:span text:style-name="_34_93">a</text:span><text:span text:style-name="_39_05"> </text:span><text:span text:style-name="_32_065">m</text:span><text:span text:style-name="_36_75">o</text:span><text:span text:style-name="_31_180">c</text:span><text:span text:style-name="_32_293">k</text:span><text:span text:style-name="_39_"> </text:span><text:span text:style-name="_31_681">T</text:span><text:span text:style-name="_32_317">r</text:span><text:span text:style-name="_38_05">i</text:span><text:span text:style-name="_31_141">a</text:span><text:span text:style-name="_32_029">l</text:span><text:span text:style-name="_36_25">,</text:span><text:span text:style-name="_39_09"> </text:span><text:span text:style-name="_32_101">f</text:span><text:span text:style-name="_33_01">r</text:span><text:span text:style-name="_31_681">o</text:span><text:span text:style-name="_32_149">m</text:span><text:span text:style-name="_39_"> </text:span><text:span text:style-name="_31_204">p</text:span><text:span text:style-name="_32_391">e</text:span><text:span text:style-name="_34_24">n</text:span><text:span text:style-name="_31_611">a</text:span><text:span text:style-name="_32_689">l</text:span><text:span text:style-name="_36_61">i</text:span><text:span text:style-name="_31_346">z</text:span><text:span text:style-name="_32_644">a</text:span><text:span text:style-name="_36_97">t</text:span><text:span text:style-name="_31_501">i</text:span><text:span text:style-name="_32_211">o</text:span><text:span text:style-name="_33_40">n</text:span><text:span text:style-name="_39_09"> </text:span><text:span text:style-name="_32_569">f</text:span><text:span text:style-name="_33_37">o</text:span><text:span text:style-name="_31_129">r</text:span><text:span text:style-name="_31_809"> </text:span><text:span text:style-name="_35_31">a</text:span><text:span text:style-name="_31_324">n</text:span><text:span text:style-name="_32_653">y</text:span><text:span text:style-name="_35_"> </text:span><text:span text:style-name="_31_165">M</text:span><text:span text:style-name="_32_619">u</text:span><text:span text:style-name="_33_49">r</text:span><text:span text:style-name="_31_144">d</text:span><text:span text:style-name="_32_260">e</text:span><text:span text:style-name="_38_17">r</text:span><text:span text:style-name="_31_490">s</text:span><text:span text:style-name="_31_809"> </text:span><text:span text:style-name="_36_97">w</text:span><text:span text:style-name="_31_383">h</text:span><text:span text:style-name="_32_281">i</text:span><text:span text:style-name="_32_80">c</text:span><text:span text:style-name="_31_393">h</text:span><text:span text:style-name="_31_805"> </text:span><text:span text:style-name="_37_09">t</text:span><text:span text:style-name="_31_600">h</text:span><text:span text:style-name="_32_139">e</text:span><text:span text:style-name="_36_61">y</text:span><text:span text:style-name="_39_05"> </text:span><text:span text:style-name="_32_462">s</text:span><text:span text:style-name="_34_60">h</text:span><text:span text:style-name="_31_563">o</text:span><text:span text:style-name="_32_140">u</text:span><text:span text:style-name="_38_77">l</text:span><text:span text:style-name="_31_525">d</text:span><text:span text:style-name="_31_805"> </text:span><text:span text:style-name="_32_78">c</text:span><text:span text:style-name="_31_780">o</text:span><text:span text:style-name="_32_281">m</text:span><text:span text:style-name="_32_77">m</text:span><text:span text:style-name="_31_705">i</text:span><text:span text:style-name="_32_221">t</text:span><text:span text:style-name="_39_"> </text:span><text:span text:style-name="_31_791">o</text:span><text:span text:style-name="_32_464">n</text:span><text:span text:style-name="_39_"> </text:span><text:span text:style-name="_31_213">t</text:span><text:span text:style-name="_32_211">h</text:span><text:span text:style-name="_36_04">e</text:span><text:span text:style-name="_39_05"> </text:span><text:span text:style-name="_32_653">I</text:span><text:span text:style-name="_37_83">n</text:span><text:span text:style-name="_31_324">h</text:span><text:span text:style-name="_32_259">a</text:span><text:span text:style-name="_37_12">b</text:span><text:span text:style-name="_31_381">i</text:span><text:span text:style-name="_32_113">t</text:span><text:span text:style-name="_32_67">a</text:span><text:span text:style-name="_31_528">n</text:span><text:span text:style-name="_32_245">t</text:span><text:span text:style-name="_36_73">s</text:span><text:span text:style-name="_39_05"> </text:span><text:span text:style-name="_32_281">o</text:span><text:span text:style-name="_36_37">f</text:span><text:span text:style-name="_39_05"> </text:span><text:span text:style-name="_32_065">t</text:span><text:span text:style-name="_36_40">h</text:span><text:span text:style-name="_31_311">e</text:span><text:span text:style-name="_32_212">s</text:span><text:span text:style-name="_38_79">e</text:span><text:span text:style-name="_39_05"> </text:span><text:span text:style-name="_32_137">S</text:span><text:span text:style-name="_32_65">t</text:span><text:span text:style-name="_31_503">a</text:span><text:span text:style-name="_32_317">t</text:span><text:span text:style-name="_36_64">e</text:span><text:span text:style-name="_31_489">s</text:span><text:span text:style-name="_32_101">:</text:span></text:p>
      <text:p text:style-name="P1"><text:span text:style-name="_31_381">F</text:span><text:span text:style-name="_32_137">o</text:span><text:span text:style-name="_37_69">r</text:span><text:span text:style-name="_39_05"> </text:span><text:span text:style-name="_32_608">c</text:span><text:span text:style-name="_36_39">u</text:span><text:span text:style-name="_31_609">t</text:span><text:span text:style-name="_32_497">t</text:span><text:span text:style-name="_37_81">i</text:span><text:span text:style-name="_31_216">n</text:span><text:span text:style-name="_32_499">g</text:span><text:span text:style-name="_39_"> </text:span><text:span text:style-name="_31_705">o</text:span><text:span text:style-name="_32_617">f</text:span><text:span text:style-name="_37_09">f</text:span><text:span text:style-name="_39_05"> </text:span><text:span text:style-name="_32_044">o</text:span><text:span text:style-name="_36_99">u</text:span><text:span text:style-name="_31_681">r</text:span><text:span text:style-name="_31_805"> </text:span><text:span text:style-name="_35_29">T</text:span><text:span text:style-name="_31_321">r</text:span><text:span text:style-name="_32_427">a</text:span><text:span text:style-name="_34_48">d</text:span><text:span text:style-name="_31_165">e</text:span><text:span text:style-name="_31_809"> </text:span><text:span text:style-name="_36_37">w</text:span><text:span text:style-name="_31_789">i</text:span><text:span text:style-name="_32_281">t</text:span><text:span text:style-name="_33_49">h</text:span><text:span text:style-name="_39_09"> </text:span><text:span text:style-name="_32_149">a</text:span><text:span text:style-name="_35_17">l</text:span><text:span text:style-name="_31_705">l</text:span><text:span text:style-name="_31_805"> </text:span><text:span text:style-name="_36_28">p</text:span><text:span text:style-name="_31_611">a</text:span><text:span text:style-name="_32_605">r</text:span><text:span text:style-name="_38_77">t</text:span><text:span text:style-name="_31_417">s</text:span><text:span text:style-name="_31_805"> </text:span><text:span text:style-name="_33_13">o</text:span><text:span text:style-name="_31_321">f</text:span><text:span text:style-name="_31_809"> </text:span><text:span text:style-name="_37_09">t</text:span><text:span text:style-name="_31_360">h</text:span><text:span text:style-name="_32_295">e</text:span><text:span text:style-name="_35_"> </text:span><text:span text:style-name="_31_237">w</text:span><text:span text:style-name="_32_332">o</text:span><text:span text:style-name="_35_89">r</text:span><text:span text:style-name="_31_537">l</text:span><text:span text:style-name="_32_319">d</text:span><text:span text:style-name="_38_05">:</text:span></text:p>
      <text:p text:style-name="P1"><text:span text:style-name="_32_509">F</text:span><text:span text:style-name="_34_21">o</text:span><text:span text:style-name="_31_321">r</text:span><text:span text:style-name="_31_805"> </text:span><text:span text:style-name="_36_01">i</text:span><text:span text:style-name="_31_141">m</text:span><text:span text:style-name="_32_583">p</text:span><text:span text:style-name="_33_40">o</text:span><text:span text:style-name="_31_142">s</text:span><text:span text:style-name="_32_221">i</text:span><text:span text:style-name="_38_56">n</text:span><text:span text:style-name="_31_381">g</text:span><text:span text:style-name="_31_809"> </text:span><text:span text:style-name="_34_09">T</text:span><text:span text:style-name="_31_132">a</text:span><text:span text:style-name="_32_294">x</text:span><text:span text:style-name="_37_84">e</text:span><text:span text:style-name="_31_322">s</text:span><text:span text:style-name="_31_805"> </text:span><text:span text:style-name="_35_20">o</text:span><text:span text:style-name="_31_743">n</text:span><text:span text:style-name="_31_805"> </text:span><text:span text:style-name="_36_03">u</text:span><text:span text:style-name="_31_720">s</text:span><text:span text:style-name="_31_809"> </text:span><text:span text:style-name="_32_29">w</text:span><text:span text:style-name="_31_129">i</text:span><text:span text:style-name="_32_065">t</text:span><text:span text:style-name="_36_04">h</text:span><text:span text:style-name="_31_719">o</text:span><text:span text:style-name="_32_113">u</text:span><text:span text:style-name="_38_17">t</text:span><text:span text:style-name="_39_05"> </text:span><text:span text:style-name="_32_680">o</text:span><text:span text:style-name="_33_15">u</text:span><text:span text:style-name="_31_681">r</text:span><text:span text:style-name="_31_809"> </text:span><text:span text:style-name="_34_45">C</text:span><text:span text:style-name="_31_599">o</text:span><text:span text:style-name="_32_428">n</text:span><text:span text:style-name="_36_62">s</text:span><text:span text:style-name="_31_384">e</text:span><text:span text:style-name="_32_605">n</text:span><text:span text:style-name="_36_97">t</text:span><text:span text:style-name="_31_681">:</text:span></text:p>
      <text:p text:style-name="P1"><text:span text:style-name="_34_57">F</text:span><text:span text:style-name="_31_501">o</text:span><text:span text:style-name="_32_293">r</text:span><text:span text:style-name="_35_"> </text:span><text:span text:style-name="_31_684">d</text:span><text:span text:style-name="_32_475">e</text:span><text:span text:style-name="_36_64">p</text:span><text:span text:style-name="_31_321">r</text:span><text:span text:style-name="_32_257">i</text:span><text:span text:style-name="_36_26">v</text:span><text:span text:style-name="_31_129">i</text:span><text:span text:style-name="_32_571">n</text:span><text:span text:style-name="_32_68">g</text:span><text:span text:style-name="_39_05"> </text:span><text:span text:style-name="_32_247">u</text:span><text:span text:style-name="_32_68">s</text:span><text:span text:style-name="_39_09"> </text:span><text:span text:style-name="_32_461">i</text:span><text:span text:style-name="_33_13">n</text:span><text:span text:style-name="_39_09"> </text:span><text:span text:style-name="_32_077">m</text:span><text:span text:style-name="_36_75">a</text:span><text:span text:style-name="_31_540">n</text:span><text:span text:style-name="_32_257">y</text:span><text:span text:style-name="_39_"> </text:span><text:span text:style-name="_31_432">c</text:span><text:span text:style-name="_32_247">a</text:span><text:span text:style-name="_35_92">s</text:span><text:span text:style-name="_31_179">e</text:span><text:span text:style-name="_32_617">s</text:span><text:span text:style-name="_38_05">,</text:span><text:span text:style-name="_39_09"> </text:span><text:span text:style-name="_32_653">o</text:span><text:span text:style-name="_37_81">f</text:span><text:span text:style-name="_39_05"> </text:span><text:span text:style-name="_32_221">t</text:span><text:span text:style-name="_36_27">h</text:span><text:span text:style-name="_31_684">e</text:span><text:span text:style-name="_31_805"> </text:span><text:span text:style-name="_36_03">b</text:span><text:span text:style-name="_31_780">e</text:span><text:span text:style-name="_32_607">n</text:span><text:span text:style-name="_34_60">e</text:span><text:span text:style-name="_31_165">f</text:span><text:span text:style-name="_32_689">i</text:span><text:span text:style-name="_32_77">t</text:span><text:span text:style-name="_31_249">s</text:span><text:span text:style-name="_31_809"> </text:span><text:span text:style-name="_34_93">o</text:span><text:span text:style-name="_31_141">f</text:span><text:span text:style-name="_31_805"> </text:span><text:span text:style-name="_34_09">T</text:span><text:span text:style-name="_31_717">r</text:span><text:span text:style-name="_32_245">i</text:span><text:span text:style-name="_38_53">a</text:span><text:span text:style-name="_31_237">l</text:span><text:span text:style-name="_31_805"> </text:span><text:span text:style-name="_36_64">b</text:span><text:span text:style-name="_31_382">y</text:span><text:span text:style-name="_31_809"> </text:span><text:span text:style-name="_32_65">J</text:span><text:span text:style-name="_31_131">u</text:span><text:span text:style-name="_32_437">r</text:span><text:span text:style-name="_32_80">y</text:span><text:span text:style-name="_31_609">:</text:span></text:p>
      <text:p text:style-name="P1"><text:span text:style-name="_32_41">F</text:span><text:span text:style-name="_31_537">o</text:span><text:span text:style-name="_32_065">r</text:span><text:span text:style-name="_39_"> </text:span><text:span text:style-name="_31_609">t</text:span><text:span text:style-name="_32_641">r</text:span><text:span text:style-name="_37_00">a</text:span><text:span text:style-name="_31_347">n</text:span><text:span text:style-name="_32_510">s</text:span><text:span text:style-name="_38_56">p</text:span><text:span text:style-name="_31_599">o</text:span><text:span text:style-name="_32_389">r</text:span><text:span text:style-name="_32_41">t</text:span><text:span text:style-name="_31_393">i</text:span><text:span text:style-name="_32_080">n</text:span><text:span text:style-name="_34_81">g</text:span><text:span text:style-name="_39_05"> </text:span><text:span text:style-name="_32_296">u</text:span><text:span text:style-name="_37_10">s</text:span><text:span text:style-name="_39_09"> </text:span><text:span text:style-name="_32_476">b</text:span><text:span text:style-name="_32_79">e</text:span><text:span text:style-name="_31_576">y</text:span><text:span text:style-name="_32_151">o</text:span><text:span text:style-name="_38_07">n</text:span><text:span text:style-name="_31_576">d</text:span><text:span text:style-name="_31_805"> </text:span><text:span text:style-name="_38_41">S</text:span><text:span text:style-name="_31_396">e</text:span><text:span text:style-name="_32_427">a</text:span><text:span text:style-name="_36_97">s</text:span><text:span text:style-name="_39_09"> </text:span><text:span text:style-name="_32_605">t</text:span><text:span text:style-name="_37_69">o</text:span><text:span text:style-name="_39_05"> </text:span><text:span text:style-name="_32_331">b</text:span><text:span text:style-name="_37_00">e</text:span><text:span text:style-name="_39_09"> </text:span><text:span text:style-name="_32_257">t</text:span><text:span text:style-name="_34_21">r</text:span><text:span text:style-name="_31_357">i</text:span><text:span text:style-name="_32_211">e</text:span><text:span text:style-name="_34_60">d</text:span><text:span text:style-name="_39_09"> </text:span><text:span text:style-name="_32_581">f</text:span><text:span text:style-name="_36_73">o</text:span><text:span text:style-name="_31_345">r</text:span><text:span text:style-name="_31_805"> </text:span><text:span text:style-name="_38_44">a</text:span><text:span text:style-name="_31_142">s</text:span><text:span text:style-name="_32_476">s</text:span><text:span text:style-name="_38_55">u</text:span><text:span text:style-name="_31_237">m</text:span><text:span text:style-name="_32_140">e</text:span><text:span text:style-name="_36_99">d</text:span><text:span text:style-name="_39_09"> </text:span><text:span text:style-name="_32_607">o</text:span><text:span text:style-name="_38_89">f</text:span><text:span text:style-name="_31_237">f</text:span><text:span text:style-name="_32_464">e</text:span><text:span text:style-name="_37_71">n</text:span><text:span text:style-name="_31_324">c</text:span><text:span text:style-name="_32_104">e</text:span><text:span text:style-name="_36_98">s</text:span></text:p>
      <text:p text:style-name="P1"><text:span text:style-name="_32_473">F</text:span><text:span text:style-name="_36_97">o</text:span><text:span text:style-name="_31_417">r</text:span><text:span text:style-name="_31_809"> </text:span><text:span text:style-name="_35_20">a</text:span><text:span text:style-name="_31_755">b</text:span><text:span text:style-name="_32_572">o</text:span><text:span text:style-name="_38_17">l</text:span><text:span text:style-name="_31_537">i</text:span><text:span text:style-name="_32_066">s</text:span><text:span text:style-name="_32_67">h</text:span><text:span text:style-name="_31_201">i</text:span><text:span text:style-name="_32_656">n</text:span><text:span text:style-name="_32_29">g</text:span><text:span text:style-name="_39_05"> </text:span><text:span text:style-name="_32_461">t</text:span><text:span text:style-name="_36_40">h</text:span><text:span text:style-name="_31_779">e</text:span><text:span text:style-name="_31_805"> </text:span><text:span text:style-name="_36_01">f</text:span><text:span text:style-name="_31_777">r</text:span><text:span text:style-name="_32_583">e</text:span><text:span text:style-name="_38_20">e</text:span><text:span text:style-name="_39_05"> </text:span><text:span text:style-name="_32_029">S</text:span><text:span text:style-name="_34_60">y</text:span><text:span text:style-name="_31_202">s</text:span><text:span text:style-name="_32_113">t</text:span><text:span text:style-name="_36_37">e</text:span><text:span text:style-name="_31_345">m</text:span><text:span text:style-name="_31_809"> </text:span><text:span text:style-name="_33_13">o</text:span><text:span text:style-name="_31_525">f</text:span><text:span text:style-name="_31_805"> </text:span><text:span text:style-name="_37_09">E</text:span><text:span text:style-name="_31_180">n</text:span><text:span text:style-name="_32_103">g</text:span><text:span text:style-name="_38_89">l</text:span><text:span text:style-name="_31_705">i</text:span><text:span text:style-name="_32_620">s</text:span><text:span text:style-name="_36_75">h</text:span><text:span text:style-name="_39_09"> </text:span><text:span text:style-name="_32_257">L</text:span><text:span text:style-name="_34_11">a</text:span><text:span text:style-name="_31_717">w</text:span><text:span text:style-name="_32_212">s</text:span><text:span text:style-name="_39_"> </text:span><text:span text:style-name="_31_597">i</text:span><text:span text:style-name="_32_041">n</text:span><text:span text:style-name="_35_"> </text:span><text:span text:style-name="_31_597">a</text:span><text:span text:style-name="_31_805"> </text:span><text:span text:style-name="_37_00">n</text:span><text:span text:style-name="_31_599">e</text:span><text:span text:style-name="_32_257">i</text:span><text:span text:style-name="_38_91">g</text:span><text:span text:style-name="_31_180">h</text:span><text:span text:style-name="_32_644">b</text:span><text:span text:style-name="_38_43">o</text:span><text:span text:style-name="_31_611">u</text:span><text:span text:style-name="_32_617">r</text:span><text:span text:style-name="_33_01">i</text:span><text:span text:style-name="_31_144">n</text:span><text:span text:style-name="_32_317">g</text:span><text:span text:style-name="_35_"> </text:span><text:span text:style-name="_31_309">P</text:span><text:span text:style-name="_32_101">r</text:span><text:span text:style-name="_35_31">o</text:span><text:span text:style-name="_31_312">v</text:span><text:span text:style-name="_32_317">i</text:span><text:span text:style-name="_36_40">n</text:span><text:span text:style-name="_31_754">c</text:span><text:span text:style-name="_32_029">e</text:span><text:span text:style-name="_38_17">,</text:span><text:span text:style-name="_39_05"> </text:span><text:span text:style-name="_32_319">e</text:span><text:span text:style-name="_33_04">s</text:span><text:span text:style-name="_31_357">t</text:span><text:span text:style-name="_32_332">a</text:span><text:span text:style-name="_33_39">b</text:span><text:span text:style-name="_31_537">l</text:span><text:span text:style-name="_32_641">i</text:span><text:span text:style-name="_32_80">s</text:span><text:span text:style-name="_31_743">h</text:span><text:span text:style-name="_32_509">i</text:span><text:span text:style-name="_38_55">n</text:span><text:span text:style-name="_31_168">g</text:span><text:span text:style-name="_31_809"> </text:span><text:span text:style-name="_34_45">t</text:span><text:span text:style-name="_31_132">h</text:span><text:span text:style-name="_32_103">e</text:span><text:span text:style-name="_36_73">r</text:span><text:span text:style-name="_31_791">e</text:span><text:span text:style-name="_32_245">i</text:span><text:span text:style-name="_38_44">n</text:span><text:span text:style-name="_39_09"> </text:span><text:span text:style-name="_32_620">a</text:span><text:span text:style-name="_35_19">n</text:span><text:span text:style-name="_39_05"> </text:span><text:span text:style-name="_32_257">A</text:span><text:span text:style-name="_36_61">r</text:span><text:span text:style-name="_31_492">b</text:span><text:span text:style-name="_32_605">i</text:span><text:span text:style-name="_36_97">t</text:span><text:span text:style-name="_31_429">r</text:span><text:span text:style-name="_32_427">a</text:span><text:span text:style-name="_38_17">r</text:span><text:span text:style-name="_31_345">y</text:span><text:span text:style-name="_31_805"> </text:span><text:span text:style-name="_33_51">g</text:span><text:span text:style-name="_31_144">o</text:span><text:span text:style-name="_32_440">v</text:span><text:span text:style-name="_38_19">e</text:span><text:span text:style-name="_31_177">r</text:span><text:span text:style-name="_32_068">n</text:span><text:span text:style-name="_34_93">m</text:span><text:span text:style-name="_31_383">e</text:span><text:span text:style-name="_32_329">n</text:span><text:span text:style-name="_34_21">t</text:span><text:span text:style-name="_31_345">,</text:span><text:span text:style-name="_31_805"> </text:span><text:span text:style-name="_37_84">a</text:span><text:span text:style-name="_31_683">n</text:span><text:span text:style-name="_32_293">d</text:span><text:span text:style-name="_35_"> </text:span><text:span text:style-name="_31_347">e</text:span><text:span text:style-name="_32_296">n</text:span><text:span text:style-name="_35_17">l</text:span><text:span text:style-name="_31_491">a</text:span><text:span text:style-name="_32_653">r</text:span><text:span text:style-name="_32_32">g</text:span><text:span text:style-name="_31_177">i</text:span><text:span text:style-name="_32_476">n</text:span><text:span text:style-name="_33_15">g</text:span><text:span text:style-name="_39_09"> </text:span><text:span text:style-name="_32_293">i</text:span><text:span text:style-name="_38_53">t</text:span><text:span text:style-name="_31_165">s</text:span><text:span text:style-name="_31_809"> </text:span><text:span text:style-name="_38_05">B</text:span><text:span text:style-name="_31_684">o</text:span><text:span text:style-name="_32_043">u</text:span><text:span text:style-name="_38_56">n</text:span><text:span text:style-name="_31_575">d</text:span><text:span text:style-name="_32_463">a</text:span><text:span text:style-name="_38_41">r</text:span><text:span text:style-name="_31_609">i</text:span><text:span text:style-name="_32_392">e</text:span><text:span text:style-name="_35_89">s</text:span><text:span text:style-name="_39_05"> </text:span><text:span text:style-name="_32_572">s</text:span><text:span text:style-name="_33_51">o</text:span><text:span text:style-name="_39_05"> </text:span><text:span text:style-name="_32_499">a</text:span><text:span text:style-name="_35_20">s</text:span><text:span text:style-name="_39_05"> </text:span><text:span text:style-name="_32_461">t</text:span><text:span text:style-name="_37_69">o</text:span><text:span text:style-name="_39_05"> </text:span><text:span text:style-name="_32_077">r</text:span><text:span text:style-name="_38_43">e</text:span><text:span text:style-name="_31_216">n</text:span><text:span text:style-name="_32_511">d</text:span><text:span text:style-name="_38_92">e</text:span><text:span text:style-name="_31_489">r</text:span><text:span text:style-name="_31_809"> </text:span><text:span text:style-name="_36_73">i</text:span><text:span text:style-name="_31_357">t</text:span><text:span text:style-name="_31_809"> </text:span><text:span text:style-name="_32_29">a</text:span><text:span text:style-name="_31_129">t</text:span><text:span text:style-name="_31_805"> </text:span><text:span text:style-name="_38_07">o</text:span><text:span text:style-name="_31_504">n</text:span><text:span text:style-name="_32_438">c</text:span><text:span text:style-name="_38_20">e</text:span><text:span text:style-name="_39_09"> </text:span><text:span text:style-name="_32_319">a</text:span><text:span text:style-name="_33_04">n</text:span><text:span text:style-name="_39_09"> </text:span><text:span text:style-name="_32_080">e</text:span><text:span text:style-name="_32_66">x</text:span><text:span text:style-name="_31_347">a</text:span><text:span text:style-name="_32_041">m</text:span><text:span text:style-name="_33_16">p</text:span><text:span text:style-name="_31_681">l</text:span><text:span text:style-name="_32_569">e</text:span><text:span text:style-name="_39_"> </text:span><text:span text:style-name="_31_180">a</text:span><text:span text:style-name="_32_319">n</text:span><text:span text:style-name="_36_37">d</text:span><text:span text:style-name="_39_09"> </text:span><text:span text:style-name="_32_113">f</text:span><text:span text:style-name="_36_97">i</text:span><text:span text:style-name="_31_561">t</text:span><text:span text:style-name="_31_805"> </text:span><text:span text:style-name="_35_89">i</text:span><text:span text:style-name="_31_707">n</text:span><text:span text:style-name="_32_224">s</text:span><text:span text:style-name="_33_49">t</text:span><text:span text:style-name="_31_309">r</text:span><text:span text:style-name="_32_295">u</text:span><text:span text:style-name="_36_97">m</text:span><text:span text:style-name="_31_540">e</text:span><text:span text:style-name="_32_653">n</text:span><text:span text:style-name="_38_77">t</text:span><text:span text:style-name="_39_09"> </text:span><text:span text:style-name="_32_509">f</text:span><text:span text:style-name="_38_89">o</text:span><text:span text:style-name="_31_141">r</text:span><text:span text:style-name="_31_809"> </text:span><text:span text:style-name="_35_29">i</text:span><text:span text:style-name="_31_684">n</text:span><text:span text:style-name="_32_497">t</text:span><text:span text:style-name="_33_01">r</text:span><text:span text:style-name="_31_491">o</text:span><text:span text:style-name="_32_404">d</text:span><text:span text:style-name="_35_31">u</text:span><text:span text:style-name="_31_420">c</text:span><text:span text:style-name="_32_509">i</text:span><text:span text:style-name="_34_59">n</text:span><text:span text:style-name="_31_165">g</text:span><text:span text:style-name="_31_809"> </text:span><text:span text:style-name="_34_57">t</text:span><text:span text:style-name="_31_575">h</text:span><text:span text:style-name="_32_620">e</text:span><text:span text:style-name="_39_"> </text:span><text:span text:style-name="_31_744">s</text:span><text:span text:style-name="_32_643">a</text:span><text:span text:style-name="_34_57">m</text:span><text:span text:style-name="_31_489">e</text:span><text:span text:style-name="_31_805"> </text:span><text:span text:style-name="_35_91">a</text:span><text:span text:style-name="_31_240">b</text:span><text:span text:style-name="_32_138">s</text:span><text:span text:style-name="_37_12">o</text:span><text:span text:style-name="_31_537">l</text:span><text:span text:style-name="_32_500">u</text:span><text:span text:style-name="_38_41">t</text:span><text:span text:style-name="_31_323">e</text:span><text:span text:style-name="_31_805"> </text:span><text:span text:style-name="_38_17">r</text:span><text:span text:style-name="_31_743">u</text:span><text:span text:style-name="_32_041">l</text:span><text:span text:style-name="_37_12">e</text:span><text:span text:style-name="_39_09"> </text:span><text:span text:style-name="_32_113">i</text:span><text:span text:style-name="_32_80">n</text:span><text:span text:style-name="_31_177">t</text:span><text:span text:style-name="_32_331">o</text:span><text:span text:style-name="_39_"> </text:span><text:span text:style-name="_31_213">t</text:span><text:span text:style-name="_32_583">h</text:span><text:span text:style-name="_38_20">e</text:span><text:span text:style-name="_31_708">s</text:span><text:span text:style-name="_32_619">e</text:span><text:span text:style-name="_35_"> </text:span><text:span text:style-name="_31_561">C</text:span><text:span text:style-name="_32_032">o</text:span><text:span text:style-name="_32_41">l</text:span><text:span text:style-name="_31_719">o</text:span><text:span text:style-name="_32_331">n</text:span><text:span text:style-name="_38_89">i</text:span><text:span text:style-name="_31_492">e</text:span><text:span text:style-name="_32_437">s</text:span><text:span text:style-name="_34_57">:</text:span></text:p>
      <text:p text:style-name="P1"><text:span text:style-name="_32_617">F</text:span><text:span text:style-name="_38_17">o</text:span><text:span text:style-name="_31_489">r</text:span><text:span text:style-name="_31_805"> </text:span><text:span text:style-name="_36_25">t</text:span><text:span text:style-name="_31_251">a</text:span><text:span text:style-name="_32_212">k</text:span><text:span text:style-name="_38_77">i</text:span><text:span text:style-name="_31_780">n</text:span><text:span text:style-name="_32_571">g</text:span><text:span text:style-name="_35_"> </text:span><text:span text:style-name="_31_179">a</text:span><text:span text:style-name="_32_317">w</text:span><text:span text:style-name="_38_20">a</text:span><text:span text:style-name="_31_381">y</text:span><text:span text:style-name="_31_805"> </text:span><text:span text:style-name="_33_16">o</text:span><text:span text:style-name="_31_719">u</text:span><text:span text:style-name="_32_473">r</text:span><text:span text:style-name="_35_"> </text:span><text:span text:style-name="_31_213">C</text:span><text:span text:style-name="_32_427">h</text:span><text:span text:style-name="_38_08">a</text:span><text:span text:style-name="_31_573">r</text:span><text:span text:style-name="_32_221">t</text:span><text:span text:style-name="_33_52">e</text:span><text:span text:style-name="_31_249">r</text:span><text:span text:style-name="_32_150">s</text:span><text:span text:style-name="_36_73">,</text:span><text:span text:style-name="_39_05"> </text:span><text:span text:style-name="_32_643">a</text:span><text:span text:style-name="_38_20">b</text:span><text:span text:style-name="_31_143">o</text:span><text:span text:style-name="_32_497">l</text:span><text:span text:style-name="_36_61">i</text:span><text:span text:style-name="_31_792">s</text:span><text:span text:style-name="_32_295">h</text:span><text:span text:style-name="_36_25">i</text:span><text:span text:style-name="_31_312">n</text:span><text:span text:style-name="_32_569">g</text:span><text:span text:style-name="_39_"> </text:span><text:span text:style-name="_31_168">o</text:span><text:span text:style-name="_32_619">u</text:span><text:span text:style-name="_34_93">r</text:span><text:span text:style-name="_39_09"> </text:span><text:span text:style-name="_32_605">m</text:span><text:span text:style-name="_32_80">o</text:span><text:span text:style-name="_31_526">s</text:span><text:span text:style-name="_32_389">t</text:span><text:span text:style-name="_39_"> </text:span><text:span text:style-name="_31_576">v</text:span><text:span text:style-name="_32_151">a</text:span><text:span text:style-name="_32_65">l</text:span><text:span text:style-name="_31_492">u</text:span><text:span text:style-name="_32_619">a</text:span><text:span text:style-name="_36_75">b</text:span><text:span text:style-name="_31_537">l</text:span><text:span text:style-name="_32_500">e</text:span><text:span text:style-name="_39_"> </text:span><text:span text:style-name="_31_417">L</text:span><text:span text:style-name="_32_080">a</text:span><text:span text:style-name="_34_57">w</text:span><text:span text:style-name="_31_562">s</text:span><text:span text:style-name="_32_065">,</text:span><text:span text:style-name="_39_"> </text:span><text:span text:style-name="_31_359">a</text:span><text:span text:style-name="_32_512">n</text:span><text:span text:style-name="_34_09">d</text:span><text:span text:style-name="_39_09"> </text:span><text:span text:style-name="_32_103">n</text:span><text:span text:style-name="_37_84">e</text:span><text:span text:style-name="_31_564">u</text:span><text:span text:style-name="_32_497">t</text:span><text:span text:style-name="_36_99">e</text:span><text:span text:style-name="_31_345">r</text:span><text:span text:style-name="_32_113">i</text:span><text:span text:style-name="_38_79">n</text:span><text:span text:style-name="_31_756">g</text:span><text:span text:style-name="_31_809"> </text:span><text:span text:style-name="_36_03">b</text:span><text:span text:style-name="_31_384">a</text:span><text:span text:style-name="_32_294">s</text:span><text:span text:style-name="_36_97">i</text:span><text:span text:style-name="_31_492">c</text:span><text:span text:style-name="_32_692">a</text:span><text:span text:style-name="_37_69">l</text:span><text:span text:style-name="_31_717">l</text:span><text:span text:style-name="_32_030">y</text:span><text:span text:style-name="_35_"> </text:span><text:span text:style-name="_31_393">t</text:span><text:span text:style-name="_32_439">h</text:span><text:span text:style-name="_35_92">e</text:span><text:span text:style-name="_39_09"> </text:span><text:span text:style-name="_32_401">F</text:span><text:span text:style-name="_38_91">o</text:span><text:span text:style-name="_31_489">r</text:span><text:span text:style-name="_32_569">m</text:span><text:span text:style-name="_38_20">s</text:span><text:span text:style-name="_39_05"> </text:span><text:span text:style-name="_32_149">o</text:span><text:span text:style-name="_36_37">f</text:span><text:span text:style-name="_39_05"> </text:span><text:span text:style-name="_32_223">o</text:span><text:span text:style-name="_32_32">u</text:span><text:span text:style-name="_31_165">r</text:span><text:span text:style-name="_31_805"> </text:span><text:span text:style-name="_37_09">G</text:span><text:span text:style-name="_31_204">o</text:span><text:span text:style-name="_32_102">v</text:span><text:span text:style-name="_33_04">e</text:span><text:span text:style-name="_31_201">r</text:span><text:span text:style-name="_32_295">n</text:span><text:span text:style-name="_38_41">m</text:span><text:span text:style-name="_31_132">e</text:span><text:span text:style-name="_32_643">n</text:span><text:span text:style-name="_34_21">t</text:span><text:span text:style-name="_31_537">s</text:span><text:span text:style-name="_32_113">:</text:span></text:p>
      <text:p text:style-name="P1"><text:span text:style-name="_31_573">F</text:span><text:span text:style-name="_32_509">o</text:span><text:span text:style-name="_34_57">r</text:span><text:span text:style-name="_39_09"> </text:span><text:span text:style-name="_32_608">s</text:span><text:span text:style-name="_34_95">u</text:span><text:span text:style-name="_31_348">s</text:span><text:span text:style-name="_32_283">p</text:span><text:span text:style-name="_36_04">e</text:span><text:span text:style-name="_31_143">n</text:span><text:span text:style-name="_32_068">d</text:span><text:span text:style-name="_38_41">i</text:span><text:span text:style-name="_31_575">n</text:span><text:span text:style-name="_32_257">g</text:span><text:span text:style-name="_39_"> </text:span><text:span text:style-name="_31_600">o</text:span><text:span text:style-name="_32_391">u</text:span><text:span text:style-name="_36_61">r</text:span><text:span text:style-name="_39_09"> </text:span><text:span text:style-name="_32_115">o</text:span><text:span text:style-name="_34_45">w</text:span><text:span text:style-name="_31_528">n</text:span><text:span text:style-name="_31_805"> </text:span><text:span text:style-name="_38_05">L</text:span><text:span text:style-name="_31_252">e</text:span><text:span text:style-name="_32_691">g</text:span><text:span text:style-name="_34_57">i</text:span><text:span text:style-name="_31_166">s</text:span><text:span text:style-name="_32_245">l</text:span><text:span text:style-name="_34_24">a</text:span><text:span text:style-name="_31_393">t</text:span><text:span text:style-name="_32_319">u</text:span><text:span text:style-name="_34_45">r</text:span><text:span text:style-name="_31_360">e</text:span><text:span text:style-name="_32_461">s</text:span><text:span text:style-name="_38_05">,</text:span><text:span text:style-name="_39_09"> </text:span><text:span text:style-name="_32_116">a</text:span><text:span text:style-name="_34_59">n</text:span><text:span text:style-name="_31_429">d</text:span><text:span text:style-name="_31_805"> </text:span><text:span text:style-name="_37_12">d</text:span><text:span text:style-name="_31_539">e</text:span><text:span text:style-name="_32_032">c</text:span><text:span text:style-name="_34_81">l</text:span><text:span text:style-name="_31_203">a</text:span><text:span text:style-name="_32_653">r</text:span><text:span text:style-name="_36_01">i</text:span><text:span text:style-name="_31_348">n</text:span><text:span text:style-name="_32_619">g</text:span><text:span text:style-name="_35_"> </text:span><text:span text:style-name="_31_681">t</text:span><text:span text:style-name="_32_439">h</text:span><text:span text:style-name="_38_92">e</text:span><text:span text:style-name="_31_561">m</text:span><text:span text:style-name="_32_642">s</text:span><text:span text:style-name="_35_32">e</text:span><text:span text:style-name="_31_429">l</text:span><text:span text:style-name="_32_498">v</text:span><text:span text:style-name="_38_56">e</text:span><text:span text:style-name="_31_561">s</text:span><text:span text:style-name="_31_809"> </text:span><text:span text:style-name="_36_25">i</text:span><text:span text:style-name="_31_359">n</text:span><text:span text:style-name="_32_248">v</text:span><text:span text:style-name="_37_71">e</text:span><text:span text:style-name="_31_240">s</text:span><text:span text:style-name="_32_641">t</text:span><text:span text:style-name="_36_04">e</text:span><text:span text:style-name="_31_611">d</text:span><text:span text:style-name="_31_805"> </text:span><text:span text:style-name="_35_29">w</text:span><text:span text:style-name="_31_537">i</text:span><text:span text:style-name="_32_437">t</text:span><text:span text:style-name="_38_05">h</text:span><text:span text:style-name="_39_09"> </text:span><text:span text:style-name="_32_572">p</text:span><text:span text:style-name="_38_79">o</text:span><text:span text:style-name="_31_501">w</text:span><text:span text:style-name="_32_641">e</text:span><text:span text:style-name="_36_61">r</text:span><text:span text:style-name="_39_09"> </text:span><text:span text:style-name="_32_569">t</text:span><text:span text:style-name="_38_05">o</text:span><text:span text:style-name="_39_05"> </text:span><text:span text:style-name="_32_245">l</text:span><text:span text:style-name="_38_19">e</text:span><text:span text:style-name="_31_612">g</text:span><text:span text:style-name="_32_641">i</text:span><text:span text:style-name="_34_24">s</text:span><text:span text:style-name="_31_741">l</text:span><text:span text:style-name="_32_679">a</text:span><text:span text:style-name="_34_21">t</text:span><text:span text:style-name="_31_753">e</text:span><text:span text:style-name="_31_809"> </text:span><text:span text:style-name="_35_17">f</text:span><text:span text:style-name="_31_741">o</text:span><text:span text:style-name="_32_293">r</text:span><text:span text:style-name="_39_"> </text:span><text:span text:style-name="_31_683">u</text:span><text:span text:style-name="_32_440">s</text:span><text:span text:style-name="_35_"> </text:span><text:span text:style-name="_31_777">i</text:span><text:span text:style-name="_32_221">n</text:span><text:span text:style-name="_39_"> </text:span><text:span text:style-name="_31_249">a</text:span><text:span text:style-name="_32_209">l</text:span><text:span text:style-name="_34_81">l</text:span><text:span text:style-name="_39_09"> </text:span><text:span text:style-name="_32_498">c</text:span><text:span text:style-name="_32_80">a</text:span><text:span text:style-name="_31_708">s</text:span><text:span text:style-name="_32_583">e</text:span><text:span text:style-name="_36_97">s</text:span><text:span text:style-name="_39_09"> </text:span><text:span text:style-name="_32_113">w</text:span><text:span text:style-name="_36_03">h</text:span><text:span text:style-name="_31_168">a</text:span><text:span text:style-name="_32_029">t</text:span><text:span text:style-name="_37_84">s</text:span><text:span text:style-name="_31_575">o</text:span><text:span text:style-name="_32_332">e</text:span><text:span text:style-name="_37_82">v</text:span><text:span text:style-name="_31_705">e</text:span><text:span text:style-name="_32_689">r</text:span><text:span text:style-name="_34_93">.</text:span></text:p>
      <text:p text:style-name="P1"><text:span text:style-name="_32_689">H</text:span><text:span text:style-name="_38_17">e</text:span><text:span text:style-name="_39_09"> </text:span><text:span text:style-name="_32_643">h</text:span><text:span text:style-name="_33_52">a</text:span><text:span text:style-name="_31_417">s</text:span><text:span text:style-name="_31_809"> </text:span><text:span text:style-name="_33_15">a</text:span><text:span text:style-name="_31_216">b</text:span><text:span text:style-name="_32_247">d</text:span><text:span text:style-name="_38_89">i</text:span><text:span text:style-name="_31_420">c</text:span><text:span text:style-name="_32_644">a</text:span><text:span text:style-name="_33_49">t</text:span><text:span text:style-name="_31_179">e</text:span><text:span text:style-name="_32_245">d</text:span><text:span text:style-name="_35_"> </text:span><text:span text:style-name="_31_537">G</text:span><text:span text:style-name="_32_439">o</text:span><text:span text:style-name="_32_68">v</text:span><text:span text:style-name="_31_132">e</text:span><text:span text:style-name="_32_581">r</text:span><text:span text:style-name="_36_39">n</text:span><text:span text:style-name="_31_681">m</text:span><text:span text:style-name="_32_608">e</text:span><text:span text:style-name="_32_67">n</text:span><text:span text:style-name="_31_237">t</text:span><text:span text:style-name="_31_805"> </text:span><text:span text:style-name="_32_80">h</text:span><text:span text:style-name="_31_179">e</text:span><text:span text:style-name="_32_281">r</text:span><text:span text:style-name="_35_89">e</text:span><text:span text:style-name="_31_129">,</text:span><text:span text:style-name="_31_805"> </text:span><text:span text:style-name="_33_04">b</text:span><text:span text:style-name="_31_562">y</text:span><text:span text:style-name="_31_805"> </text:span><text:span text:style-name="_34_11">d</text:span><text:span text:style-name="_31_168">e</text:span><text:span text:style-name="_32_608">c</text:span><text:span text:style-name="_35_89">l</text:span><text:span text:style-name="_31_131">a</text:span><text:span text:style-name="_32_437">r</text:span><text:span text:style-name="_35_89">i</text:span><text:span text:style-name="_31_684">n</text:span><text:span text:style-name="_32_115">g</text:span><text:span text:style-name="_35_"> </text:span><text:span text:style-name="_31_756">u</text:span><text:span text:style-name="_32_078">s</text:span><text:span text:style-name="_35_"> </text:span><text:span text:style-name="_31_203">o</text:span><text:span text:style-name="_32_284">u</text:span><text:span text:style-name="_38_53">t</text:span><text:span text:style-name="_39_05"> </text:span><text:span text:style-name="_32_149">o</text:span><text:span text:style-name="_38_77">f</text:span><text:span text:style-name="_39_09"> </text:span><text:span text:style-name="_32_331">h</text:span><text:span text:style-name="_32_29">i</text:span><text:span text:style-name="_31_324">s</text:span><text:span text:style-name="_31_805"> </text:span><text:span text:style-name="_34_09">P</text:span><text:span text:style-name="_31_489">r</text:span><text:span text:style-name="_32_476">o</text:span><text:span text:style-name="_32_65">t</text:span><text:span text:style-name="_31_131">e</text:span><text:span text:style-name="_32_440">c</text:span><text:span text:style-name="_33_01">t</text:span><text:span text:style-name="_31_321">i</text:span><text:span text:style-name="_32_079">o</text:span><text:span text:style-name="_35_17">n</text:span><text:span text:style-name="_39_05"> </text:span><text:span text:style-name="_32_224">a</text:span><text:span text:style-name="_32_31">n</text:span><text:span text:style-name="_31_165">d</text:span><text:span text:style-name="_31_809"> </text:span><text:span text:style-name="_35_89">w</text:span><text:span text:style-name="_31_744">a</text:span><text:span text:style-name="_32_331">g</text:span><text:span text:style-name="_36_25">i</text:span><text:span text:style-name="_31_179">n</text:span><text:span text:style-name="_32_584">g</text:span><text:span text:style-name="_39_"> </text:span><text:span text:style-name="_31_429">W</text:span><text:span text:style-name="_32_509">a</text:span><text:span text:style-name="_37_09">r</text:span><text:span text:style-name="_39_05"> </text:span><text:span text:style-name="_32_296">a</text:span><text:span text:style-name="_36_39">g</text:span><text:span text:style-name="_31_612">a</text:span><text:span text:style-name="_32_041">i</text:span><text:span text:style-name="_34_95">n</text:span><text:span text:style-name="_31_381">s</text:span><text:span text:style-name="_32_497">t</text:span><text:span text:style-name="_39_"> </text:span><text:span text:style-name="_31_756">u</text:span><text:span text:style-name="_32_222">s</text:span><text:span text:style-name="_37_69">.</text:span></text:p>
      <text:p text:style-name="P1"><text:span text:style-name="_32_317">H</text:span><text:span text:style-name="_32_77">e</text:span><text:span text:style-name="_39_05"> </text:span><text:span text:style-name="_32_032">h</text:span><text:span text:style-name="_38_43">a</text:span><text:span text:style-name="_31_789">s</text:span><text:span text:style-name="_31_809"> </text:span><text:span text:style-name="_32_44">p</text:span><text:span text:style-name="_31_561">l</text:span><text:span text:style-name="_32_463">u</text:span><text:span text:style-name="_34_60">n</text:span><text:span text:style-name="_31_383">d</text:span><text:span text:style-name="_32_259">e</text:span><text:span text:style-name="_34_21">r</text:span><text:span text:style-name="_31_360">e</text:span><text:span text:style-name="_32_641">d</text:span><text:span text:style-name="_39_"> </text:span><text:span text:style-name="_31_420">o</text:span><text:span text:style-name="_32_103">u</text:span><text:span text:style-name="_34_81">r</text:span><text:span text:style-name="_39_05"> </text:span><text:span text:style-name="_32_030">s</text:span><text:span text:style-name="_33_52">e</text:span><text:span text:style-name="_31_396">a</text:span><text:span text:style-name="_32_510">s</text:span><text:span text:style-name="_35_89">,</text:span><text:span text:style-name="_39_09"> </text:span><text:span text:style-name="_32_281">r</text:span><text:span text:style-name="_36_03">a</text:span><text:span text:style-name="_31_744">p</text:span><text:span text:style-name="_32_260">e</text:span><text:span text:style-name="_38_07">d</text:span><text:span text:style-name="_39_09"> </text:span><text:span text:style-name="_32_500">o</text:span><text:span text:style-name="_32_67">u</text:span><text:span text:style-name="_31_681">r</text:span><text:span text:style-name="_31_805"> </text:span><text:span text:style-name="_37_81">C</text:span><text:span text:style-name="_31_323">o</text:span><text:span text:style-name="_32_104">a</text:span><text:span text:style-name="_36_76">s</text:span><text:span text:style-name="_31_129">t</text:span><text:span text:style-name="_32_150">s</text:span><text:span text:style-name="_34_93">,</text:span><text:span text:style-name="_39_05"> </text:span><text:span text:style-name="_32_259">b</text:span><text:span text:style-name="_33_40">u</text:span><text:span text:style-name="_31_201">r</text:span><text:span text:style-name="_32_113">n</text:span><text:span text:style-name="_34_57">t</text:span><text:span text:style-name="_39_05"> </text:span><text:span text:style-name="_32_116">o</text:span><text:span text:style-name="_35_91">u</text:span><text:span text:style-name="_31_597">r</text:span><text:span text:style-name="_31_809"> </text:span><text:span text:style-name="_38_77">t</text:span><text:span text:style-name="_31_216">o</text:span><text:span text:style-name="_32_281">w</text:span><text:span text:style-name="_34_47">n</text:span><text:span text:style-name="_31_777">s</text:span><text:span text:style-name="_32_101">,</text:span><text:span text:style-name="_39_"> </text:span><text:span text:style-name="_31_324">a</text:span><text:span text:style-name="_32_223">n</text:span><text:span text:style-name="_35_17">d</text:span><text:span text:style-name="_39_09"> </text:span><text:span text:style-name="_32_679">d</text:span><text:span text:style-name="_37_00">e</text:span><text:span text:style-name="_31_562">s</text:span><text:span text:style-name="_32_497">t</text:span><text:span text:style-name="_34_57">r</text:span><text:span text:style-name="_31_564">o</text:span><text:span text:style-name="_32_654">y</text:span><text:span text:style-name="_34_96">e</text:span><text:span text:style-name="_31_309">d</text:span><text:span text:style-name="_31_809"> </text:span><text:span text:style-name="_32_41">t</text:span><text:span text:style-name="_31_348">h</text:span><text:span text:style-name="_32_259">e</text:span><text:span text:style-name="_35_"> </text:span><text:span text:style-name="_31_501">l</text:span><text:span text:style-name="_32_041">i</text:span><text:span text:style-name="_34_82">v</text:span><text:span text:style-name="_31_132">e</text:span><text:span text:style-name="_32_425">s</text:span><text:span text:style-name="_35_"> </text:span><text:span text:style-name="_31_717">o</text:span><text:span text:style-name="_32_077">f</text:span><text:span text:style-name="_35_"> </text:span><text:span text:style-name="_31_683">o</text:span><text:span text:style-name="_32_140">u</text:span><text:span text:style-name="_35_17">r</text:span><text:span text:style-name="_39_05"> </text:span><text:span text:style-name="_32_403">p</text:span><text:span text:style-name="_32_44">e</text:span><text:span text:style-name="_31_780">o</text:span><text:span text:style-name="_32_043">p</text:span><text:span text:style-name="_38_41">l</text:span><text:span text:style-name="_31_525">e</text:span><text:span text:style-name="_32_401">.</text:span></text:p>
      <text:p text:style-name="P1"><text:span text:style-name="_31_309">H</text:span><text:span text:style-name="_32_617">e</text:span><text:span text:style-name="_35_"> </text:span><text:span text:style-name="_31_717">i</text:span><text:span text:style-name="_32_149">s</text:span><text:span text:style-name="_39_"> </text:span><text:span text:style-name="_31_561">a</text:span><text:span text:style-name="_32_641">t</text:span><text:span text:style-name="_39_"> </text:span><text:span text:style-name="_31_249">t</text:span><text:span text:style-name="_32_284">h</text:span><text:span text:style-name="_36_25">i</text:span><text:span text:style-name="_31_418">s</text:span><text:span text:style-name="_31_809"> </text:span><text:span text:style-name="_32_41">t</text:span><text:span text:style-name="_31_537">i</text:span><text:span text:style-name="_32_497">m</text:span><text:span text:style-name="_36_61">e</text:span><text:span text:style-name="_39_05"> </text:span><text:span text:style-name="_32_113">t</text:span><text:span text:style-name="_38_05">r</text:span><text:span text:style-name="_31_720">a</text:span><text:span text:style-name="_32_583">n</text:span><text:span text:style-name="_37_10">s</text:span><text:span text:style-name="_31_540">p</text:span><text:span text:style-name="_32_247">o</text:span><text:span text:style-name="_35_89">r</text:span><text:span text:style-name="_31_705">t</text:span><text:span text:style-name="_32_293">i</text:span><text:span text:style-name="_35_20">n</text:span><text:span text:style-name="_31_753">g</text:span><text:span text:style-name="_31_809"> </text:span><text:span text:style-name="_36_61">l</text:span><text:span text:style-name="_31_144">a</text:span><text:span text:style-name="_32_293">r</text:span><text:span text:style-name="_35_91">g</text:span><text:span text:style-name="_31_789">e</text:span><text:span text:style-name="_31_805"> </text:span><text:span text:style-name="_34_93">A</text:span><text:span text:style-name="_31_561">r</text:span><text:span text:style-name="_32_689">m</text:span><text:span text:style-name="_35_17">i</text:span><text:span text:style-name="_31_240">e</text:span><text:span text:style-name="_32_606">s</text:span><text:span text:style-name="_39_"> </text:span><text:span text:style-name="_31_525">o</text:span><text:span text:style-name="_32_497">f</text:span><text:span text:style-name="_39_"> </text:span><text:span text:style-name="_31_201">f</text:span><text:span text:style-name="_32_512">o</text:span><text:span text:style-name="_35_17">r</text:span><text:span text:style-name="_31_383">e</text:span><text:span text:style-name="_32_221">i</text:span><text:span text:style-name="_37_00">g</text:span><text:span text:style-name="_31_143">n</text:span><text:span text:style-name="_31_809"> </text:span><text:span text:style-name="_34_09">M</text:span><text:span text:style-name="_31_504">e</text:span><text:span text:style-name="_32_257">r</text:span><text:span text:style-name="_38_42">c</text:span><text:span text:style-name="_31_419">e</text:span><text:span text:style-name="_32_656">n</text:span><text:span text:style-name="_33_51">a</text:span><text:span text:style-name="_31_429">r</text:span><text:span text:style-name="_32_029">i</text:span><text:span text:style-name="_36_76">e</text:span><text:span text:style-name="_31_669">s</text:span><text:span text:style-name="_31_805"> </text:span><text:span text:style-name="_33_49">t</text:span><text:span text:style-name="_31_321">o</text:span><text:span text:style-name="_31_805"> </text:span><text:span text:style-name="_32_68">c</text:span><text:span text:style-name="_31_503">o</text:span><text:span text:style-name="_32_317">m</text:span><text:span text:style-name="_35_32">p</text:span><text:span text:style-name="_31_669">l</text:span><text:span text:style-name="_32_115">e</text:span><text:span text:style-name="_35_89">a</text:span><text:span text:style-name="_31_393">t</text:span><text:span text:style-name="_31_809"> </text:span><text:span text:style-name="_33_49">t</text:span><text:span text:style-name="_31_672">h</text:span><text:span text:style-name="_32_583">e</text:span><text:span text:style-name="_39_"> </text:span><text:span text:style-name="_31_345">w</text:span><text:span text:style-name="_32_319">o</text:span><text:span text:style-name="_32_41">r</text:span><text:span text:style-name="_31_540">k</text:span><text:span text:style-name="_32_653">s</text:span><text:span text:style-name="_39_"> </text:span><text:span text:style-name="_31_537">o</text:span><text:span text:style-name="_32_077">f</text:span><text:span text:style-name="_39_"> </text:span><text:span text:style-name="_31_312">d</text:span><text:span text:style-name="_32_499">e</text:span><text:span text:style-name="_37_11">a</text:span><text:span text:style-name="_31_357">t</text:span><text:span text:style-name="_32_212">h</text:span><text:span text:style-name="_33_13">,</text:span><text:span text:style-name="_39_05"> </text:span><text:span text:style-name="_32_511">d</text:span><text:span text:style-name="_37_12">e</text:span><text:span text:style-name="_31_430">s</text:span><text:span text:style-name="_32_620">o</text:span><text:span text:style-name="_34_09">l</text:span><text:span text:style-name="_31_179">a</text:span><text:span text:style-name="_32_149">t</text:span><text:span text:style-name="_34_81">i</text:span><text:span text:style-name="_31_252">o</text:span><text:span text:style-name="_32_509">n</text:span><text:span text:style-name="_35_"> </text:span><text:span text:style-name="_31_131">a</text:span><text:span text:style-name="_32_080">n</text:span><text:span text:style-name="_35_17">d</text:span><text:span text:style-name="_39_09"> </text:span><text:span text:style-name="_32_149">t</text:span><text:span text:style-name="_38_56">y</text:span><text:span text:style-name="_31_381">r</text:span><text:span text:style-name="_32_511">a</text:span><text:span text:style-name="_38_07">n</text:span><text:span text:style-name="_31_420">n</text:span><text:span text:style-name="_32_137">y</text:span><text:span text:style-name="_38_17">,</text:span><text:span text:style-name="_39_05"> </text:span><text:span text:style-name="_32_512">a</text:span><text:span text:style-name="_38_41">l</text:span><text:span text:style-name="_31_501">r</text:span><text:span text:style-name="_32_439">e</text:span><text:span text:style-name="_35_19">a</text:span><text:span text:style-name="_31_504">d</text:span><text:span text:style-name="_32_245">y</text:span><text:span text:style-name="_39_"> </text:span><text:span text:style-name="_31_324">b</text:span><text:span text:style-name="_32_607">e</text:span><text:span text:style-name="_38_43">g</text:span><text:span text:style-name="_31_504">u</text:span><text:span text:style-name="_32_509">n</text:span><text:span text:style-name="_39_"> </text:span><text:span text:style-name="_31_777">w</text:span><text:span text:style-name="_32_101">i</text:span><text:span text:style-name="_37_09">t</text:span><text:span text:style-name="_31_321">h</text:span><text:span text:style-name="_31_809"> </text:span><text:span text:style-name="_35_30">c</text:span><text:span text:style-name="_31_561">i</text:span><text:span text:style-name="_32_569">r</text:span><text:span text:style-name="_32_32">c</text:span><text:span text:style-name="_31_563">u</text:span><text:span text:style-name="_32_329">m</text:span><text:span text:style-name="_38_08">s</text:span><text:span text:style-name="_31_669">t</text:span><text:span text:style-name="_32_475">a</text:span><text:span text:style-name="_38_20">n</text:span><text:span text:style-name="_31_600">c</text:span><text:span text:style-name="_32_031">e</text:span><text:span text:style-name="_32_29">s</text:span><text:span text:style-name="_39_09"> </text:span><text:span text:style-name="_32_077">o</text:span><text:span text:style-name="_32_29">f</text:span><text:span text:style-name="_39_05"> </text:span><text:span text:style-name="_32_209">C</text:span><text:span text:style-name="_36_97">r</text:span><text:span text:style-name="_31_599">u</text:span><text:span text:style-name="_32_464">e</text:span><text:span text:style-name="_36_37">l</text:span><text:span text:style-name="_31_597">t</text:span><text:span text:style-name="_32_101">y</text:span><text:span text:style-name="_35_"> </text:span><text:span text:style-name="_31_429">&amp;</text:span><text:span text:style-name="_31_805"> </text:span><text:span text:style-name="_32_44">p</text:span><text:span text:style-name="_31_323">e</text:span><text:span text:style-name="_32_137">r</text:span><text:span text:style-name="_37_69">f</text:span><text:span text:style-name="_31_525">i</text:span><text:span text:style-name="_32_680">d</text:span><text:span text:style-name="_36_62">y</text:span><text:span text:style-name="_39_09"> </text:span><text:span text:style-name="_32_584">s</text:span><text:span text:style-name="_33_50">c</text:span><text:span text:style-name="_31_312">a</text:span><text:span text:style-name="_32_281">r</text:span><text:span text:style-name="_36_26">c</text:span><text:span text:style-name="_31_491">e</text:span><text:span text:style-name="_32_437">l</text:span><text:span text:style-name="_34_48">y</text:span><text:span text:style-name="_39_05"> </text:span><text:span text:style-name="_32_464">p</text:span><text:span text:style-name="_34_47">a</text:span><text:span text:style-name="_31_381">r</text:span><text:span text:style-name="_32_476">a</text:span><text:span text:style-name="_34_45">l</text:span><text:span text:style-name="_31_165">l</text:span><text:span text:style-name="_32_499">e</text:span><text:span text:style-name="_32_29">l</text:span><text:span text:style-name="_31_720">e</text:span><text:span text:style-name="_32_115">d</text:span><text:span text:style-name="_35_"> </text:span><text:span text:style-name="_31_393">i</text:span><text:span text:style-name="_32_029">n</text:span><text:span text:style-name="_35_"> </text:span><text:span text:style-name="_31_417">t</text:span><text:span text:style-name="_32_068">h</text:span><text:span text:style-name="_32_67">e</text:span><text:span text:style-name="_39_05"> </text:span><text:span text:style-name="_32_425">m</text:span><text:span text:style-name="_35_92">o</text:span><text:span text:style-name="_31_418">s</text:span><text:span text:style-name="_32_041">t</text:span><text:span text:style-name="_35_"> </text:span><text:span text:style-name="_31_792">b</text:span><text:span text:style-name="_32_607">a</text:span><text:span text:style-name="_35_89">r</text:span><text:span text:style-name="_31_756">b</text:span><text:span text:style-name="_32_463">a</text:span><text:span text:style-name="_33_49">r</text:span><text:span text:style-name="_31_360">o</text:span><text:span text:style-name="_32_031">u</text:span><text:span text:style-name="_34_81">s</text:span><text:span text:style-name="_39_05"> </text:span><text:span text:style-name="_32_679">a</text:span><text:span text:style-name="_33_52">g</text:span><text:span text:style-name="_31_744">e</text:span><text:span text:style-name="_32_246">s</text:span><text:span text:style-name="_37_09">,</text:span><text:span text:style-name="_39_09"> </text:span><text:span text:style-name="_32_260">a</text:span><text:span text:style-name="_35_19">n</text:span><text:span text:style-name="_31_753">d</text:span><text:span text:style-name="_31_805"> </text:span><text:span text:style-name="_38_77">w</text:span><text:span text:style-name="_31_204">h</text:span><text:span text:style-name="_32_031">o</text:span><text:span text:style-name="_38_77">l</text:span><text:span text:style-name="_31_201">l</text:span><text:span text:style-name="_32_497">y</text:span><text:span text:style-name="_35_"> </text:span><text:span text:style-name="_31_671">u</text:span><text:span text:style-name="_32_620">n</text:span><text:span text:style-name="_33_13">w</text:span><text:span text:style-name="_31_252">o</text:span><text:span text:style-name="_32_437">r</text:span><text:span text:style-name="_36_73">t</text:span><text:span text:style-name="_31_671">h</text:span><text:span text:style-name="_32_509">y</text:span><text:span text:style-name="_35_"> </text:span><text:span text:style-name="_31_201">t</text:span><text:span text:style-name="_32_139">h</text:span><text:span text:style-name="_37_72">e</text:span><text:span text:style-name="_39_09"> </text:span><text:span text:style-name="_32_461">H</text:span><text:span text:style-name="_36_64">e</text:span><text:span text:style-name="_31_395">a</text:span><text:span text:style-name="_32_317">d</text:span><text:span text:style-name="_39_"> </text:span><text:span text:style-name="_31_669">o</text:span><text:span text:style-name="_32_041">f</text:span><text:span text:style-name="_35_"> </text:span><text:span text:style-name="_31_213">a</text:span><text:span text:style-name="_31_805"> </text:span><text:span text:style-name="_32_30">c</text:span><text:span text:style-name="_31_417">i</text:span><text:span text:style-name="_32_500">v</text:span><text:span text:style-name="_38_77">i</text:span><text:span text:style-name="_31_717">l</text:span><text:span text:style-name="_32_461">i</text:span><text:span text:style-name="_37_84">z</text:span><text:span text:style-name="_31_683">e</text:span><text:span text:style-name="_32_677">d</text:span><text:span text:style-name="_35_"> </text:span><text:span text:style-name="_31_420">n</text:span><text:span text:style-name="_32_151">a</text:span><text:span text:style-name="_33_37">t</text:span><text:span text:style-name="_31_201">i</text:span><text:span text:style-name="_32_656">o</text:span><text:span text:style-name="_35_19">n</text:span><text:span text:style-name="_31_357">.</text:span></text:p>
      <text:p text:style-name="P1"><text:span text:style-name="_35_29">H</text:span><text:span text:style-name="_31_129">e</text:span><text:span text:style-name="_31_805"> </text:span><text:span text:style-name="_38_56">h</text:span><text:span text:style-name="_31_683">a</text:span><text:span text:style-name="_32_317">s</text:span><text:span text:style-name="_39_"> </text:span><text:span text:style-name="_31_526">c</text:span><text:span text:style-name="_32_572">o</text:span><text:span text:style-name="_35_91">n</text:span><text:span text:style-name="_31_168">s</text:span><text:span text:style-name="_32_509">t</text:span><text:span text:style-name="_32_65">r</text:span><text:span text:style-name="_31_395">a</text:span><text:span text:style-name="_32_605">i</text:span><text:span text:style-name="_38_92">n</text:span><text:span text:style-name="_31_539">e</text:span><text:span text:style-name="_32_044">d</text:span><text:span text:style-name="_35_"> </text:span><text:span text:style-name="_31_599">o</text:span><text:span text:style-name="_32_584">u</text:span><text:span text:style-name="_36_97">r</text:span><text:span text:style-name="_39_05"> </text:span><text:span text:style-name="_32_041">f</text:span><text:span text:style-name="_33_39">e</text:span><text:span text:style-name="_31_309">l</text:span><text:span text:style-name="_32_317">l</text:span><text:span text:style-name="_36_64">o</text:span><text:span text:style-name="_31_345">w</text:span><text:span text:style-name="_31_809"> </text:span><text:span text:style-name="_32_65">C</text:span><text:span text:style-name="_31_417">i</text:span><text:span text:style-name="_32_509">t</text:span><text:span text:style-name="_35_17">i</text:span><text:span text:style-name="_31_346">z</text:span><text:span text:style-name="_32_284">e</text:span><text:span text:style-name="_38_44">n</text:span><text:span text:style-name="_31_502">s</text:span><text:span text:style-name="_31_805"> </text:span><text:span text:style-name="_36_37">t</text:span><text:span text:style-name="_31_564">a</text:span><text:span text:style-name="_32_102">k</text:span><text:span text:style-name="_33_16">e</text:span><text:span text:style-name="_31_179">n</text:span><text:span text:style-name="_31_809"> </text:span><text:span text:style-name="_37_69">C</text:span><text:span text:style-name="_31_707">a</text:span><text:span text:style-name="_32_512">p</text:span><text:span text:style-name="_33_49">t</text:span><text:span text:style-name="_31_177">i</text:span><text:span text:style-name="_32_068">v</text:span><text:span text:style-name="_35_19">e</text:span><text:span text:style-name="_39_09"> </text:span><text:span text:style-name="_32_607">o</text:span><text:span text:style-name="_32_68">n</text:span><text:span text:style-name="_39_09"> </text:span><text:span text:style-name="_32_569">t</text:span><text:span text:style-name="_38_79">h</text:span><text:span text:style-name="_31_240">e</text:span><text:span text:style-name="_31_805"> </text:span><text:span text:style-name="_35_19">h</text:span><text:span text:style-name="_31_669">i</text:span><text:span text:style-name="_32_512">g</text:span><text:span text:style-name="_38_41">h</text:span><text:span text:style-name="_39_05"> </text:span><text:span text:style-name="_32_581">S</text:span><text:span text:style-name="_34_59">e</text:span><text:span text:style-name="_31_348">a</text:span><text:span text:style-name="_32_113">s</text:span><text:span text:style-name="_39_"> </text:span><text:span text:style-name="_31_321">t</text:span><text:span text:style-name="_32_653">o</text:span><text:span text:style-name="_39_"> </text:span><text:span text:style-name="_31_720">b</text:span><text:span text:style-name="_32_259">e</text:span><text:span text:style-name="_38_05">a</text:span><text:span text:style-name="_31_573">r</text:span><text:span text:style-name="_31_809"> </text:span><text:span text:style-name="_38_89">A</text:span><text:span text:style-name="_31_345">r</text:span><text:span text:style-name="_32_437">m</text:span><text:span text:style-name="_34_09">s</text:span><text:span text:style-name="_39_05"> </text:span><text:span text:style-name="_32_067">a</text:span><text:span text:style-name="_32_32">g</text:span><text:span text:style-name="_31_179">a</text:span><text:span text:style-name="_32_077">i</text:span><text:span text:style-name="_37_12">n</text:span><text:span text:style-name="_31_129">s</text:span><text:span text:style-name="_32_101">t</text:span><text:span text:style-name="_35_"> </text:span><text:span text:style-name="_31_309">t</text:span><text:span text:style-name="_32_584">h</text:span><text:span text:style-name="_34_47">e</text:span><text:span text:style-name="_31_741">i</text:span><text:span text:style-name="_32_029">r</text:span><text:span text:style-name="_35_"> </text:span><text:span text:style-name="_31_309">C</text:span><text:span text:style-name="_32_439">o</text:span><text:span text:style-name="_35_92">u</text:span><text:span text:style-name="_31_612">n</text:span><text:span text:style-name="_32_389">t</text:span><text:span text:style-name="_36_37">r</text:span><text:span text:style-name="_31_778">y</text:span><text:span text:style-name="_32_101">,</text:span><text:span text:style-name="_35_"> </text:span><text:span text:style-name="_31_705">t</text:span><text:span text:style-name="_32_389">o</text:span><text:span text:style-name="_35_"> </text:span><text:span text:style-name="_31_132">b</text:span><text:span text:style-name="_32_619">e</text:span><text:span text:style-name="_33_40">c</text:span><text:span text:style-name="_31_311">o</text:span><text:span text:style-name="_32_497">m</text:span><text:span text:style-name="_36_73">e</text:span><text:span text:style-name="_39_09"> </text:span><text:span text:style-name="_32_245">t</text:span><text:span text:style-name="_33_51">h</text:span><text:span text:style-name="_31_396">e</text:span><text:span text:style-name="_31_805"> </text:span><text:span text:style-name="_32_44">e</text:span><text:span text:style-name="_31_502">x</text:span><text:span text:style-name="_32_584">e</text:span><text:span text:style-name="_36_02">c</text:span><text:span text:style-name="_31_755">u</text:span><text:span text:style-name="_32_221">t</text:span><text:span text:style-name="_34_93">i</text:span><text:span text:style-name="_31_528">o</text:span><text:span text:style-name="_32_499">n</text:span><text:span text:style-name="_35_92">e</text:span><text:span text:style-name="_31_321">r</text:span><text:span text:style-name="_32_425">s</text:span><text:span text:style-name="_39_"> </text:span><text:span text:style-name="_31_237">o</text:span><text:span text:style-name="_32_389">f</text:span><text:span text:style-name="_35_"> </text:span><text:span text:style-name="_31_537">t</text:span><text:span text:style-name="_32_679">h</text:span><text:span text:style-name="_33_04">e</text:span><text:span text:style-name="_31_165">i</text:span><text:span text:style-name="_32_329">r</text:span><text:span text:style-name="_39_"> </text:span><text:span text:style-name="_31_417">f</text:span><text:span text:style-name="_32_257">r</text:span><text:span text:style-name="_33_13">i</text:span><text:span text:style-name="_31_311">e</text:span><text:span text:style-name="_32_296">n</text:span><text:span text:style-name="_37_83">d</text:span><text:span text:style-name="_31_684">s</text:span><text:span text:style-name="_31_805"> </text:span><text:span text:style-name="_37_84">a</text:span><text:span text:style-name="_31_743">n</text:span><text:span text:style-name="_32_113">d</text:span><text:span text:style-name="_39_"> </text:span><text:span text:style-name="_31_165">B</text:span><text:span text:style-name="_32_605">r</text:span><text:span text:style-name="_32_80">e</text:span><text:span text:style-name="_31_789">t</text:span><text:span text:style-name="_32_067">h</text:span><text:span text:style-name="_33_01">r</text:span><text:span text:style-name="_31_671">e</text:span><text:span text:style-name="_32_392">n</text:span><text:span text:style-name="_38_17">,</text:span><text:span text:style-name="_39_09"> </text:span><text:span text:style-name="_32_317">o</text:span><text:span text:style-name="_33_01">r</text:span><text:span text:style-name="_39_05"> </text:span><text:span text:style-name="_32_245">t</text:span><text:span text:style-name="_33_49">o</text:span><text:span text:style-name="_39_05"> </text:span><text:span text:style-name="_32_473">f</text:span><text:span text:style-name="_38_05">a</text:span><text:span text:style-name="_31_381">l</text:span><text:span text:style-name="_32_653">l</text:span><text:span text:style-name="_39_"> </text:span><text:span text:style-name="_31_429">t</text:span><text:span text:style-name="_32_572">h</text:span><text:span text:style-name="_36_63">e</text:span><text:span text:style-name="_31_777">m</text:span><text:span text:style-name="_32_642">s</text:span><text:span text:style-name="_37_00">e</text:span><text:span text:style-name="_31_741">l</text:span><text:span text:style-name="_32_680">v</text:span><text:span text:style-name="_34_59">e</text:span><text:span text:style-name="_31_417">s</text:span><text:span text:style-name="_31_809"> </text:span><text:span text:style-name="_35_91">b</text:span><text:span text:style-name="_31_216">y</text:span><text:span text:style-name="_31_809"> </text:span><text:span text:style-name="_32_77">t</text:span><text:span text:style-name="_31_203">h</text:span><text:span text:style-name="_32_320">e</text:span><text:span text:style-name="_32_29">i</text:span><text:span text:style-name="_31_249">r</text:span><text:span text:style-name="_31_805"> </text:span><text:span text:style-name="_38_89">H</text:span><text:span text:style-name="_31_672">a</text:span><text:span text:style-name="_32_259">n</text:span><text:span text:style-name="_38_07">d</text:span><text:span text:style-name="_31_420">s</text:span><text:span text:style-name="_32_497">.</text:span></text:p>
      <text:p text:style-name="P1"><text:span text:style-name="_31_417">H</text:span><text:span text:style-name="_32_137">e</text:span><text:span text:style-name="_35_"> </text:span><text:span text:style-name="_31_312">h</text:span><text:span text:style-name="_32_607">a</text:span><text:span text:style-name="_38_53">s</text:span><text:span text:style-name="_39_09"> </text:span><text:span text:style-name="_32_080">e</text:span><text:span text:style-name="_34_94">x</text:span><text:span text:style-name="_31_324">c</text:span><text:span text:style-name="_32_497">i</text:span><text:span text:style-name="_32_77">t</text:span><text:span text:style-name="_31_215">e</text:span><text:span text:style-name="_32_497">d</text:span><text:span text:style-name="_39_"> </text:span><text:span text:style-name="_31_743">d</text:span><text:span text:style-name="_32_140">o</text:span><text:span text:style-name="_34_09">m</text:span><text:span text:style-name="_31_204">e</text:span><text:span text:style-name="_32_582">s</text:span><text:span text:style-name="_36_73">t</text:span><text:span text:style-name="_31_609">i</text:span><text:span text:style-name="_32_569">c</text:span><text:span text:style-name="_39_"> </text:span><text:span text:style-name="_31_165">i</text:span><text:span text:style-name="_32_583">n</text:span><text:span text:style-name="_36_04">s</text:span><text:span text:style-name="_31_215">u</text:span><text:span text:style-name="_32_569">r</text:span><text:span text:style-name="_38_17">r</text:span><text:span text:style-name="_31_420">e</text:span><text:span text:style-name="_32_390">c</text:span><text:span text:style-name="_38_41">t</text:span><text:span text:style-name="_31_789">i</text:span><text:span text:style-name="_32_152">o</text:span><text:span text:style-name="_34_95">n</text:span><text:span text:style-name="_31_144">s</text:span><text:span text:style-name="_31_805"> </text:span><text:span text:style-name="_32_80">a</text:span><text:span text:style-name="_31_249">m</text:span><text:span text:style-name="_32_391">o</text:span><text:span text:style-name="_37_72">n</text:span><text:span text:style-name="_31_143">g</text:span><text:span text:style-name="_32_569">s</text:span><text:span text:style-name="_33_37">t</text:span><text:span text:style-name="_39_05"> </text:span><text:span text:style-name="_32_296">u</text:span><text:span text:style-name="_32_30">s</text:span><text:span text:style-name="_31_309">,</text:span><text:span text:style-name="_31_805"> </text:span><text:span text:style-name="_33_16">a</text:span><text:span text:style-name="_31_131">n</text:span><text:span text:style-name="_32_497">d</text:span><text:span text:style-name="_35_"> </text:span><text:span text:style-name="_31_503">h</text:span><text:span text:style-name="_32_392">a</text:span><text:span text:style-name="_33_13">s</text:span><text:span text:style-name="_39_09"> </text:span><text:span text:style-name="_32_607">e</text:span><text:span text:style-name="_36_64">n</text:span><text:span text:style-name="_31_720">d</text:span><text:span text:style-name="_32_439">e</text:span><text:span text:style-name="_33_51">a</text:span><text:span text:style-name="_31_180">v</text:span><text:span text:style-name="_32_583">o</text:span><text:span text:style-name="_35_92">u</text:span><text:span text:style-name="_31_321">r</text:span><text:span text:style-name="_32_499">e</text:span><text:span text:style-name="_37_72">d</text:span><text:span text:style-name="_39_09"> </text:span><text:span text:style-name="_32_653">t</text:span><text:span text:style-name="_36_25">o</text:span><text:span text:style-name="_39_05"> </text:span><text:span text:style-name="_32_655">b</text:span><text:span text:style-name="_34_57">r</text:span><text:span text:style-name="_31_213">i</text:span><text:span text:style-name="_32_572">n</text:span><text:span text:style-name="_34_21">g</text:span><text:span text:style-name="_39_05"> </text:span><text:span text:style-name="_32_319">o</text:span><text:span text:style-name="_33_40">n</text:span><text:span text:style-name="_39_09"> </text:span><text:span text:style-name="_32_617">t</text:span><text:span text:style-name="_38_92">h</text:span><text:span text:style-name="_31_575">e</text:span><text:span text:style-name="_31_809"> </text:span><text:span text:style-name="_32_29">i</text:span><text:span text:style-name="_31_720">n</text:span><text:span text:style-name="_32_691">h</text:span><text:span text:style-name="_35_19">a</text:span><text:span text:style-name="_31_672">b</text:span><text:span text:style-name="_32_509">i</text:span><text:span text:style-name="_38_17">t</text:span><text:span text:style-name="_31_179">a</text:span><text:span text:style-name="_32_392">n</text:span><text:span text:style-name="_37_81">t</text:span><text:span text:style-name="_31_177">s</text:span><text:span text:style-name="_31_805"> </text:span><text:span text:style-name="_35_29">o</text:span><text:span text:style-name="_31_681">f</text:span><text:span text:style-name="_31_805"> </text:span><text:span text:style-name="_36_76">o</text:span><text:span text:style-name="_31_323">u</text:span><text:span text:style-name="_32_497">r</text:span><text:span text:style-name="_35_"> </text:span><text:span text:style-name="_31_489">f</text:span><text:span text:style-name="_32_581">r</text:span><text:span text:style-name="_34_96">o</text:span><text:span text:style-name="_31_179">n</text:span><text:span text:style-name="_32_257">t</text:span><text:span text:style-name="_35_29">i</text:span><text:span text:style-name="_31_251">e</text:span><text:span text:style-name="_32_041">r</text:span><text:span text:style-name="_35_92">s</text:span><text:span text:style-name="_31_165">,</text:span><text:span text:style-name="_31_805"> </text:span><text:span text:style-name="_32_77">t</text:span><text:span text:style-name="_31_348">h</text:span><text:span text:style-name="_32_067">e</text:span><text:span text:style-name="_39_"> </text:span><text:span text:style-name="_31_609">m</text:span><text:span text:style-name="_32_319">e</text:span><text:span text:style-name="_34_57">r</text:span><text:span text:style-name="_31_744">c</text:span><text:span text:style-name="_32_329">i</text:span><text:span text:style-name="_33_13">l</text:span><text:span text:style-name="_31_528">e</text:span><text:span text:style-name="_32_690">s</text:span><text:span text:style-name="_38_41">s</text:span><text:span text:style-name="_39_09"> </text:span><text:span text:style-name="_32_065">I</text:span><text:span text:style-name="_32_32">n</text:span><text:span text:style-name="_31_323">d</text:span><text:span text:style-name="_32_461">i</text:span><text:span text:style-name="_38_55">a</text:span><text:span text:style-name="_31_720">n</text:span><text:span text:style-name="_31_809"> </text:span><text:span text:style-name="_33_37">S</text:span><text:span text:style-name="_31_180">a</text:span><text:span text:style-name="_32_498">v</text:span><text:span text:style-name="_36_28">a</text:span><text:span text:style-name="_31_527">g</text:span><text:span text:style-name="_32_151">e</text:span><text:span text:style-name="_36_40">s</text:span><text:span text:style-name="_31_417">,</text:span><text:span text:style-name="_31_805"> </text:span><text:span text:style-name="_34_57">w</text:span><text:span text:style-name="_31_432">h</text:span><text:span text:style-name="_32_691">o</text:span><text:span text:style-name="_34_96">s</text:span><text:span text:style-name="_31_527">e</text:span><text:span text:style-name="_31_809"> </text:span><text:span text:style-name="_36_40">k</text:span><text:span text:style-name="_31_683">n</text:span><text:span text:style-name="_32_104">o</text:span><text:span text:style-name="_32_41">w</text:span><text:span text:style-name="_31_167">n</text:span><text:span text:style-name="_31_805"> </text:span><text:span text:style-name="_32_41">r</text:span><text:span text:style-name="_31_755">u</text:span><text:span text:style-name="_32_401">l</text:span><text:span text:style-name="_32_68">e</text:span><text:span text:style-name="_39_05"> </text:span><text:span text:style-name="_32_065">o</text:span><text:span text:style-name="_36_37">f</text:span><text:span text:style-name="_39_05"> </text:span><text:span text:style-name="_32_329">w</text:span><text:span text:style-name="_32_43">a</text:span><text:span text:style-name="_31_573">r</text:span><text:span text:style-name="_32_605">f</text:span><text:span text:style-name="_36_04">a</text:span><text:span text:style-name="_31_345">r</text:span><text:span text:style-name="_32_401">e</text:span><text:span text:style-name="_34_45">,</text:span><text:span text:style-name="_39_09"> </text:span><text:span text:style-name="_32_113">i</text:span><text:span text:style-name="_32_65">s</text:span><text:span text:style-name="_39_05"> </text:span><text:span text:style-name="_32_656">a</text:span><text:span text:style-name="_34_11">n</text:span><text:span text:style-name="_39_09"> </text:span><text:span text:style-name="_32_113">r</text:span><text:span text:style-name="_35_32">u</text:span><text:span text:style-name="_31_755">n</text:span>-<text:span text:style-name="_35_19">o</text:span><text:span text:style-name="_31_777">f</text:span>-<text:span text:style-name="_35_17">t</text:span><text:span text:style-name="_31_168">h</text:span><text:span text:style-name="_32_044">e</text:span>-<text:span text:style-name="_31_177">m</text:span><text:span text:style-name="_32_101">i</text:span><text:span text:style-name="_34_83">n</text:span><text:span text:style-name="_31_741">e</text:span><text:span text:style-name="_31_805"> </text:span><text:span text:style-name="_36_63">d</text:span><text:span text:style-name="_31_384">e</text:span><text:span text:style-name="_32_030">s</text:span><text:span text:style-name="_34_45">t</text:span><text:span text:style-name="_31_177">r</text:span><text:span text:style-name="_32_068">u</text:span><text:span text:style-name="_34_12">c</text:span><text:span text:style-name="_31_141">t</text:span><text:span text:style-name="_32_245">i</text:span><text:span text:style-name="_32_79">o</text:span><text:span text:style-name="_31_525">n</text:span><text:span text:style-name="_31_805"> </text:span><text:span text:style-name="_38_89">o</text:span><text:span text:style-name="_31_489">f</text:span><text:span text:style-name="_31_805"> </text:span><text:span text:style-name="_36_25">a</text:span><text:span text:style-name="_31_129">l</text:span><text:span text:style-name="_32_029">l</text:span><text:span text:style-name="_35_"> </text:span><text:span text:style-name="_31_528">a</text:span><text:span text:style-name="_32_247">g</text:span><text:span text:style-name="_35_19">e</text:span><text:span text:style-name="_31_252">s</text:span><text:span text:style-name="_32_605">,</text:span><text:span text:style-name="_39_"> </text:span><text:span text:style-name="_31_790">s</text:span><text:span text:style-name="_32_572">e</text:span><text:span text:style-name="_35_92">x</text:span><text:span text:style-name="_31_719">e</text:span><text:span text:style-name="_32_029">s</text:span><text:span text:style-name="_39_"> </text:span><text:span text:style-name="_31_540">a</text:span><text:span text:style-name="_32_463">n</text:span><text:span text:style-name="_36_61">d</text:span><text:span text:style-name="_39_09"> </text:span><text:span text:style-name="_32_080">c</text:span><text:span text:style-name="_33_39">o</text:span><text:span text:style-name="_31_671">n</text:span><text:span text:style-name="_32_644">d</text:span><text:span text:style-name="_36_37">i</text:span><text:span text:style-name="_31_717">t</text:span><text:span text:style-name="_32_257">i</text:span><text:span text:style-name="_38_80">o</text:span><text:span text:style-name="_31_611">n</text:span><text:span text:style-name="_32_209">s</text:span><text:span text:style-name="_36_37">.</text:span></text:p>
      <text:p text:style-name="P1"><text:span text:style-name="_32_653">I</text:span><text:span text:style-name="_36_01">n</text:span><text:span text:style-name="_39_09"> </text:span><text:span text:style-name="_32_571">e</text:span><text:span text:style-name="_36_40">v</text:span><text:span text:style-name="_31_779">e</text:span><text:span text:style-name="_32_077">r</text:span><text:span text:style-name="_36_76">y</text:span><text:span text:style-name="_39_09"> </text:span><text:span text:style-name="_32_140">s</text:span><text:span text:style-name="_38_53">t</text:span><text:span text:style-name="_31_611">a</text:span><text:span text:style-name="_32_283">g</text:span><text:span text:style-name="_35_32">e</text:span><text:span text:style-name="_39_05"> </text:span><text:span text:style-name="_32_641">o</text:span><text:span text:style-name="_34_93">f</text:span><text:span text:style-name="_39_09"> </text:span><text:span text:style-name="_32_677">t</text:span><text:span text:style-name="_38_43">h</text:span><text:span text:style-name="_31_612">e</text:span><text:span text:style-name="_32_656">s</text:span><text:span text:style-name="_36_27">e</text:span><text:span text:style-name="_39_09"> </text:span><text:span text:style-name="_32_509">O</text:span><text:span text:style-name="_33_04">p</text:span><text:span text:style-name="_31_215">p</text:span><text:span text:style-name="_32_113">r</text:span><text:span text:style-name="_34_47">e</text:span><text:span text:style-name="_31_240">s</text:span><text:span text:style-name="_32_152">s</text:span><text:span text:style-name="_38_05">i</text:span><text:span text:style-name="_31_671">o</text:span><text:span text:style-name="_32_475">n</text:span><text:span text:style-name="_36_04">s</text:span><text:span text:style-name="_39_05"> </text:span><text:span text:style-name="_32_497">W</text:span><text:span text:style-name="_36_37">e</text:span><text:span text:style-name="_39_09"> </text:span><text:span text:style-name="_32_655">h</text:span><text:span text:style-name="_33_04">a</text:span><text:span text:style-name="_31_718">v</text:span><text:span text:style-name="_32_512">e</text:span><text:span text:style-name="_35_"> </text:span><text:span text:style-name="_31_669">P</text:span><text:span text:style-name="_32_140">e</text:span><text:span text:style-name="_38_17">t</text:span><text:span text:style-name="_31_309">i</text:span><text:span text:style-name="_32_653">t</text:span><text:span text:style-name="_36_01">i</text:span><text:span text:style-name="_31_671">o</text:span><text:span text:style-name="_32_283">n</text:span><text:span text:style-name="_34_60">e</text:span><text:span text:style-name="_31_681">d</text:span><text:span text:style-name="_31_809"> </text:span><text:span text:style-name="_36_73">f</text:span><text:span text:style-name="_31_717">o</text:span><text:span text:style-name="_32_113">r</text:span><text:span text:style-name="_35_"> </text:span><text:span text:style-name="_31_141">R</text:span><text:span text:style-name="_32_619">e</text:span><text:span text:style-name="_33_40">d</text:span><text:span text:style-name="_31_201">r</text:span><text:span text:style-name="_32_284">e</text:span><text:span text:style-name="_33_38">s</text:span><text:span text:style-name="_31_357">s</text:span><text:span text:style-name="_31_805"> </text:span><text:span text:style-name="_33_13">i</text:span><text:span text:style-name="_31_249">n</text:span><text:span text:style-name="_31_809"> </text:span><text:span text:style-name="_34_21">t</text:span><text:span text:style-name="_31_707">h</text:span><text:span text:style-name="_32_044">e</text:span><text:span text:style-name="_39_"> </text:span><text:span text:style-name="_31_201">m</text:span><text:span text:style-name="_32_295">o</text:span><text:span text:style-name="_34_60">s</text:span><text:span text:style-name="_31_705">t</text:span><text:span text:style-name="_31_809"> </text:span><text:span text:style-name="_32_67">h</text:span><text:span text:style-name="_31_396">u</text:span><text:span text:style-name="_32_149">m</text:span><text:span text:style-name="_34_59">b</text:span><text:span text:style-name="_31_789">l</text:span><text:span text:style-name="_32_500">e</text:span><text:span text:style-name="_35_"> </text:span><text:span text:style-name="_31_201">t</text:span><text:span text:style-name="_32_644">e</text:span><text:span text:style-name="_36_97">r</text:span><text:span text:style-name="_31_249">m</text:span><text:span text:style-name="_32_582">s</text:span><text:span text:style-name="_34_21">:</text:span><text:span text:style-name="_39_05"> </text:span><text:span text:style-name="_32_077">O</text:span><text:span text:style-name="_33_13">u</text:span><text:span text:style-name="_31_609">r</text:span><text:span text:style-name="_31_805"> </text:span><text:span text:style-name="_34_93">r</text:span><text:span text:style-name="_31_719">e</text:span><text:span text:style-name="_32_500">c</text:span><text:span text:style-name="_36_64">u</text:span><text:span text:style-name="_31_165">r</text:span><text:span text:style-name="_32_617">r</text:span><text:span text:style-name="_34_11">e</text:span><text:span text:style-name="_31_321">n</text:span><text:span text:style-name="_32_569">t</text:span><text:span text:style-name="_39_"> </text:span><text:span text:style-name="_31_165">P</text:span><text:span text:style-name="_32_212">e</text:span><text:span text:style-name="_36_61">t</text:span><text:span text:style-name="_31_177">i</text:span><text:span text:style-name="_32_605">t</text:span><text:span text:style-name="_34_45">i</text:span><text:span text:style-name="_31_719">o</text:span><text:span text:style-name="_32_680">n</text:span><text:span text:style-name="_35_18">s</text:span><text:span text:style-name="_39_05"> </text:span><text:span text:style-name="_32_427">h</text:span><text:span text:style-name="_37_84">a</text:span><text:span text:style-name="_31_168">v</text:span><text:span text:style-name="_32_391">e</text:span><text:span text:style-name="_35_"> </text:span><text:span text:style-name="_31_396">b</text:span><text:span text:style-name="_32_211">e</text:span><text:span text:style-name="_36_28">e</text:span><text:span text:style-name="_31_611">n</text:span><text:span text:style-name="_31_809"> </text:span><text:span text:style-name="_32_43">a</text:span><text:span text:style-name="_31_132">n</text:span><text:span text:style-name="_32_332">s</text:span><text:span text:style-name="_33_37">w</text:span><text:span text:style-name="_31_527">e</text:span><text:span text:style-name="_32_029">r</text:span><text:span text:style-name="_35_31">e</text:span><text:span text:style-name="_31_432">d</text:span><text:span text:style-name="_31_805"> </text:span><text:span text:style-name="_38_56">o</text:span><text:span text:style-name="_31_755">n</text:span><text:span text:style-name="_32_149">l</text:span><text:span text:style-name="_38_17">y</text:span><text:span text:style-name="_39_05"> </text:span><text:span text:style-name="_32_391">b</text:span><text:span text:style-name="_32_44">y</text:span><text:span text:style-name="_39_09"> </text:span><text:span text:style-name="_32_401">r</text:span><text:span text:style-name="_35_91">e</text:span><text:span text:style-name="_31_528">p</text:span><text:span text:style-name="_32_403">e</text:span><text:span text:style-name="_38_92">a</text:span><text:span text:style-name="_31_213">t</text:span><text:span text:style-name="_32_511">e</text:span><text:span text:style-name="_35_92">d</text:span><text:span text:style-name="_39_09"> </text:span><text:span text:style-name="_32_077">i</text:span><text:span text:style-name="_35_92">n</text:span><text:span text:style-name="_31_393">j</text:span><text:span text:style-name="_32_643">u</text:span><text:span text:style-name="_32_65">r</text:span><text:span text:style-name="_31_321">y</text:span><text:span text:style-name="_32_389">.</text:span><text:span text:style-name="_39_"> </text:span><text:span text:style-name="_31_381">A</text:span><text:span text:style-name="_31_809"> </text:span><text:span text:style-name="_37_69">P</text:span><text:span text:style-name="_31_489">r</text:span><text:span text:style-name="_32_401">i</text:span><text:span text:style-name="_34_47">n</text:span><text:span text:style-name="_31_204">c</text:span><text:span text:style-name="_32_497">e</text:span><text:span text:style-name="_39_"> </text:span><text:span text:style-name="_31_777">w</text:span><text:span text:style-name="_32_464">h</text:span><text:span text:style-name="_34_83">o</text:span><text:span text:style-name="_31_432">s</text:span><text:span text:style-name="_32_475">e</text:span><text:span text:style-name="_39_"> </text:span><text:span text:style-name="_31_382">c</text:span><text:span text:style-name="_32_500">h</text:span><text:span text:style-name="_35_91">a</text:span><text:span text:style-name="_31_429">r</text:span><text:span text:style-name="_32_680">a</text:span><text:span text:style-name="_33_50">c</text:span><text:span text:style-name="_31_753">t</text:span><text:span text:style-name="_32_692">e</text:span><text:span text:style-name="_32_65">r</text:span><text:span text:style-name="_39_05"> </text:span><text:span text:style-name="_32_581">i</text:span><text:span text:style-name="_34_09">s</text:span><text:span text:style-name="_39_05"> </text:span><text:span text:style-name="_32_677">t</text:span><text:span text:style-name="_32_44">h</text:span><text:span text:style-name="_31_131">u</text:span><text:span text:style-name="_32_581">s</text:span><text:span text:style-name="_39_"> </text:span><text:span text:style-name="_31_213">m</text:span><text:span text:style-name="_32_212">a</text:span><text:span text:style-name="_32_65">r</text:span><text:span text:style-name="_31_394">k</text:span><text:span text:style-name="_32_620">e</text:span><text:span text:style-name="_38_91">d</text:span><text:span text:style-name="_39_09"> </text:span><text:span text:style-name="_32_152">b</text:span><text:span text:style-name="_34_94">y</text:span><text:span text:style-name="_39_05"> </text:span><text:span text:style-name="_32_572">e</text:span><text:span text:style-name="_33_02">v</text:span><text:span text:style-name="_31_432">e</text:span><text:span text:style-name="_32_281">r</text:span><text:span text:style-name="_33_50">y</text:span><text:span text:style-name="_39_09"> </text:span><text:span text:style-name="_32_152">a</text:span><text:span text:style-name="_37_10">c</text:span><text:span text:style-name="_31_129">t</text:span><text:span text:style-name="_31_805"> </text:span><text:span text:style-name="_34_93">w</text:span><text:span text:style-name="_31_347">h</text:span><text:span text:style-name="_32_149">i</text:span><text:span text:style-name="_36_40">c</text:span><text:span text:style-name="_31_753">h</text:span><text:span text:style-name="_31_805"> </text:span><text:span text:style-name="_38_17">m</text:span><text:span text:style-name="_31_671">a</text:span><text:span text:style-name="_32_404">y</text:span><text:span text:style-name="_35_"> </text:span><text:span text:style-name="_31_683">d</text:span><text:span text:style-name="_32_476">e</text:span><text:span text:style-name="_35_89">f</text:span><text:span text:style-name="_31_213">i</text:span><text:span text:style-name="_32_584">n</text:span><text:span text:style-name="_33_15">e</text:span><text:span text:style-name="_39_05"> </text:span><text:span text:style-name="_32_473">a</text:span><text:span text:style-name="_39_"> </text:span><text:span text:style-name="_31_417">T</text:span><text:span text:style-name="_32_258">y</text:span><text:span text:style-name="_38_17">r</text:span><text:span text:style-name="_31_360">a</text:span><text:span text:style-name="_32_245">n</text:span><text:span text:style-name="_38_05">t</text:span><text:span text:style-name="_31_573">,</text:span><text:span text:style-name="_31_809"> </text:span><text:span text:style-name="_38_77">i</text:span><text:span text:style-name="_31_141">s</text:span><text:span text:style-name="_31_809"> </text:span><text:span text:style-name="_33_52">u</text:span><text:span text:style-name="_31_215">n</text:span><text:span text:style-name="_32_509">f</text:span><text:span text:style-name="_38_41">i</text:span><text:span text:style-name="_31_177">t</text:span><text:span text:style-name="_31_805"> </text:span><text:span text:style-name="_34_81">t</text:span><text:span text:style-name="_31_393">o</text:span><text:span text:style-name="_31_805"> </text:span><text:span text:style-name="_38_44">b</text:span><text:span text:style-name="_31_179">e</text:span><text:span text:style-name="_31_809"> </text:span><text:span text:style-name="_35_89">t</text:span><text:span text:style-name="_31_203">h</text:span><text:span text:style-name="_32_572">e</text:span><text:span text:style-name="_39_"> </text:span><text:span text:style-name="_31_177">r</text:span><text:span text:style-name="_32_680">u</text:span><text:span text:style-name="_32_77">l</text:span><text:span text:style-name="_31_611">e</text:span><text:span text:style-name="_32_605">r</text:span><text:span text:style-name="_35_"> </text:span><text:span text:style-name="_31_357">o</text:span><text:span text:style-name="_32_641">f</text:span><text:span text:style-name="_35_"> </text:span><text:span text:style-name="_31_129">a</text:span><text:span text:style-name="_31_805"> </text:span><text:span text:style-name="_32_29">f</text:span><text:span text:style-name="_31_309">r</text:span><text:span text:style-name="_32_032">e</text:span><text:span text:style-name="_35_91">e</text:span><text:span text:style-name="_39_05"> </text:span><text:span text:style-name="_32_427">p</text:span><text:span text:style-name="_38_20">e</text:span><text:span text:style-name="_31_600">o</text:span><text:span text:style-name="_32_403">p</text:span><text:span text:style-name="_32_41">l</text:span><text:span text:style-name="_31_525">e</text:span><text:soft-page-break/><text:span text:style-name="_32_509">.</text:span></text:p>
      <text:p text:style-name="P1"><text:span text:style-name="_31_357">N</text:span><text:span text:style-name="_32_641">o</text:span><text:span text:style-name="_33_13">r</text:span><text:span text:style-name="_39_09"> </text:span><text:span text:style-name="_32_643">h</text:span><text:span text:style-name="_37_84">a</text:span><text:span text:style-name="_31_682">v</text:span><text:span text:style-name="_32_404">e</text:span><text:span text:style-name="_39_"> </text:span><text:span text:style-name="_31_417">W</text:span><text:span text:style-name="_32_257">e</text:span><text:span text:style-name="_35_"> </text:span><text:span text:style-name="_31_744">b</text:span><text:span text:style-name="_32_115">e</text:span><text:span text:style-name="_38_08">e</text:span><text:span text:style-name="_31_575">n</text:span><text:span text:style-name="_31_805"> </text:span><text:span text:style-name="_38_17">w</text:span><text:span text:style-name="_31_204">a</text:span><text:span text:style-name="_32_259">n</text:span><text:span text:style-name="_37_09">t</text:span><text:span text:style-name="_31_237">i</text:span><text:span text:style-name="_32_067">n</text:span><text:span text:style-name="_37_84">g</text:span><text:span text:style-name="_39_05"> </text:span><text:span text:style-name="_32_113">i</text:span><text:span text:style-name="_32_77">n</text:span><text:span text:style-name="_39_05"> </text:span><text:span text:style-name="_32_691">a</text:span><text:span text:style-name="_34_57">t</text:span><text:span text:style-name="_31_609">t</text:span><text:span text:style-name="_32_332">e</text:span><text:span text:style-name="_33_15">n</text:span><text:span text:style-name="_31_489">t</text:span><text:span text:style-name="_32_041">i</text:span><text:span text:style-name="_36_76">o</text:span><text:span text:style-name="_31_720">n</text:span><text:span text:style-name="_32_690">s</text:span><text:span text:style-name="_39_"> </text:span><text:span text:style-name="_31_681">t</text:span><text:span text:style-name="_32_137">o</text:span><text:span text:style-name="_35_"> </text:span><text:span text:style-name="_31_719">o</text:span><text:span text:style-name="_32_428">u</text:span><text:span text:style-name="_35_29">r</text:span><text:span text:style-name="_39_05"> </text:span><text:span text:style-name="_32_149">B</text:span><text:span text:style-name="_33_13">r</text:span><text:span text:style-name="_31_489">i</text:span><text:span text:style-name="_32_101">t</text:span><text:span text:style-name="_36_25">t</text:span><text:span text:style-name="_31_753">i</text:span><text:span text:style-name="_32_224">s</text:span><text:span text:style-name="_37_83">h</text:span><text:span text:style-name="_39_09"> </text:span><text:span text:style-name="_32_404">b</text:span><text:span text:style-name="_38_41">r</text:span><text:span text:style-name="_31_131">e</text:span><text:span text:style-name="_32_653">t</text:span><text:span text:style-name="_36_39">h</text:span><text:span text:style-name="_31_501">r</text:span><text:span text:style-name="_32_584">e</text:span><text:span text:style-name="_36_25">n</text:span><text:span text:style-name="_31_525">.</text:span><text:span text:style-name="_31_809"> </text:span><text:span text:style-name="_32_29">W</text:span><text:span text:style-name="_31_669">e</text:span><text:span text:style-name="_31_805"> </text:span><text:span text:style-name="_35_92">h</text:span><text:span text:style-name="_31_239">a</text:span><text:span text:style-name="_32_620">v</text:span><text:span text:style-name="_34_11">e</text:span><text:span text:style-name="_39_05"> </text:span><text:span text:style-name="_32_677">w</text:span><text:span text:style-name="_36_76">a</text:span><text:span text:style-name="_31_525">r</text:span><text:span text:style-name="_32_211">n</text:span><text:span text:style-name="_34_12">e</text:span><text:span text:style-name="_31_347">d</text:span><text:span text:style-name="_31_809"> </text:span><text:span text:style-name="_36_37">t</text:span><text:span text:style-name="_31_359">h</text:span><text:span text:style-name="_32_284">e</text:span><text:span text:style-name="_36_25">m</text:span><text:span text:style-name="_39_05"> </text:span><text:span text:style-name="_32_497">f</text:span><text:span text:style-name="_32_41">r</text:span><text:span text:style-name="_31_129">o</text:span><text:span text:style-name="_32_029">m</text:span><text:span text:style-name="_39_"> </text:span><text:span text:style-name="_31_573">t</text:span><text:span text:style-name="_32_029">i</text:span><text:span text:style-name="_38_17">m</text:span><text:span text:style-name="_31_213">e</text:span><text:span text:style-name="_31_805"> </text:span><text:span text:style-name="_37_81">t</text:span><text:span text:style-name="_31_573">o</text:span><text:span text:style-name="_31_809"> </text:span><text:span text:style-name="_36_25">t</text:span><text:span text:style-name="_31_681">i</text:span><text:span text:style-name="_32_389">m</text:span><text:span text:style-name="_38_17">e</text:span><text:span text:style-name="_39_05"> </text:span><text:span text:style-name="_32_329">o</text:span><text:span text:style-name="_34_81">f</text:span><text:span text:style-name="_39_05"> </text:span><text:span text:style-name="_32_116">a</text:span><text:span text:style-name="_36_73">t</text:span><text:span text:style-name="_31_177">t</text:span><text:span text:style-name="_32_223">e</text:span><text:span text:style-name="_36_61">m</text:span><text:span text:style-name="_31_684">p</text:span><text:span text:style-name="_32_425">t</text:span><text:span text:style-name="_38_54">s</text:span><text:span text:style-name="_39_05"> </text:span><text:span text:style-name="_32_080">b</text:span><text:span text:style-name="_38_06">y</text:span><text:span text:style-name="_39_09"> </text:span><text:span text:style-name="_32_209">t</text:span><text:span text:style-name="_36_64">h</text:span><text:span text:style-name="_31_755">e</text:span><text:span text:style-name="_32_317">i</text:span><text:span text:style-name="_32_65">r</text:span><text:span text:style-name="_39_09"> </text:span><text:span text:style-name="_32_617">l</text:span><text:span text:style-name="_34_47">e</text:span><text:span text:style-name="_31_252">g</text:span><text:span text:style-name="_32_461">i</text:span><text:span text:style-name="_37_70">s</text:span><text:span text:style-name="_31_573">l</text:span><text:span text:style-name="_32_464">a</text:span><text:span text:style-name="_34_45">t</text:span><text:span text:style-name="_31_348">u</text:span><text:span text:style-name="_32_137">r</text:span><text:span text:style-name="_34_23">e</text:span><text:span text:style-name="_39_09"> </text:span><text:span text:style-name="_32_437">t</text:span><text:span text:style-name="_33_13">o</text:span><text:span text:style-name="_39_09"> </text:span><text:span text:style-name="_32_116">e</text:span><text:span text:style-name="_33_14">x</text:span><text:span text:style-name="_31_777">t</text:span><text:span text:style-name="_32_079">e</text:span><text:span text:style-name="_32_44">n</text:span><text:span text:style-name="_31_309">d</text:span><text:span text:style-name="_31_805"> </text:span><text:span text:style-name="_32_31">a</text:span><text:span text:style-name="_31_132">n</text:span><text:span text:style-name="_31_809"> </text:span><text:span text:style-name="_36_27">u</text:span><text:span text:style-name="_31_756">n</text:span><text:span text:style-name="_32_689">j</text:span><text:span text:style-name="_34_24">u</text:span><text:span text:style-name="_31_538">s</text:span><text:span text:style-name="_32_257">t</text:span><text:span text:style-name="_35_17">i</text:span><text:span text:style-name="_31_741">f</text:span><text:span text:style-name="_32_461">i</text:span><text:span text:style-name="_36_75">a</text:span><text:span text:style-name="_31_564">b</text:span><text:span text:style-name="_32_137">l</text:span><text:span text:style-name="_36_37">e</text:span><text:span text:style-name="_39_05"> </text:span><text:span text:style-name="_32_389">j</text:span><text:span text:style-name="_32_79">u</text:span><text:span text:style-name="_31_213">r</text:span><text:span text:style-name="_32_497">i</text:span><text:span text:style-name="_34_24">s</text:span><text:span text:style-name="_31_251">d</text:span><text:span text:style-name="_32_677">i</text:span><text:span text:style-name="_34_96">c</text:span><text:span text:style-name="_31_501">t</text:span><text:span text:style-name="_32_605">i</text:span><text:span text:style-name="_37_00">o</text:span><text:span text:style-name="_31_563">n</text:span><text:span text:style-name="_31_809"> </text:span><text:span text:style-name="_33_04">o</text:span><text:span text:style-name="_31_202">v</text:span><text:span text:style-name="_32_113">e</text:span><text:span text:style-name="_34_81">r</text:span><text:span text:style-name="_39_09"> </text:span><text:span text:style-name="_32_608">u</text:span><text:span text:style-name="_35_30">s</text:span><text:span text:style-name="_31_561">.</text:span><text:span text:style-name="_31_805"> </text:span><text:span text:style-name="_35_29">W</text:span><text:span text:style-name="_31_165">e</text:span><text:span text:style-name="_31_809"> </text:span><text:span text:style-name="_33_52">h</text:span><text:span text:style-name="_31_431">a</text:span><text:span text:style-name="_32_608">v</text:span><text:span text:style-name="_32_31">e</text:span><text:span text:style-name="_39_09"> </text:span><text:span text:style-name="_32_401">r</text:span><text:span text:style-name="_36_27">e</text:span><text:span text:style-name="_31_393">m</text:span><text:span text:style-name="_32_497">i</text:span><text:span text:style-name="_38_80">n</text:span><text:span text:style-name="_31_564">d</text:span><text:span text:style-name="_32_247">e</text:span><text:span text:style-name="_36_25">d</text:span><text:span text:style-name="_39_05"> </text:span><text:span text:style-name="_32_653">t</text:span><text:span text:style-name="_32_44">h</text:span><text:span text:style-name="_31_719">e</text:span><text:span text:style-name="_32_113">m</text:span><text:span text:style-name="_35_"> </text:span><text:span text:style-name="_31_741">o</text:span><text:span text:style-name="_32_641">f</text:span><text:span text:style-name="_35_"> </text:span><text:span text:style-name="_31_609">t</text:span><text:span text:style-name="_32_608">h</text:span><text:span text:style-name="_36_99">e</text:span><text:span text:style-name="_39_09"> </text:span><text:span text:style-name="_32_618">c</text:span><text:span text:style-name="_32_41">i</text:span><text:span text:style-name="_31_537">r</text:span><text:span text:style-name="_32_440">c</text:span><text:span text:style-name="_32_31">u</text:span><text:span text:style-name="_31_381">m</text:span><text:span text:style-name="_32_212">s</text:span><text:span text:style-name="_37_69">t</text:span><text:span text:style-name="_31_144">a</text:span><text:span text:style-name="_32_655">n</text:span><text:span text:style-name="_33_38">c</text:span><text:span text:style-name="_31_132">e</text:span><text:span text:style-name="_32_677">s</text:span><text:span text:style-name="_39_"> </text:span><text:span text:style-name="_31_345">o</text:span><text:span text:style-name="_32_605">f</text:span><text:span text:style-name="_39_"> </text:span><text:span text:style-name="_31_311">o</text:span><text:span text:style-name="_32_644">u</text:span><text:span text:style-name="_34_57">r</text:span><text:span text:style-name="_39_05"> </text:span><text:span text:style-name="_32_104">o</text:span><text:span text:style-name="_32_31">u</text:span><text:span text:style-name="_31_717">t</text:span>-<text:span text:style-name="_37_69">m</text:span><text:span text:style-name="_31_489">i</text:span><text:span text:style-name="_32_500">g</text:span><text:span text:style-name="_37_69">r</text:span><text:span text:style-name="_31_707">a</text:span><text:span text:style-name="_32_497">t</text:span><text:span text:style-name="_38_41">i</text:span><text:span text:style-name="_31_671">o</text:span><text:span text:style-name="_32_620">n</text:span><text:span text:style-name="_39_"> </text:span><text:span text:style-name="_31_324">a</text:span><text:span text:style-name="_32_151">n</text:span><text:span text:style-name="_33_37">d</text:span><text:span text:style-name="_39_05"> </text:span><text:span text:style-name="_32_320">s</text:span><text:span text:style-name="_38_79">e</text:span><text:span text:style-name="_31_249">t</text:span><text:span text:style-name="_32_617">t</text:span><text:span text:style-name="_37_69">l</text:span><text:span text:style-name="_31_240">e</text:span><text:span text:style-name="_32_065">m</text:span><text:span text:style-name="_34_95">e</text:span><text:span text:style-name="_31_717">n</text:span><text:span text:style-name="_32_137">t</text:span><text:span text:style-name="_35_"> </text:span><text:span text:style-name="_31_576">h</text:span><text:span text:style-name="_32_247">e</text:span><text:span text:style-name="_33_49">r</text:span><text:span text:style-name="_31_141">e</text:span><text:span text:style-name="_32_641">.</text:span><text:span text:style-name="_35_"> </text:span><text:span text:style-name="_31_249">W</text:span><text:span text:style-name="_32_293">e</text:span><text:span text:style-name="_35_"> </text:span><text:span text:style-name="_31_564">h</text:span><text:span text:style-name="_32_067">a</text:span><text:span text:style-name="_32_68">v</text:span><text:span text:style-name="_31_347">e</text:span><text:span text:style-name="_31_809"> </text:span><text:span text:style-name="_32_43">a</text:span><text:span text:style-name="_31_348">p</text:span><text:span text:style-name="_32_571">p</text:span><text:span text:style-name="_36_76">e</text:span><text:span text:style-name="_31_143">a</text:span><text:span text:style-name="_32_245">l</text:span><text:span text:style-name="_38_08">e</text:span><text:span text:style-name="_31_393">d</text:span><text:span text:style-name="_31_805"> </text:span><text:span text:style-name="_35_17">t</text:span><text:span text:style-name="_31_717">o</text:span><text:span text:style-name="_31_805"> </text:span><text:span text:style-name="_36_73">t</text:span><text:span text:style-name="_31_539">h</text:span><text:span text:style-name="_32_068">e</text:span><text:span text:style-name="_33_49">i</text:span><text:span text:style-name="_31_201">r</text:span><text:span text:style-name="_31_809"> </text:span><text:span text:style-name="_35_20">n</text:span><text:span text:style-name="_31_791">a</text:span><text:span text:style-name="_32_425">t</text:span><text:span text:style-name="_34_57">i</text:span><text:span text:style-name="_31_324">v</text:span><text:span text:style-name="_32_331">e</text:span><text:span text:style-name="_39_"> </text:span><text:span text:style-name="_31_309">j</text:span><text:span text:style-name="_32_656">u</text:span><text:span text:style-name="_34_94">s</text:span><text:span text:style-name="_31_609">t</text:span><text:span text:style-name="_32_617">i</text:span><text:span text:style-name="_34_60">c</text:span><text:span text:style-name="_31_347">e</text:span><text:span text:style-name="_31_809"> </text:span><text:span text:style-name="_37_11">a</text:span><text:span text:style-name="_31_780">n</text:span><text:span text:style-name="_32_497">d</text:span><text:span text:style-name="_39_"> </text:span><text:span text:style-name="_31_201">m</text:span><text:span text:style-name="_32_320">a</text:span><text:span text:style-name="_35_31">g</text:span><text:span text:style-name="_31_395">n</text:span><text:span text:style-name="_32_440">a</text:span><text:span text:style-name="_33_51">n</text:span><text:span text:style-name="_31_561">i</text:span><text:span text:style-name="_32_077">m</text:span><text:span text:style-name="_32_29">i</text:span><text:span text:style-name="_31_417">t</text:span><text:span text:style-name="_32_464">y</text:span><text:span text:style-name="_36_73">,</text:span><text:span text:style-name="_39_09"> </text:span><text:span text:style-name="_32_284">a</text:span><text:span text:style-name="_34_23">n</text:span><text:span text:style-name="_31_609">d</text:span><text:span text:style-name="_31_809"> </text:span><text:span text:style-name="_38_05">w</text:span><text:span text:style-name="_31_165">e</text:span><text:span text:style-name="_31_805"> </text:span><text:span text:style-name="_32_43">h</text:span><text:span text:style-name="_31_180">a</text:span><text:span text:style-name="_32_656">v</text:span><text:span text:style-name="_34_83">e</text:span><text:span text:style-name="_39_05"> </text:span><text:span text:style-name="_32_102">c</text:span><text:span text:style-name="_33_16">o</text:span><text:span text:style-name="_31_504">n</text:span><text:span text:style-name="_32_245">j</text:span><text:span text:style-name="_36_39">u</text:span><text:span text:style-name="_31_393">r</text:span><text:span text:style-name="_32_692">e</text:span><text:span text:style-name="_37_11">d</text:span><text:span text:style-name="_39_05"> </text:span><text:span text:style-name="_32_605">t</text:span><text:span text:style-name="_38_91">h</text:span><text:span text:style-name="_31_576">e</text:span><text:span text:style-name="_32_113">m</text:span><text:span text:style-name="_39_"> </text:span><text:span text:style-name="_31_492">b</text:span><text:span text:style-name="_32_606">y</text:span><text:span text:style-name="_35_"> </text:span><text:span text:style-name="_31_777">t</text:span><text:span text:style-name="_32_223">h</text:span><text:span text:style-name="_37_00">e</text:span><text:span text:style-name="_39_05"> </text:span><text:span text:style-name="_32_317">t</text:span><text:span text:style-name="_33_13">i</text:span><text:span text:style-name="_31_360">e</text:span><text:span text:style-name="_32_426">s</text:span><text:span text:style-name="_35_"> </text:span><text:span text:style-name="_31_237">o</text:span><text:span text:style-name="_32_641">f</text:span><text:span text:style-name="_39_"> </text:span><text:span text:style-name="_31_215">o</text:span><text:span text:style-name="_32_104">u</text:span><text:span text:style-name="_33_01">r</text:span><text:span text:style-name="_39_09"> </text:span><text:span text:style-name="_32_680">c</text:span><text:span text:style-name="_33_15">o</text:span><text:span text:style-name="_31_597">m</text:span><text:span text:style-name="_32_029">m</text:span><text:span text:style-name="_36_63">o</text:span><text:span text:style-name="_31_756">n</text:span><text:span text:style-name="_31_805"> </text:span><text:span text:style-name="_32_66">k</text:span><text:span text:style-name="_31_741">i</text:span><text:span text:style-name="_32_500">n</text:span><text:span text:style-name="_38_91">d</text:span><text:span text:style-name="_31_129">r</text:span><text:span text:style-name="_32_032">e</text:span><text:span text:style-name="_36_25">d</text:span><text:span text:style-name="_39_05"> </text:span><text:span text:style-name="_32_101">t</text:span><text:span text:style-name="_34_45">o</text:span><text:span text:style-name="_39_05"> </text:span><text:span text:style-name="_32_499">d</text:span><text:span text:style-name="_32_77">i</text:span><text:span text:style-name="_31_396">s</text:span><text:span text:style-name="_32_248">a</text:span><text:span text:style-name="_37_82">v</text:span><text:span text:style-name="_31_753">o</text:span><text:span text:style-name="_32_281">w</text:span><text:span text:style-name="_35_"> </text:span><text:span text:style-name="_31_357">t</text:span><text:span text:style-name="_32_260">h</text:span><text:span text:style-name="_34_59">e</text:span><text:span text:style-name="_31_612">s</text:span><text:span text:style-name="_32_511">e</text:span><text:span text:style-name="_39_"> </text:span><text:span text:style-name="_31_683">u</text:span><text:span text:style-name="_32_512">s</text:span><text:span text:style-name="_35_32">u</text:span><text:span text:style-name="_31_393">r</text:span><text:span text:style-name="_32_427">p</text:span><text:span text:style-name="_32_31">a</text:span><text:span text:style-name="_31_741">t</text:span><text:span text:style-name="_32_497">i</text:span><text:span text:style-name="_38_56">o</text:span><text:span text:style-name="_31_384">n</text:span><text:span text:style-name="_32_474">s</text:span><text:span text:style-name="_36_01">,</text:span><text:span text:style-name="_39_05"> </text:span><text:span text:style-name="_32_317">w</text:span><text:span text:style-name="_33_51">h</text:span><text:span text:style-name="_31_213">i</text:span><text:span text:style-name="_32_284">c</text:span><text:span text:style-name="_32_29">h</text:span><text:span text:style-name="_31_753">,</text:span><text:span text:style-name="_31_809"> </text:span><text:span text:style-name="_38_77">w</text:span><text:span text:style-name="_31_132">o</text:span><text:span text:style-name="_32_283">u</text:span><text:span text:style-name="_33_49">l</text:span><text:span text:style-name="_31_537">d</text:span><text:span text:style-name="_31_805"> </text:span><text:span text:style-name="_33_49">i</text:span><text:span text:style-name="_31_432">n</text:span><text:span text:style-name="_32_247">e</text:span><text:span text:style-name="_36_38">v</text:span><text:span text:style-name="_31_501">i</text:span><text:span text:style-name="_32_473">t</text:span><text:span text:style-name="_32_80">a</text:span><text:span text:style-name="_31_612">b</text:span><text:span text:style-name="_32_209">l</text:span><text:span text:style-name="_38_06">y</text:span><text:span text:style-name="_39_05"> </text:span><text:span text:style-name="_32_401">i</text:span><text:span text:style-name="_33_40">n</text:span><text:span text:style-name="_31_741">t</text:span><text:span text:style-name="_32_571">e</text:span><text:span text:style-name="_33_01">r</text:span><text:span text:style-name="_31_141">r</text:span><text:span text:style-name="_32_103">u</text:span><text:span text:style-name="_34_60">p</text:span><text:span text:style-name="_31_321">t</text:span><text:span text:style-name="_31_809"> </text:span><text:span text:style-name="_35_20">o</text:span><text:span text:style-name="_31_503">u</text:span><text:span text:style-name="_32_509">r</text:span><text:span text:style-name="_39_"> </text:span><text:span text:style-name="_31_790">c</text:span><text:span text:style-name="_32_116">o</text:span><text:span text:style-name="_35_20">n</text:span><text:span text:style-name="_31_683">n</text:span><text:span text:style-name="_32_403">e</text:span><text:span text:style-name="_34_60">c</text:span><text:span text:style-name="_31_669">t</text:span><text:span text:style-name="_32_389">i</text:span><text:span text:style-name="_38_43">o</text:span><text:span text:style-name="_31_348">n</text:span><text:span text:style-name="_32_077">s</text:span><text:span text:style-name="_39_"> </text:span><text:span text:style-name="_31_708">a</text:span><text:span text:style-name="_32_295">n</text:span><text:span text:style-name="_38_77">d</text:span><text:span text:style-name="_39_05"> </text:span><text:span text:style-name="_32_068">c</text:span><text:span text:style-name="_36_03">o</text:span><text:span text:style-name="_31_357">r</text:span><text:span text:style-name="_32_101">r</text:span><text:span text:style-name="_34_12">e</text:span><text:span text:style-name="_31_562">s</text:span><text:span text:style-name="_32_439">p</text:span><text:span text:style-name="_33_04">o</text:span><text:span text:style-name="_31_719">n</text:span><text:span text:style-name="_32_464">d</text:span><text:span text:style-name="_35_20">e</text:span><text:span text:style-name="_31_779">n</text:span><text:span text:style-name="_32_152">c</text:span><text:span text:style-name="_36_27">e</text:span><text:span text:style-name="_31_705">.</text:span><text:span text:style-name="_31_809"> </text:span><text:span text:style-name="_35_89">T</text:span><text:span text:style-name="_31_431">h</text:span><text:span text:style-name="_32_692">e</text:span><text:span text:style-name="_35_89">y</text:span><text:span text:style-name="_39_09"> </text:span><text:span text:style-name="_32_617">t</text:span><text:span text:style-name="_38_43">o</text:span><text:span text:style-name="_31_324">o</text:span><text:span text:style-name="_31_809"> </text:span><text:span text:style-name="_32_31">h</text:span><text:span text:style-name="_31_600">a</text:span><text:span text:style-name="_32_654">v</text:span><text:span text:style-name="_32_80">e</text:span><text:span text:style-name="_39_05"> </text:span><text:span text:style-name="_32_643">b</text:span><text:span text:style-name="_33_04">e</text:span><text:span text:style-name="_31_432">e</text:span><text:span text:style-name="_32_511">n</text:span><text:span text:style-name="_35_"> </text:span><text:span text:style-name="_31_215">d</text:span><text:span text:style-name="_32_680">e</text:span><text:span text:style-name="_35_29">a</text:span><text:span text:style-name="_31_753">f</text:span><text:span text:style-name="_31_805"> </text:span><text:span text:style-name="_32_41">t</text:span><text:span text:style-name="_31_717">o</text:span><text:span text:style-name="_31_805"> </text:span><text:span text:style-name="_37_81">t</text:span><text:span text:style-name="_31_744">h</text:span><text:span text:style-name="_32_607">e</text:span><text:span text:style-name="_35_"> </text:span><text:span text:style-name="_31_142">v</text:span><text:span text:style-name="_32_332">o</text:span><text:span text:style-name="_32_77">i</text:span><text:span text:style-name="_31_562">c</text:span><text:span text:style-name="_32_260">e</text:span><text:span text:style-name="_39_"> </text:span><text:span text:style-name="_31_777">o</text:span><text:span text:style-name="_32_077">f</text:span><text:span text:style-name="_35_"> </text:span><text:span text:style-name="_31_129">j</text:span><text:span text:style-name="_32_211">u</text:span><text:span text:style-name="_35_92">s</text:span><text:span text:style-name="_31_249">t</text:span><text:span text:style-name="_32_029">i</text:span><text:span text:style-name="_34_94">c</text:span><text:span text:style-name="_31_576">e</text:span><text:span text:style-name="_31_809"> </text:span><text:span text:style-name="_37_72">a</text:span><text:span text:style-name="_31_707">n</text:span><text:span text:style-name="_32_221">d</text:span><text:span text:style-name="_39_"> </text:span><text:span text:style-name="_31_681">o</text:span><text:span text:style-name="_32_401">f</text:span><text:span text:style-name="_35_"> </text:span><text:span text:style-name="_31_504">c</text:span><text:span text:style-name="_32_079">o</text:span><text:span text:style-name="_33_51">n</text:span><text:span text:style-name="_31_432">s</text:span><text:span text:style-name="_32_248">a</text:span><text:span text:style-name="_37_11">n</text:span><text:span text:style-name="_31_132">g</text:span><text:span text:style-name="_32_655">u</text:span><text:span text:style-name="_36_73">i</text:span><text:span text:style-name="_31_360">n</text:span><text:span text:style-name="_32_329">i</text:span><text:span text:style-name="_32_77">t</text:span><text:span text:style-name="_31_202">y</text:span><text:span text:style-name="_32_689">.</text:span><text:span text:style-name="_39_"> </text:span><text:span text:style-name="_31_345">W</text:span><text:span text:style-name="_32_677">e</text:span><text:span text:style-name="_39_"> </text:span><text:span text:style-name="_31_393">m</text:span><text:span text:style-name="_32_259">u</text:span><text:span text:style-name="_35_20">s</text:span><text:span text:style-name="_31_165">t</text:span><text:span text:style-name="_32_653">,</text:span><text:span text:style-name="_39_"> </text:span><text:span text:style-name="_31_501">t</text:span><text:span text:style-name="_32_295">h</text:span><text:span text:style-name="_32_80">e</text:span><text:span text:style-name="_31_597">r</text:span><text:span text:style-name="_32_044">e</text:span><text:span text:style-name="_34_09">f</text:span><text:span text:style-name="_31_671">o</text:span><text:span text:style-name="_32_137">r</text:span><text:span text:style-name="_33_01">e</text:span><text:span text:style-name="_31_777">,</text:span><text:span text:style-name="_31_805"> </text:span><text:span text:style-name="_34_59">a</text:span><text:span text:style-name="_31_432">c</text:span><text:span text:style-name="_32_284">q</text:span><text:span text:style-name="_36_99">u</text:span><text:span text:style-name="_31_357">i</text:span><text:span text:style-name="_32_644">e</text:span><text:span text:style-name="_37_10">s</text:span><text:span text:style-name="_31_600">c</text:span><text:span text:style-name="_32_247">e</text:span><text:span text:style-name="_35_"> </text:span><text:span text:style-name="_31_141">i</text:span><text:span text:style-name="_32_437">n</text:span><text:span text:style-name="_39_"> </text:span><text:span text:style-name="_31_537">t</text:span><text:span text:style-name="_32_476">h</text:span><text:span text:style-name="_33_03">e</text:span><text:span text:style-name="_39_05"> </text:span><text:span text:style-name="_32_620">n</text:span><text:span text:style-name="_35_19">e</text:span><text:span text:style-name="_31_418">c</text:span><text:span text:style-name="_32_656">e</text:span><text:span text:style-name="_36_28">s</text:span><text:span text:style-name="_31_598">s</text:span><text:span text:style-name="_32_437">i</text:span><text:span text:style-name="_38_89">t</text:span><text:span text:style-name="_31_789">y</text:span><text:span text:style-name="_32_677">,</text:span><text:span text:style-name="_39_"> </text:span><text:span text:style-name="_31_393">w</text:span><text:span text:style-name="_32_428">h</text:span><text:span text:style-name="_36_61">i</text:span><text:span text:style-name="_31_574">c</text:span><text:span text:style-name="_32_041">h</text:span><text:span text:style-name="_35_"> </text:span><text:span text:style-name="_31_312">d</text:span><text:span text:style-name="_32_607">e</text:span><text:span text:style-name="_37_12">n</text:span><text:span text:style-name="_31_323">o</text:span><text:span text:style-name="_32_607">u</text:span><text:span text:style-name="_33_16">n</text:span><text:span text:style-name="_31_718">c</text:span><text:span text:style-name="_32_392">e</text:span><text:span text:style-name="_36_25">s</text:span><text:span text:style-name="_39_09"> </text:span><text:span text:style-name="_32_044">o</text:span><text:span text:style-name="_38_43">u</text:span><text:span text:style-name="_31_165">r</text:span><text:span text:style-name="_31_805"> </text:span><text:span text:style-name="_33_37">S</text:span><text:span text:style-name="_31_323">e</text:span><text:span text:style-name="_32_500">p</text:span><text:span text:style-name="_36_75">a</text:span><text:span text:style-name="_31_669">r</text:span><text:span text:style-name="_32_140">a</text:span><text:span text:style-name="_38_41">t</text:span><text:span text:style-name="_31_753">i</text:span><text:span text:style-name="_32_691">o</text:span><text:span text:style-name="_36_04">n</text:span><text:span text:style-name="_31_681">,</text:span><text:span text:style-name="_31_805"> </text:span><text:span text:style-name="_36_03">a</text:span><text:span text:style-name="_31_420">n</text:span><text:span text:style-name="_32_473">d</text:span><text:span text:style-name="_35_"> </text:span><text:span text:style-name="_31_420">h</text:span><text:span text:style-name="_32_211">o</text:span><text:span text:style-name="_34_57">l</text:span><text:span text:style-name="_31_357">d</text:span><text:span text:style-name="_31_809"> </text:span><text:span text:style-name="_37_81">t</text:span><text:span text:style-name="_31_432">h</text:span><text:span text:style-name="_32_103">e</text:span><text:span text:style-name="_36_61">m</text:span><text:span text:style-name="_31_501">,</text:span><text:span text:style-name="_31_805"> </text:span><text:span text:style-name="_36_99">a</text:span><text:span text:style-name="_31_360">s</text:span><text:span text:style-name="_31_805"> </text:span><text:span text:style-name="_36_97">w</text:span><text:span text:style-name="_31_393">e</text:span><text:span text:style-name="_31_809"> </text:span><text:span text:style-name="_34_60">h</text:span><text:span text:style-name="_31_131">o</text:span><text:span text:style-name="_32_473">l</text:span><text:span text:style-name="_36_61">d</text:span><text:span text:style-name="_39_09"> </text:span><text:span text:style-name="_32_641">t</text:span><text:span text:style-name="_32_44">h</text:span><text:span text:style-name="_31_215">e</text:span><text:span text:style-name="_31_809"> </text:span><text:span text:style-name="_33_13">r</text:span><text:span text:style-name="_31_239">e</text:span><text:span text:style-name="_32_260">s</text:span><text:span text:style-name="_33_01">t</text:span><text:span text:style-name="_39_05"> </text:span><text:span text:style-name="_32_653">o</text:span><text:span text:style-name="_35_89">f</text:span><text:span text:style-name="_39_05"> </text:span><text:span text:style-name="_32_041">m</text:span><text:span text:style-name="_34_84">a</text:span><text:span text:style-name="_31_215">n</text:span><text:span text:style-name="_32_608">k</text:span><text:span text:style-name="_32_41">i</text:span><text:span text:style-name="_31_575">n</text:span><text:span text:style-name="_32_113">d</text:span><text:span text:style-name="_36_97">,</text:span><text:span text:style-name="_39_09"> </text:span><text:span text:style-name="_32_605">E</text:span><text:span text:style-name="_32_43">n</text:span><text:span text:style-name="_31_756">e</text:span><text:span text:style-name="_32_281">m</text:span><text:span text:style-name="_32_77">i</text:span><text:span text:style-name="_31_360">e</text:span><text:span text:style-name="_32_438">s</text:span><text:span text:style-name="_39_"> </text:span><text:span text:style-name="_31_489">i</text:span><text:span text:style-name="_32_641">n</text:span><text:span text:style-name="_35_"> </text:span><text:span text:style-name="_31_669">W</text:span><text:span text:style-name="_32_509">a</text:span><text:span text:style-name="_32_65">r</text:span><text:span text:style-name="_31_417">,</text:span><text:span text:style-name="_31_805"> </text:span><text:span text:style-name="_35_17">i</text:span><text:span text:style-name="_31_129">n</text:span><text:span text:style-name="_31_809"> </text:span><text:span text:style-name="_38_17">P</text:span><text:span text:style-name="_31_215">e</text:span><text:span text:style-name="_32_104">a</text:span><text:span text:style-name="_33_52">c</text:span><text:span text:style-name="_31_251">e</text:span><text:span text:style-name="_31_805"> </text:span><text:span text:style-name="_35_89">F</text:span><text:span text:style-name="_31_669">r</text:span><text:span text:style-name="_32_041">i</text:span><text:span text:style-name="_37_11">e</text:span><text:span text:style-name="_31_132">n</text:span><text:span text:style-name="_32_463">d</text:span><text:span text:style-name="_38_92">s</text:span><text:span text:style-name="_31_537">.</text:span></text:p>
      <text:p text:style-name="P1"><text:span text:style-name="_33_37">W</text:span><text:span text:style-name="_31_417">e</text:span><text:span text:style-name="_32_653">,</text:span><text:span text:style-name="_35_"> </text:span><text:span text:style-name="_31_753">t</text:span><text:span text:style-name="_32_439">h</text:span><text:span text:style-name="_35_20">e</text:span><text:span text:style-name="_31_429">r</text:span><text:span text:style-name="_32_584">e</text:span><text:span text:style-name="_38_77">f</text:span><text:span text:style-name="_31_527">o</text:span><text:span text:style-name="_32_041">r</text:span><text:span text:style-name="_38_77">e</text:span><text:span text:style-name="_31_753">,</text:span><text:span text:style-name="_31_809"> </text:span><text:span text:style-name="_34_57">t</text:span><text:span text:style-name="_31_720">h</text:span><text:span text:style-name="_32_139">e</text:span><text:span text:style-name="_35_"> </text:span><text:span text:style-name="_31_717">R</text:span><text:span text:style-name="_32_643">e</text:span><text:span text:style-name="_38_20">p</text:span><text:span text:style-name="_31_393">r</text:span><text:span text:style-name="_32_032">e</text:span><text:span text:style-name="_32_30">s</text:span><text:span text:style-name="_31_312">e</text:span><text:span text:style-name="_32_139">n</text:span><text:span text:style-name="_33_13">t</text:span><text:span text:style-name="_31_779">a</text:span><text:span text:style-name="_32_113">t</text:span><text:span text:style-name="_34_93">i</text:span><text:span text:style-name="_31_672">v</text:span><text:span text:style-name="_32_583">e</text:span><text:span text:style-name="_33_52">s</text:span><text:span text:style-name="_39_09"> </text:span><text:span text:style-name="_32_689">o</text:span><text:span text:style-name="_36_97">f</text:span><text:span text:style-name="_39_09"> </text:span><text:span text:style-name="_32_065">t</text:span><text:span text:style-name="_36_04">h</text:span><text:span text:style-name="_31_131">e</text:span><text:span text:style-name="_31_805"> </text:span><text:span text:style-name="_38_20">u</text:span><text:span text:style-name="_31_611">n</text:span><text:span text:style-name="_32_137">i</text:span><text:span text:style-name="_34_81">t</text:span><text:span text:style-name="_31_252">e</text:span><text:span text:style-name="_32_607">d</text:span><text:span text:style-name="_39_"> </text:span><text:span text:style-name="_31_537">S</text:span><text:span text:style-name="_32_029">t</text:span><text:span text:style-name="_34_24">a</text:span><text:span text:style-name="_31_573">t</text:span><text:span text:style-name="_32_223">e</text:span><text:span text:style-name="_34_57">s</text:span><text:span text:style-name="_39_09"> </text:span><text:span text:style-name="_32_581">o</text:span><text:span text:style-name="_34_93">f</text:span><text:span text:style-name="_39_05"> </text:span><text:span text:style-name="_32_137">A</text:span><text:span text:style-name="_36_73">m</text:span><text:span text:style-name="_31_791">e</text:span><text:span text:style-name="_32_041">r</text:span><text:span text:style-name="_34_57">i</text:span><text:span text:style-name="_31_684">c</text:span><text:span text:style-name="_32_425">a</text:span><text:span text:style-name="_36_25">,</text:span><text:span text:style-name="_39_05"> </text:span><text:span text:style-name="_32_581">i</text:span><text:span text:style-name="_32_77">n</text:span><text:span text:style-name="_39_09"> </text:span><text:span text:style-name="_32_389">G</text:span><text:span text:style-name="_36_39">e</text:span><text:span text:style-name="_31_252">n</text:span><text:span text:style-name="_32_512">e</text:span><text:span text:style-name="_38_17">r</text:span><text:span text:style-name="_31_311">a</text:span><text:span text:style-name="_32_329">l</text:span><text:span text:style-name="_39_"> </text:span><text:span text:style-name="_31_417">C</text:span><text:span text:style-name="_32_499">o</text:span><text:span text:style-name="_32_80">n</text:span><text:span text:style-name="_31_503">g</text:span><text:span text:style-name="_32_317">r</text:span><text:span text:style-name="_33_04">e</text:span><text:span text:style-name="_31_396">s</text:span><text:span text:style-name="_32_606">s</text:span><text:span text:style-name="_36_25">,</text:span><text:span text:style-name="_39_05"> </text:span><text:span text:style-name="_32_293">A</text:span><text:span text:style-name="_32_42">s</text:span><text:span text:style-name="_31_600">s</text:span><text:span text:style-name="_32_583">e</text:span><text:span text:style-name="_33_01">m</text:span><text:span text:style-name="_31_324">b</text:span><text:span text:style-name="_32_329">l</text:span><text:span text:style-name="_34_60">e</text:span><text:span text:style-name="_31_239">d</text:span><text:span text:style-name="_32_293">,</text:span><text:span text:style-name="_39_"> </text:span><text:span text:style-name="_31_755">a</text:span><text:span text:style-name="_32_500">p</text:span><text:span text:style-name="_37_11">p</text:span><text:span text:style-name="_31_432">e</text:span><text:span text:style-name="_32_152">a</text:span><text:span text:style-name="_37_69">l</text:span><text:span text:style-name="_31_177">i</text:span><text:span text:style-name="_32_655">n</text:span><text:span text:style-name="_36_37">g</text:span><text:span text:style-name="_39_05"> </text:span><text:span text:style-name="_32_461">t</text:span><text:span text:style-name="_38_77">o</text:span><text:span text:style-name="_39_09"> </text:span><text:span text:style-name="_32_245">t</text:span><text:span text:style-name="_32_43">h</text:span><text:span text:style-name="_31_684">e</text:span><text:span text:style-name="_31_809"> </text:span><text:span text:style-name="_34_57">S</text:span><text:span text:style-name="_31_167">u</text:span><text:span text:style-name="_32_464">p</text:span><text:span text:style-name="_36_73">r</text:span><text:span text:style-name="_31_203">e</text:span><text:span text:style-name="_32_473">m</text:span><text:span text:style-name="_32_80">e</text:span><text:span text:style-name="_39_09"> </text:span><text:span text:style-name="_32_641">J</text:span><text:span text:style-name="_38_92">u</text:span><text:span text:style-name="_31_755">d</text:span><text:span text:style-name="_32_583">g</text:span><text:span text:style-name="_32_80">e</text:span><text:span text:style-name="_39_09"> </text:span><text:span text:style-name="_32_281">o</text:span><text:span text:style-name="_33_49">f</text:span><text:span text:style-name="_39_09"> </text:span><text:span text:style-name="_32_329">t</text:span><text:span text:style-name="_32_44">h</text:span><text:span text:style-name="_31_419">e</text:span><text:span text:style-name="_31_805"> </text:span><text:span text:style-name="_36_73">w</text:span><text:span text:style-name="_31_564">o</text:span><text:span text:style-name="_32_437">r</text:span><text:span text:style-name="_34_57">l</text:span><text:span text:style-name="_31_503">d</text:span><text:span text:style-name="_31_805"> </text:span><text:span text:style-name="_32_29">f</text:span><text:span text:style-name="_31_597">o</text:span><text:span text:style-name="_32_245">r</text:span><text:span text:style-name="_39_"> </text:span><text:span text:style-name="_31_249">t</text:span><text:span text:style-name="_32_295">h</text:span><text:span text:style-name="_33_04">e</text:span><text:span text:style-name="_39_09"> </text:span><text:span text:style-name="_32_617">r</text:span><text:span text:style-name="_35_19">e</text:span><text:span text:style-name="_31_348">c</text:span><text:span text:style-name="_32_101">t</text:span><text:span text:style-name="_38_89">i</text:span><text:span text:style-name="_31_669">t</text:span><text:span text:style-name="_32_259">u</text:span><text:span text:style-name="_33_40">d</text:span><text:span text:style-name="_31_129">e</text:span><text:span text:style-name="_31_805"> </text:span><text:span text:style-name="_34_09">o</text:span><text:span text:style-name="_31_537">f</text:span><text:span text:style-name="_31_809"> </text:span><text:span text:style-name="_38_91">o</text:span><text:span text:style-name="_31_168">u</text:span><text:span text:style-name="_32_101">r</text:span><text:span text:style-name="_39_"> </text:span><text:span text:style-name="_31_609">i</text:span><text:span text:style-name="_32_115">n</text:span><text:span text:style-name="_36_97">t</text:span><text:span text:style-name="_31_744">e</text:span><text:span text:style-name="_32_643">n</text:span><text:span text:style-name="_36_97">t</text:span><text:span text:style-name="_31_753">i</text:span><text:span text:style-name="_32_656">o</text:span><text:span text:style-name="_35_92">n</text:span><text:span text:style-name="_31_718">s</text:span><text:span text:style-name="_32_317">,</text:span><text:span text:style-name="_39_"> </text:span><text:span text:style-name="_31_611">d</text:span><text:span text:style-name="_32_500">o</text:span><text:span text:style-name="_38_89">,</text:span><text:span text:style-name="_39_09"> </text:span><text:span text:style-name="_32_329">i</text:span><text:span text:style-name="_33_37">n</text:span><text:span text:style-name="_39_05"> </text:span><text:span text:style-name="_32_149">t</text:span><text:span text:style-name="_38_19">h</text:span><text:span text:style-name="_31_180">e</text:span><text:span text:style-name="_31_805"> </text:span><text:span text:style-name="_32_29">N</text:span><text:span text:style-name="_31_564">a</text:span><text:span text:style-name="_32_245">m</text:span><text:span text:style-name="_34_23">e</text:span><text:span text:style-name="_31_609">,</text:span><text:span text:style-name="_31_805"> </text:span><text:span text:style-name="_34_12">a</text:span><text:span text:style-name="_31_359">n</text:span><text:span text:style-name="_32_389">d</text:span><text:span text:style-name="_39_"> </text:span><text:span text:style-name="_31_564">b</text:span><text:span text:style-name="_32_210">y</text:span><text:span text:style-name="_35_"> </text:span><text:span text:style-name="_31_381">A</text:span><text:span text:style-name="_32_068">u</text:span><text:span text:style-name="_32_41">t</text:span><text:span text:style-name="_31_671">h</text:span><text:span text:style-name="_32_151">o</text:span><text:span text:style-name="_38_89">r</text:span><text:span text:style-name="_31_525">i</text:span><text:span text:style-name="_32_113">t</text:span><text:span text:style-name="_38_92">y</text:span><text:span text:style-name="_39_05"> </text:span><text:span text:style-name="_32_257">o</text:span><text:span text:style-name="_36_37">f</text:span><text:span text:style-name="_39_09"> </text:span><text:span text:style-name="_32_281">t</text:span><text:span text:style-name="_38_80">h</text:span><text:span text:style-name="_31_791">e</text:span><text:span text:style-name="_31_809"> </text:span><text:span text:style-name="_36_04">g</text:span><text:span text:style-name="_31_431">o</text:span><text:span text:style-name="_32_331">o</text:span><text:span text:style-name="_36_28">d</text:span><text:span text:style-name="_39_09"> </text:span><text:span text:style-name="_32_101">P</text:span><text:span text:style-name="_34_96">e</text:span><text:span text:style-name="_31_575">o</text:span><text:span text:style-name="_32_655">p</text:span><text:span text:style-name="_34_93">l</text:span><text:span text:style-name="_31_720">e</text:span><text:span text:style-name="_31_805"> </text:span><text:span text:style-name="_32_41">o</text:span><text:span text:style-name="_31_489">f</text:span><text:span text:style-name="_31_805"> </text:span><text:span text:style-name="_32_65">t</text:span><text:span text:style-name="_31_312">h</text:span><text:span text:style-name="_32_259">e</text:span><text:span text:style-name="_34_84">s</text:span><text:span text:style-name="_31_611">e</text:span><text:span text:style-name="_31_805"> </text:span><text:span text:style-name="_34_09">C</text:span><text:span text:style-name="_31_756">o</text:span><text:span text:style-name="_32_029">l</text:span><text:span text:style-name="_33_15">o</text:span><text:span text:style-name="_31_672">n</text:span><text:span text:style-name="_32_497">i</text:span><text:span text:style-name="_38_07">e</text:span><text:span text:style-name="_31_609">s</text:span><text:span text:style-name="_32_101">,</text:span><text:span text:style-name="_39_"> </text:span><text:span text:style-name="_31_600">s</text:span><text:span text:style-name="_32_583">o</text:span><text:span text:style-name="_38_41">l</text:span><text:span text:style-name="_31_504">e</text:span><text:span text:style-name="_32_101">m</text:span><text:span text:style-name="_38_91">n</text:span><text:span text:style-name="_31_357">l</text:span><text:span text:style-name="_32_149">y</text:span><text:span text:style-name="_35_"> </text:span><text:span text:style-name="_31_708">p</text:span><text:span text:style-name="_32_403">u</text:span><text:span text:style-name="_36_75">b</text:span><text:span text:style-name="_31_573">l</text:span><text:span text:style-name="_32_041">i</text:span><text:span text:style-name="_35_92">s</text:span><text:span text:style-name="_31_537">h</text:span><text:span text:style-name="_31_805"> </text:span><text:span text:style-name="_38_43">a</text:span><text:span text:style-name="_31_504">n</text:span><text:span text:style-name="_32_245">d</text:span><text:span text:style-name="_35_"> </text:span><text:span text:style-name="_31_539">d</text:span><text:span text:style-name="_32_692">e</text:span><text:span text:style-name="_38_92">c</text:span><text:span text:style-name="_31_717">l</text:span><text:span text:style-name="_32_439">a</text:span><text:span text:style-name="_33_37">r</text:span><text:span text:style-name="_31_321">e</text:span><text:span text:style-name="_32_689">,</text:span><text:span text:style-name="_39_"> </text:span><text:span text:style-name="_31_309">T</text:span><text:span text:style-name="_32_439">h</text:span><text:span text:style-name="_38_44">a</text:span><text:span text:style-name="_31_393">t</text:span><text:span text:style-name="_31_809"> </text:span><text:span text:style-name="_35_89">t</text:span><text:span text:style-name="_31_780">h</text:span><text:span text:style-name="_32_223">e</text:span><text:span text:style-name="_34_94">s</text:span><text:span text:style-name="_31_492">e</text:span><text:span text:style-name="_31_805"> </text:span><text:span text:style-name="_37_81">U</text:span><text:span text:style-name="_31_528">n</text:span><text:span text:style-name="_32_077">i</text:span><text:span text:style-name="_34_93">t</text:span><text:span text:style-name="_31_527">e</text:span><text:span text:style-name="_32_401">d</text:span><text:span text:style-name="_39_"> </text:span><text:span text:style-name="_31_129">C</text:span><text:span text:style-name="_32_500">o</text:span><text:span text:style-name="_38_05">l</text:span><text:span text:style-name="_31_203">o</text:span><text:span text:style-name="_32_043">n</text:span><text:span text:style-name="_36_01">i</text:span><text:span text:style-name="_31_708">e</text:span><text:span text:style-name="_32_077">s</text:span><text:span text:style-name="_39_"> </text:span><text:span text:style-name="_31_312">a</text:span><text:span text:style-name="_32_437">r</text:span><text:span text:style-name="_37_83">e</text:span><text:span text:style-name="_31_309">,</text:span><text:span text:style-name="_31_809"> </text:span><text:span text:style-name="_36_63">a</text:span><text:span text:style-name="_31_360">n</text:span><text:span text:style-name="_32_581">d</text:span><text:span text:style-name="_39_"> </text:span><text:span text:style-name="_31_357">o</text:span><text:span text:style-name="_32_437">f</text:span><text:span text:style-name="_39_"> </text:span><text:span text:style-name="_31_609">R</text:span><text:span text:style-name="_32_497">i</text:span><text:span text:style-name="_34_47">g</text:span><text:span text:style-name="_31_420">h</text:span><text:span text:style-name="_32_293">t</text:span><text:span text:style-name="_35_"> </text:span><text:span text:style-name="_31_671">o</text:span><text:span text:style-name="_32_584">u</text:span><text:span text:style-name="_35_32">g</text:span><text:span text:style-name="_31_239">h</text:span><text:span text:style-name="_32_401">t</text:span><text:span text:style-name="_35_"> </text:span><text:span text:style-name="_31_537">t</text:span><text:span text:style-name="_32_653">o</text:span><text:span text:style-name="_39_"> </text:span><text:span text:style-name="_31_323">b</text:span><text:span text:style-name="_32_224">e</text:span><text:span text:style-name="_39_"> </text:span><text:span text:style-name="_31_213">F</text:span><text:span text:style-name="_32_437">r</text:span><text:span text:style-name="_32_79">e</text:span><text:span text:style-name="_31_684">e</text:span><text:span text:style-name="_31_809"> </text:span><text:span text:style-name="_33_40">a</text:span><text:span text:style-name="_31_575">n</text:span><text:span text:style-name="_32_077">d</text:span><text:span text:style-name="_39_"> </text:span><text:span text:style-name="_31_393">I</text:span><text:span text:style-name="_32_211">n</text:span><text:span text:style-name="_32_32">d</text:span><text:span text:style-name="_31_684">e</text:span><text:span text:style-name="_32_139">p</text:span><text:span text:style-name="_36_04">e</text:span><text:span text:style-name="_31_431">n</text:span><text:span text:style-name="_32_283">d</text:span><text:span text:style-name="_34_48">e</text:span><text:span text:style-name="_31_213">n</text:span><text:span text:style-name="_32_677">t</text:span><text:span text:style-name="_39_"> </text:span><text:span text:style-name="_31_429">S</text:span><text:span text:style-name="_32_317">t</text:span><text:span text:style-name="_36_75">a</text:span><text:span text:style-name="_31_537">t</text:span><text:span text:style-name="_32_428">e</text:span><text:span text:style-name="_34_57">s</text:span><text:span text:style-name="_31_381">;</text:span><text:span text:style-name="_31_805"> </text:span><text:span text:style-name="_37_69">t</text:span><text:span text:style-name="_31_707">h</text:span><text:span text:style-name="_32_584">a</text:span><text:span text:style-name="_37_09">t</text:span><text:span text:style-name="_39_05"> </text:span><text:span text:style-name="_32_149">t</text:span><text:span text:style-name="_36_99">h</text:span><text:span text:style-name="_31_744">e</text:span><text:span text:style-name="_32_329">y</text:span><text:span text:style-name="_35_"> </text:span><text:span text:style-name="_31_707">a</text:span><text:span text:style-name="_32_317">r</text:span><text:span text:style-name="_35_92">e</text:span><text:span text:style-name="_39_05"> </text:span><text:span text:style-name="_32_461">A</text:span><text:span text:style-name="_35_92">b</text:span><text:span text:style-name="_31_166">s</text:span><text:span text:style-name="_32_140">o</text:span><text:span text:style-name="_36_01">l</text:span><text:span text:style-name="_31_742">v</text:span><text:span text:style-name="_32_259">e</text:span><text:span text:style-name="_34_96">d</text:span><text:span text:style-name="_39_09"> </text:span><text:span text:style-name="_32_101">f</text:span><text:span text:style-name="_35_17">r</text:span><text:span text:style-name="_31_609">o</text:span><text:span text:style-name="_32_617">m</text:span><text:span text:style-name="_35_"> </text:span><text:span text:style-name="_31_561">a</text:span><text:span text:style-name="_32_401">l</text:span><text:span text:style-name="_37_81">l</text:span><text:span text:style-name="_39_05"> </text:span><text:span text:style-name="_32_497">A</text:span><text:span text:style-name="_34_09">l</text:span><text:span text:style-name="_31_165">l</text:span><text:span text:style-name="_32_428">e</text:span><text:span text:style-name="_37_71">g</text:span><text:span text:style-name="_31_393">i</text:span><text:span text:style-name="_32_620">a</text:span><text:span text:style-name="_32_67">n</text:span><text:span text:style-name="_31_384">c</text:span><text:span text:style-name="_32_643">e</text:span><text:span text:style-name="_35_"> </text:span><text:span text:style-name="_31_501">t</text:span><text:span text:style-name="_32_581">o</text:span><text:span text:style-name="_35_"> </text:span><text:span text:style-name="_31_357">t</text:span><text:span text:style-name="_32_259">h</text:span><text:span text:style-name="_35_20">e</text:span><text:span text:style-name="_39_05"> </text:span><text:span text:style-name="_32_569">B</text:span><text:span text:style-name="_36_73">r</text:span><text:span text:style-name="_31_141">i</text:span><text:span text:style-name="_32_497">t</text:span><text:span text:style-name="_34_45">i</text:span><text:span text:style-name="_31_574">s</text:span><text:span text:style-name="_32_476">h</text:span><text:span text:style-name="_39_"> </text:span><text:span text:style-name="_31_741">C</text:span><text:span text:style-name="_32_065">r</text:span><text:span text:style-name="_36_03">o</text:span><text:span text:style-name="_31_213">w</text:span><text:span text:style-name="_32_068">n</text:span><text:span text:style-name="_38_05">,</text:span><text:span text:style-name="_39_05"> </text:span><text:span text:style-name="_32_619">a</text:span><text:span text:style-name="_38_44">n</text:span><text:span text:style-name="_31_393">d</text:span><text:span text:style-name="_31_809"> </text:span><text:span text:style-name="_33_13">t</text:span><text:span text:style-name="_31_503">h</text:span><text:span text:style-name="_32_644">a</text:span><text:span text:style-name="_34_21">t</text:span><text:span text:style-name="_39_09"> </text:span><text:span text:style-name="_32_293">a</text:span><text:span text:style-name="_34_21">l</text:span><text:span text:style-name="_31_789">l</text:span><text:span text:style-name="_31_809"> </text:span><text:span text:style-name="_35_31">p</text:span><text:span text:style-name="_31_672">o</text:span><text:span text:style-name="_32_101">l</text:span><text:span text:style-name="_36_01">i</text:span><text:span text:style-name="_31_345">t</text:span><text:span text:style-name="_32_401">i</text:span><text:span text:style-name="_34_22">c</text:span><text:span text:style-name="_31_420">a</text:span><text:span text:style-name="_32_281">l</text:span><text:span text:style-name="_35_"> </text:span><text:span text:style-name="_31_420">c</text:span><text:span text:style-name="_32_067">o</text:span><text:span text:style-name="_34_83">n</text:span><text:span text:style-name="_31_756">n</text:span><text:span text:style-name="_32_584">e</text:span><text:span text:style-name="_34_10">c</text:span><text:span text:style-name="_31_669">t</text:span><text:span text:style-name="_32_473">i</text:span><text:span text:style-name="_34_47">o</text:span><text:span text:style-name="_31_144">n</text:span><text:span text:style-name="_31_805"> </text:span><text:span text:style-name="_33_40">b</text:span><text:span text:style-name="_31_599">e</text:span><text:span text:style-name="_32_437">t</text:span><text:span text:style-name="_37_81">w</text:span><text:span text:style-name="_31_311">e</text:span><text:span text:style-name="_32_572">e</text:span><text:span text:style-name="_32_41">n</text:span><text:span text:style-name="_39_05"> </text:span><text:span text:style-name="_32_425">t</text:span><text:span text:style-name="_36_75">h</text:span><text:span text:style-name="_31_312">e</text:span><text:span text:style-name="_32_329">m</text:span><text:span text:style-name="_39_"> </text:span><text:span text:style-name="_31_180">a</text:span><text:span text:style-name="_32_067">n</text:span><text:span text:style-name="_36_01">d</text:span><text:span text:style-name="_39_09"> </text:span><text:span text:style-name="_32_029">t</text:span><text:span text:style-name="_35_91">h</text:span><text:span text:style-name="_31_756">e</text:span><text:span text:style-name="_31_809"> </text:span><text:span text:style-name="_36_37">S</text:span><text:span text:style-name="_31_489">t</text:span><text:span text:style-name="_32_512">a</text:span><text:span text:style-name="_37_09">t</text:span><text:span text:style-name="_31_779">e</text:span><text:span text:style-name="_31_805"> </text:span><text:span text:style-name="_33_49">o</text:span><text:span text:style-name="_31_489">f</text:span><text:span text:style-name="_31_809"> </text:span><text:span text:style-name="_37_09">G</text:span><text:span text:style-name="_31_597">r</text:span><text:span text:style-name="_32_679">e</text:span><text:span text:style-name="_34_12">a</text:span><text:span text:style-name="_31_309">t</text:span><text:span text:style-name="_31_809"> </text:span><text:span text:style-name="_34_81">B</text:span><text:span text:style-name="_31_213">r</text:span><text:span text:style-name="_32_425">i</text:span><text:span text:style-name="_34_45">t</text:span><text:span text:style-name="_31_396">a</text:span><text:span text:style-name="_32_281">i</text:span><text:span text:style-name="_38_79">n</text:span><text:span text:style-name="_31_525">,</text:span><text:span text:style-name="_31_805"> </text:span><text:span text:style-name="_34_21">i</text:span><text:span text:style-name="_31_321">s</text:span><text:span text:style-name="_31_805"> </text:span><text:span text:style-name="_35_92">a</text:span><text:span text:style-name="_31_539">n</text:span><text:span text:style-name="_32_329">d</text:span><text:span text:style-name="_39_"> </text:span><text:span text:style-name="_31_239">o</text:span><text:span text:style-name="_32_080">u</text:span><text:span text:style-name="_35_32">g</text:span><text:span text:style-name="_31_671">h</text:span><text:span text:style-name="_32_569">t</text:span><text:span text:style-name="_39_"> </text:span><text:span text:style-name="_31_237">t</text:span><text:span text:style-name="_32_581">o</text:span><text:span text:style-name="_35_"> </text:span><text:span text:style-name="_31_383">b</text:span><text:span text:style-name="_32_680">e</text:span><text:span text:style-name="_35_"> </text:span><text:span text:style-name="_31_249">t</text:span><text:span text:style-name="_32_319">o</text:span><text:span text:style-name="_34_09">t</text:span><text:span text:style-name="_31_432">a</text:span><text:span text:style-name="_32_101">l</text:span><text:span text:style-name="_32_29">l</text:span><text:span text:style-name="_31_681">y</text:span><text:span text:style-name="_31_805"> </text:span><text:span text:style-name="_34_84">d</text:span><text:span text:style-name="_31_717">i</text:span><text:span text:style-name="_32_258">s</text:span><text:span text:style-name="_35_90">s</text:span><text:span text:style-name="_31_432">o</text:span><text:span text:style-name="_32_065">l</text:span><text:span text:style-name="_35_90">v</text:span><text:span text:style-name="_31_504">e</text:span><text:span text:style-name="_32_605">d</text:span><text:span text:style-name="_33_49">;</text:span><text:span text:style-name="_39_05"> </text:span><text:span text:style-name="_32_404">a</text:span><text:span text:style-name="_38_43">n</text:span><text:span text:style-name="_31_345">d</text:span><text:span text:style-name="_31_809"> </text:span><text:span text:style-name="_36_37">t</text:span><text:span text:style-name="_31_168">h</text:span><text:span text:style-name="_32_283">a</text:span><text:span text:style-name="_38_05">t</text:span><text:span text:style-name="_39_09"> </text:span><text:span text:style-name="_32_223">a</text:span><text:span text:style-name="_37_00">s</text:span><text:span text:style-name="_39_09"> </text:span><text:span text:style-name="_32_137">F</text:span><text:span text:style-name="_35_17">r</text:span><text:span text:style-name="_31_791">e</text:span><text:span text:style-name="_32_284">e</text:span><text:span text:style-name="_39_"> </text:span><text:span text:style-name="_31_131">a</text:span><text:span text:style-name="_32_500">n</text:span><text:span text:style-name="_34_21">d</text:span><text:span text:style-name="_39_09"> </text:span><text:span text:style-name="_32_077">I</text:span><text:span text:style-name="_36_03">n</text:span><text:span text:style-name="_31_672">d</text:span><text:span text:style-name="_32_691">e</text:span><text:span text:style-name="_37_72">p</text:span><text:span text:style-name="_31_383">e</text:span><text:span text:style-name="_32_260">n</text:span><text:span text:style-name="_35_19">d</text:span><text:span text:style-name="_31_240">e</text:span><text:span text:style-name="_32_221">n</text:span><text:span text:style-name="_33_37">t</text:span><text:span text:style-name="_39_09"> </text:span><text:span text:style-name="_32_029">S</text:span><text:span text:style-name="_32_41">t</text:span><text:span text:style-name="_31_144">a</text:span><text:span text:style-name="_32_065">t</text:span><text:span text:style-name="_38_55">e</text:span><text:span text:style-name="_31_249">s</text:span><text:span text:style-name="_32_101">,</text:span><text:span text:style-name="_39_"> </text:span><text:span text:style-name="_31_237">t</text:span><text:span text:style-name="_32_259">h</text:span><text:span text:style-name="_33_40">e</text:span><text:span text:style-name="_31_393">y</text:span><text:span text:style-name="_31_809"> </text:span><text:span text:style-name="_36_03">h</text:span><text:span text:style-name="_31_780">a</text:span><text:span text:style-name="_32_138">v</text:span><text:span text:style-name="_32_80">e</text:span><text:span text:style-name="_39_09"> </text:span><text:span text:style-name="_32_509">f</text:span><text:span text:style-name="_34_81">u</text:span><text:span text:style-name="_31_717">l</text:span><text:span text:style-name="_32_113">l</text:span><text:span text:style-name="_35_"> </text:span><text:span text:style-name="_31_249">P</text:span><text:span text:style-name="_32_031">o</text:span><text:span text:style-name="_34_81">w</text:span><text:span text:style-name="_31_744">e</text:span><text:span text:style-name="_32_509">r</text:span><text:span text:style-name="_39_"> </text:span><text:span text:style-name="_31_777">t</text:span><text:span text:style-name="_32_077">o</text:span><text:span text:style-name="_35_"> </text:span><text:span text:style-name="_31_741">l</text:span><text:span text:style-name="_32_439">e</text:span><text:span text:style-name="_33_52">v</text:span><text:span text:style-name="_31_429">y</text:span><text:span text:style-name="_31_809"> </text:span><text:span text:style-name="_32_77">W</text:span><text:span text:style-name="_31_165">a</text:span><text:span text:style-name="_32_389">r</text:span><text:span text:style-name="_33_49">,</text:span><text:span text:style-name="_39_05"> </text:span><text:span text:style-name="_32_620">c</text:span><text:span text:style-name="_38_91">o</text:span><text:span text:style-name="_31_132">n</text:span><text:span text:style-name="_32_690">c</text:span><text:span text:style-name="_36_01">l</text:span><text:span text:style-name="_31_576">u</text:span><text:span text:style-name="_32_427">d</text:span><text:span text:style-name="_34_93">e</text:span><text:span text:style-name="_39_05"> </text:span><text:span text:style-name="_32_065">P</text:span><text:span text:style-name="_33_15">e</text:span><text:span text:style-name="_31_744">a</text:span><text:span text:style-name="_32_498">c</text:span><text:span text:style-name="_35_20">e</text:span><text:span text:style-name="_31_573">,</text:span><text:span text:style-name="_31_805"> </text:span><text:span text:style-name="_38_44">c</text:span><text:span text:style-name="_31_707">o</text:span><text:span text:style-name="_32_296">n</text:span><text:span text:style-name="_34_21">t</text:span><text:span text:style-name="_31_753">r</text:span><text:span text:style-name="_32_247">a</text:span><text:span text:style-name="_37_81">c</text:span><text:span text:style-name="_31_165">t</text:span><text:span text:style-name="_31_805"> </text:span><text:span text:style-name="_32_41">A</text:span><text:span text:style-name="_31_777">l</text:span><text:span text:style-name="_32_425">l</text:span><text:span text:style-name="_35_29">i</text:span><text:span text:style-name="_31_527">a</text:span><text:span text:style-name="_32_620">n</text:span><text:span text:style-name="_36_64">c</text:span><text:span text:style-name="_31_347">e</text:span><text:span text:style-name="_32_041">s</text:span><text:span text:style-name="_38_05">,</text:span><text:span text:style-name="_39_05"> </text:span><text:span text:style-name="_32_032">e</text:span><text:span text:style-name="_36_38">s</text:span><text:span text:style-name="_31_393">t</text:span><text:span text:style-name="_32_044">a</text:span><text:span text:style-name="_36_39">b</text:span><text:span text:style-name="_31_249">l</text:span><text:span text:style-name="_32_077">i</text:span><text:span text:style-name="_34_48">s</text:span><text:span text:style-name="_31_419">h</text:span><text:span text:style-name="_31_809"> </text:span><text:span text:style-name="_37_81">C</text:span><text:span text:style-name="_31_360">o</text:span><text:span text:style-name="_32_641">m</text:span><text:span text:style-name="_37_09">m</text:span><text:span text:style-name="_31_347">e</text:span><text:span text:style-name="_32_137">r</text:span><text:span text:style-name="_38_56">c</text:span><text:span text:style-name="_31_203">e</text:span><text:span text:style-name="_32_653">,</text:span><text:span text:style-name="_39_"> </text:span><text:span text:style-name="_31_779">a</text:span><text:span text:style-name="_32_656">n</text:span><text:span text:style-name="_37_09">d</text:span><text:span text:style-name="_39_05"> </text:span><text:span text:style-name="_32_497">t</text:span><text:span text:style-name="_34_93">o</text:span><text:span text:style-name="_39_09"> </text:span><text:span text:style-name="_32_691">d</text:span><text:span text:style-name="_36_28">o</text:span><text:span text:style-name="_39_09"> </text:span><text:span text:style-name="_32_317">a</text:span><text:span text:style-name="_37_69">l</text:span><text:span text:style-name="_31_381">l</text:span><text:span text:style-name="_31_805"> </text:span><text:span text:style-name="_35_32">o</text:span><text:span text:style-name="_31_321">t</text:span><text:span text:style-name="_32_331">h</text:span><text:span text:style-name="_37_09">e</text:span><text:span text:style-name="_31_597">r</text:span><text:span text:style-name="_31_805"> </text:span><text:span text:style-name="_35_29">A</text:span><text:span text:style-name="_31_216">c</text:span><text:span text:style-name="_32_569">t</text:span><text:span text:style-name="_35_30">s</text:span><text:span text:style-name="_39_09"> </text:span><text:span text:style-name="_32_680">a</text:span><text:span text:style-name="_33_15">n</text:span><text:span text:style-name="_31_717">d</text:span><text:span text:style-name="_31_809"> </text:span><text:span text:style-name="_35_29">T</text:span><text:span text:style-name="_31_144">h</text:span><text:span text:style-name="_32_113">i</text:span><text:span text:style-name="_36_99">n</text:span><text:span text:style-name="_31_504">g</text:span><text:span text:style-name="_32_678">s</text:span><text:span text:style-name="_39_"> </text:span><text:span text:style-name="_31_165">w</text:span><text:span text:style-name="_32_572">h</text:span><text:span text:style-name="_37_09">i</text:span><text:span text:style-name="_31_166">c</text:span><text:span text:style-name="_32_581">h</text:span><text:span text:style-name="_35_"> </text:span><text:span text:style-name="_31_525">I</text:span><text:span text:style-name="_32_440">n</text:span><text:span text:style-name="_36_03">d</text:span><text:span text:style-name="_31_323">e</text:span><text:span text:style-name="_32_500">p</text:span><text:span text:style-name="_32_43">e</text:span><text:span text:style-name="_31_132">n</text:span><text:span text:style-name="_32_223">d</text:span><text:span text:style-name="_32_32">e</text:span><text:span text:style-name="_31_393">n</text:span><text:span text:style-name="_32_653">t</text:span><text:span text:style-name="_35_"> </text:span><text:span text:style-name="_31_381">S</text:span><text:span text:style-name="_32_641">t</text:span><text:span text:style-name="_38_19">a</text:span><text:span text:style-name="_31_321">t</text:span><text:span text:style-name="_32_692">e</text:span><text:span text:style-name="_38_05">s</text:span><text:span text:style-name="_39_05"> </text:span><text:span text:style-name="_32_029">m</text:span><text:span text:style-name="_36_40">a</text:span><text:span text:style-name="_31_358">y</text:span><text:span text:style-name="_31_809"> </text:span><text:span text:style-name="_37_81">o</text:span><text:span text:style-name="_31_201">f</text:span><text:span text:style-name="_31_805"> </text:span><text:span text:style-name="_32_77">r</text:span><text:span text:style-name="_31_777">i</text:span><text:span text:style-name="_32_104">g</text:span><text:span text:style-name="_37_83">h</text:span><text:span text:style-name="_31_681">t</text:span><text:span text:style-name="_31_805"> </text:span><text:span text:style-name="_34_95">d</text:span><text:span text:style-name="_31_672">o</text:span><text:span text:style-name="_32_041">.</text:span><text:span text:style-name="_39_"> </text:span><text:span text:style-name="_31_129">A</text:span><text:span text:style-name="_32_068">n</text:span><text:span text:style-name="_33_15">d</text:span><text:span text:style-name="_39_05"> </text:span><text:span text:style-name="_32_221">f</text:span><text:span text:style-name="_36_61">o</text:span><text:span text:style-name="_31_525">r</text:span><text:span text:style-name="_31_805"> </text:span><text:span text:style-name="_38_41">t</text:span><text:span text:style-name="_31_132">h</text:span><text:span text:style-name="_32_103">e</text:span><text:span text:style-name="_35_"> </text:span><text:span text:style-name="_31_360">s</text:span><text:span text:style-name="_32_115">u</text:span><text:span text:style-name="_32_31">p</text:span><text:span text:style-name="_31_504">p</text:span><text:span text:style-name="_32_509">o</text:span><text:span text:style-name="_37_69">r</text:span><text:span text:style-name="_31_201">t</text:span><text:span text:style-name="_31_805"> </text:span><text:span text:style-name="_35_89">o</text:span><text:span text:style-name="_31_573">f</text:span><text:span text:style-name="_31_809"> </text:span><text:span text:style-name="_34_57">t</text:span><text:span text:style-name="_31_780">h</text:span><text:span text:style-name="_32_137">i</text:span><text:span text:style-name="_34_94">s</text:span><text:span text:style-name="_39_05"> </text:span><text:span text:style-name="_32_653">D</text:span><text:span text:style-name="_36_76">e</text:span><text:span text:style-name="_31_706">c</text:span><text:span text:style-name="_32_329">l</text:span><text:span text:style-name="_36_04">a</text:span><text:span text:style-name="_31_309">r</text:span><text:span text:style-name="_32_391">a</text:span><text:span text:style-name="_33_13">t</text:span><text:span text:style-name="_31_201">i</text:span><text:span text:style-name="_32_619">o</text:span><text:span text:style-name="_37_84">n</text:span><text:span text:style-name="_31_393">,</text:span><text:span text:style-name="_31_805"> </text:span><text:span text:style-name="_38_89">w</text:span><text:span text:style-name="_31_609">i</text:span><text:span text:style-name="_32_461">t</text:span><text:span text:style-name="_34_93">h</text:span><text:span text:style-name="_39_05"> </text:span><text:span text:style-name="_32_473">a</text:span><text:span text:style-name="_35_"> </text:span><text:span text:style-name="_31_345">f</text:span><text:span text:style-name="_32_461">i</text:span><text:span text:style-name="_33_49">r</text:span><text:span text:style-name="_31_417">m</text:span><text:span text:style-name="_31_805"> </text:span><text:span text:style-name="_35_89">r</text:span><text:span text:style-name="_31_779">e</text:span><text:span text:style-name="_32_677">l</text:span><text:span text:style-name="_34_81">i</text:span><text:span text:style-name="_31_528">a</text:span><text:span text:style-name="_32_224">n</text:span><text:span text:style-name="_34_58">c</text:span><text:span text:style-name="_31_309">e</text:span><text:span text:style-name="_31_805"> </text:span><text:span text:style-name="_32_43">o</text:span><text:span text:style-name="_31_360">n</text:span><text:span text:style-name="_31_809"> </text:span><text:span text:style-name="_33_49">t</text:span><text:span text:style-name="_31_347">h</text:span><text:span text:style-name="_32_500">e</text:span><text:span text:style-name="_39_"> </text:span><text:span text:style-name="_31_611">p</text:span><text:span text:style-name="_32_461">r</text:span><text:span text:style-name="_34_60">o</text:span><text:span text:style-name="_31_741">t</text:span><text:span text:style-name="_32_032">e</text:span><text:span text:style-name="_36_98">c</text:span><text:span text:style-name="_31_237">t</text:span><text:span text:style-name="_32_473">i</text:span><text:span text:style-name="_33_03">o</text:span><text:span text:style-name="_31_672">n</text:span><text:span text:style-name="_31_805"> </text:span><text:span text:style-name="_37_81">o</text:span><text:span text:style-name="_31_237">f</text:span><text:span text:style-name="_31_805"> </text:span><text:span text:style-name="_32_31">d</text:span><text:span text:style-name="_31_345">i</text:span><text:span text:style-name="_32_104">v</text:span><text:span text:style-name="_36_01">i</text:span><text:span text:style-name="_31_683">n</text:span><text:span text:style-name="_32_332">e</text:span><text:span text:style-name="_39_"> </text:span><text:span text:style-name="_31_213">P</text:span><text:span text:style-name="_32_029">r</text:span><text:span text:style-name="_34_12">o</text:span><text:span text:style-name="_31_166">v</text:span><text:span text:style-name="_32_569">i</text:span><text:span text:style-name="_33_16">d</text:span><text:span text:style-name="_31_167">e</text:span><text:span text:style-name="_32_656">n</text:span><text:span text:style-name="_36_62">c</text:span><text:span text:style-name="_31_501">e</text:span><text:span text:style-name="_32_101">,</text:span><text:span text:style-name="_39_"> </text:span><text:span text:style-name="_31_573">w</text:span><text:span text:style-name="_32_113">e</text:span><text:span text:style-name="_39_"> </text:span><text:span text:style-name="_31_537">m</text:span><text:span text:style-name="_32_643">u</text:span><text:span text:style-name="_37_81">t</text:span><text:span text:style-name="_31_240">u</text:span><text:span text:style-name="_32_476">a</text:span><text:span text:style-name="_36_61">l</text:span><text:span text:style-name="_31_249">l</text:span><text:span text:style-name="_32_066">y</text:span><text:span text:style-name="_39_"> </text:span><text:span text:style-name="_31_743">p</text:span><text:span text:style-name="_32_029">l</text:span><text:span text:style-name="_36_40">e</text:span><text:span text:style-name="_31_612">d</text:span><text:span text:style-name="_32_103">g</text:span><text:span text:style-name="_38_77">e</text:span><text:span text:style-name="_39_09"> </text:span><text:span text:style-name="_32_509">t</text:span><text:span text:style-name="_35_29">o</text:span><text:span text:style-name="_39_09"> </text:span><text:span text:style-name="_32_464">e</text:span><text:span text:style-name="_32_43">a</text:span><text:span text:style-name="_31_742">c</text:span><text:span text:style-name="_32_296">h</text:span><text:span text:style-name="_39_"> </text:span><text:span text:style-name="_31_683">o</text:span><text:span text:style-name="_32_029">t</text:span><text:span text:style-name="_34_24">h</text:span><text:span text:style-name="_31_417">e</text:span><text:span text:style-name="_32_293">r</text:span><text:span text:style-name="_35_"> </text:span><text:span text:style-name="_31_132">o</text:span><text:span text:style-name="_32_151">u</text:span><text:span text:style-name="_35_29">r</text:span><text:span text:style-name="_39_05"> </text:span><text:span text:style-name="_32_569">L</text:span><text:span text:style-name="_38_17">i</text:span><text:span text:style-name="_31_216">v</text:span><text:span text:style-name="_32_295">e</text:span><text:span text:style-name="_37_09">s</text:span><text:span text:style-name="_31_717">,</text:span><text:span text:style-name="_31_805"> </text:span><text:span text:style-name="_33_39">o</text:span><text:span text:style-name="_31_204">u</text:span><text:span text:style-name="_32_221">r</text:span><text:span text:style-name="_35_"> </text:span><text:span text:style-name="_31_501">F</text:span><text:span text:style-name="_32_691">o</text:span><text:span text:style-name="_37_69">r</text:span><text:span text:style-name="_31_237">t</text:span><text:span text:style-name="_32_608">u</text:span><text:span text:style-name="_35_92">n</text:span><text:span text:style-name="_31_527">e</text:span><text:span text:style-name="_32_149">s</text:span><text:span text:style-name="_39_"> </text:span><text:span text:style-name="_31_503">a</text:span><text:span text:style-name="_32_332">n</text:span><text:span text:style-name="_38_41">d</text:span><text:span text:style-name="_39_09"> </text:span><text:span text:style-name="_32_068">o</text:span><text:span text:style-name="_35_31">u</text:span><text:span text:style-name="_31_789">r</text:span><text:span text:style-name="_31_805"> </text:span><text:span text:style-name="_33_16">s</text:span><text:span text:style-name="_31_539">a</text:span><text:span text:style-name="_32_570">c</text:span><text:span text:style-name="_34_57">r</text:span><text:span text:style-name="_31_744">e</text:span><text:span text:style-name="_32_065">d</text:span><text:span text:style-name="_39_"> </text:span><text:span text:style-name="_31_249">H</text:span><text:span text:style-name="_32_331">o</text:span><text:span text:style-name="_37_72">n</text:span><text:span text:style-name="_31_429">o</text:span><text:span text:style-name="_32_293">r</text:span><text:span text:style-name="_35_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